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65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1">
      <style:text-properties fo:font-size="14pt" style:font-size-asian="14pt" style:font-size-complex="14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2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2">
      <style:table-cell-properties fo:background-color="#ff8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Europa" table:style-name="ta1">
        <office:forms form:automatic-focus="false" form:apply-design-mode="false"/>
        <table:table-column table:style-name="co1" table:number-columns-repeated="123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table:style-name="ce2"/>
          <table:table-cell table:style-name="ce2" office:value-type="string" calcext:value-type="string">
            <text:p>RUS</text:p>
          </table:table-cell>
          <table:table-cell table:style-name="ce2" office:value-type="float" office:value="145934462" calcext:value-type="float">
            <text:p>145934462</text:p>
          </table:table-cell>
          <table:table-cell table:style-name="ce2" office:value-type="string" calcext:value-type="string">
            <text:p>ESP</text:p>
          </table:table-cell>
          <table:table-cell table:style-name="ce2" office:value-type="float" office:value="46754778" calcext:value-type="float">
            <text:p>46754778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67886011" calcext:value-type="float">
            <text:p>67886011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float" office:value="60461826" calcext:value-type="float">
            <text:p>60461826</text:p>
          </table:table-cell>
          <table:table-cell table:style-name="ce2" office:value-type="string" calcext:value-type="string">
            <text:p>GER</text:p>
          </table:table-cell>
          <table:table-cell table:style-name="ce2" office:value-type="float" office:value="83783942" calcext:value-type="float">
            <text:p>83783942</text:p>
          </table:table-cell>
          <table:table-cell table:style-name="ce2" office:value-type="string" calcext:value-type="string">
            <text:p>TUR</text:p>
          </table:table-cell>
          <table:table-cell table:style-name="ce2" office:value-type="float" office:value="84339067" calcext:value-type="float">
            <text:p>84339067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float" office:value="65273511" calcext:value-type="float">
            <text:p>65273511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float" office:value="11589623" calcext:value-type="float">
            <text:p>11589623</text:p>
          </table:table-cell>
          <table:table-cell table:style-name="ce2" office:value-type="string" calcext:value-type="string">
            <text:p>NED</text:p>
          </table:table-cell>
          <table:table-cell table:style-name="ce2" office:value-type="float" office:value="17134872" calcext:value-type="float">
            <text:p>17134872</text:p>
          </table:table-cell>
          <table:table-cell table:style-name="ce2" office:value-type="string" calcext:value-type="string">
            <text:p>SUI</text:p>
          </table:table-cell>
          <table:table-cell table:style-name="ce2" office:value-type="float" office:value="8654622" calcext:value-type="float">
            <text:p>8654622</text:p>
          </table:table-cell>
          <table:table-cell table:style-name="ce2" office:value-type="string" calcext:value-type="string">
            <text:p>POR</text:p>
          </table:table-cell>
          <table:table-cell table:style-name="ce2" office:value-type="float" office:value="10196709" calcext:value-type="float">
            <text:p>10196709</text:p>
          </table:table-cell>
          <table:table-cell table:style-name="ce2" office:value-type="string" calcext:value-type="string">
            <text:p>SWE</text:p>
          </table:table-cell>
          <table:table-cell table:style-name="ce2" office:value-type="float" office:value="10099265" calcext:value-type="float">
            <text:p>10099265</text:p>
          </table:table-cell>
          <table:table-cell table:style-name="ce2" office:value-type="string" calcext:value-type="string">
            <text:p>BLR</text:p>
          </table:table-cell>
          <table:table-cell table:style-name="ce2" office:value-type="float" office:value="9449233" calcext:value-type="float">
            <text:p>9449233</text:p>
          </table:table-cell>
          <table:table-cell table:style-name="ce2" office:value-type="string" calcext:value-type="string">
            <text:p>IRE</text:p>
          </table:table-cell>
          <table:table-cell table:style-name="ce2" office:value-type="float" office:value="4937786" calcext:value-type="float">
            <text:p>4937786</text:p>
          </table:table-cell>
          <table:table-cell table:style-name="ce2" office:value-type="string" calcext:value-type="string">
            <text:p>ISR</text:p>
          </table:table-cell>
          <table:table-cell table:style-name="ce2" office:value-type="float" office:value="8655535" calcext:value-type="float">
            <text:p>8655535</text:p>
          </table:table-cell>
          <table:table-cell table:style-name="ce2" office:value-type="string" calcext:value-type="string">
            <text:p>POL</text:p>
          </table:table-cell>
          <table:table-cell table:style-name="ce2" office:value-type="float" office:value="37846611" calcext:value-type="float">
            <text:p>37846611</text:p>
          </table:table-cell>
          <table:table-cell table:style-name="ce2" office:value-type="string" calcext:value-type="string">
            <text:p>UKR</text:p>
          </table:table-cell>
          <table:table-cell table:style-name="ce2" office:value-type="float" office:value="43733762" calcext:value-type="float">
            <text:p>43733762</text:p>
          </table:table-cell>
          <table:table-cell table:style-name="ce2" office:value-type="string" calcext:value-type="string">
            <text:p>AUT</text:p>
          </table:table-cell>
          <table:table-cell table:style-name="ce2" office:value-type="float" office:value="9006398" calcext:value-type="float">
            <text:p>9006398</text:p>
          </table:table-cell>
          <table:table-cell table:style-name="ce2" office:value-type="string" calcext:value-type="string">
            <text:p>ROU</text:p>
          </table:table-cell>
          <table:table-cell table:style-name="ce2" office:value-type="float" office:value="19237691" calcext:value-type="float">
            <text:p>19237691</text:p>
          </table:table-cell>
          <table:table-cell table:style-name="ce2" office:value-type="string" calcext:value-type="string">
            <text:p>DEN</text:p>
          </table:table-cell>
          <table:table-cell table:style-name="ce2" office:value-type="float" office:value="5792202" calcext:value-type="float">
            <text:p>5792202</text:p>
          </table:table-cell>
          <table:table-cell table:style-name="ce2" office:value-type="string" calcext:value-type="string">
            <text:p>SRB</text:p>
          </table:table-cell>
          <table:table-cell table:style-name="ce2" office:value-type="float" office:value="8737371" calcext:value-type="float">
            <text:p>8737371</text:p>
          </table:table-cell>
          <table:table-cell table:style-name="ce2" office:value-type="string" calcext:value-type="string">
            <text:p>CZE</text:p>
          </table:table-cell>
          <table:table-cell table:style-name="ce2" office:value-type="float" office:value="10708981" calcext:value-type="float">
            <text:p>10708981</text:p>
          </table:table-cell>
          <table:table-cell table:style-name="ce2" office:value-type="string" calcext:value-type="string">
            <text:p>NOR</text:p>
          </table:table-cell>
          <table:table-cell table:style-name="ce2" office:value-type="float" office:value="5421241" calcext:value-type="float">
            <text:p>5421241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float" office:value="5540720" calcext:value-type="float">
            <text:p>5540720</text:p>
          </table:table-cell>
          <table:table-cell table:style-name="ce2" office:value-type="string" calcext:value-type="string">
            <text:p>KAZ</text:p>
          </table:table-cell>
          <table:table-cell table:style-name="ce2" office:value-type="float" office:value="18776707" calcext:value-type="float">
            <text:p>18776707</text:p>
          </table:table-cell>
          <table:table-cell table:style-name="ce2" office:value-type="string" calcext:value-type="string">
            <text:p>MDA</text:p>
          </table:table-cell>
          <table:table-cell table:style-name="ce2" office:value-type="float" office:value="4033963" calcext:value-type="float">
            <text:p>4033963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float" office:value="625978" calcext:value-type="float">
            <text:p>625978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float" office:value="2963243" calcext:value-type="float">
            <text:p>2963243</text:p>
          </table:table-cell>
          <table:table-cell table:style-name="ce2" office:value-type="string" calcext:value-type="string">
            <text:p>HUN</text:p>
          </table:table-cell>
          <table:table-cell table:style-name="ce2" office:value-type="float" office:value="9660351" calcext:value-type="float">
            <text:p>9660351</text:p>
          </table:table-cell>
          <table:table-cell table:style-name="ce2" office:value-type="string" calcext:value-type="string">
            <text:p>GRE</text:p>
          </table:table-cell>
          <table:table-cell table:style-name="ce2" office:value-type="float" office:value="10423054" calcext:value-type="float">
            <text:p>10423054</text:p>
          </table:table-cell>
          <table:table-cell table:style-name="ce2" office:value-type="string" calcext:value-type="string">
            <text:p>AZE</text:p>
          </table:table-cell>
          <table:table-cell table:style-name="ce2" office:value-type="float" office:value="10139177" calcext:value-type="float">
            <text:p>10139177</text:p>
          </table:table-cell>
          <table:table-cell table:style-name="ce2" office:value-type="string" calcext:value-type="string">
            <text:p>UZB</text:p>
          </table:table-cell>
          <table:table-cell table:style-name="ce2" office:value-type="float" office:value="33469203" calcext:value-type="float">
            <text:p>33469203</text:p>
          </table:table-cell>
          <table:table-cell table:style-name="ce2" office:value-type="string" calcext:value-type="string">
            <text:p>CRO</text:p>
          </table:table-cell>
          <table:table-cell table:style-name="ce2" office:value-type="float" office:value="4105267" calcext:value-type="float">
            <text:p>4105267</text:p>
          </table:table-cell>
          <table:table-cell table:style-name="ce2" office:value-type="string" calcext:value-type="string">
            <text:p>BIH</text:p>
          </table:table-cell>
          <table:table-cell table:style-name="ce2" office:value-type="float" office:value="3280819" calcext:value-type="float">
            <text:p>3280819</text:p>
          </table:table-cell>
          <table:table-cell table:style-name="ce2" office:value-type="string" calcext:value-type="string">
            <text:p>BUL</text:p>
          </table:table-cell>
          <table:table-cell table:style-name="ce2" office:value-type="float" office:value="6948445" calcext:value-type="float">
            <text:p>6948445</text:p>
          </table:table-cell>
          <table:table-cell table:style-name="ce2" office:value-type="string" calcext:value-type="string">
            <text:p>ISL</text:p>
          </table:table-cell>
          <table:table-cell table:style-name="ce2" office:value-type="float" office:value="341243" calcext:value-type="float">
            <text:p>341243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float" office:value="1326535" calcext:value-type="float">
            <text:p>1326535</text:p>
          </table:table-cell>
          <table:table-cell table:style-name="ce2" office:value-type="string" calcext:value-type="string">
            <text:p>MKD</text:p>
          </table:table-cell>
          <table:table-cell table:style-name="ce2" office:value-type="float" office:value="2083374" calcext:value-type="float">
            <text:p>2083374</text:p>
          </table:table-cell>
          <table:table-cell table:style-name="ce2" office:value-type="string" calcext:value-type="string">
            <text:p>LTU</text:p>
          </table:table-cell>
          <table:table-cell table:style-name="ce2" office:value-type="float" office:value="2722289" calcext:value-type="float">
            <text:p>2722289</text:p>
          </table:table-cell>
          <table:table-cell table:style-name="ce2" office:value-type="string" calcext:value-type="string">
            <text:p>SLO</text:p>
          </table:table-cell>
          <table:table-cell table:style-name="ce2" office:value-type="float" office:value="2078938" calcext:value-type="float">
            <text:p>2078938</text:p>
          </table:table-cell>
          <table:table-cell table:style-name="ce2" office:value-type="string" calcext:value-type="string">
            <text:p>SVK</text:p>
          </table:table-cell>
          <table:table-cell table:style-name="ce2" office:value-type="float" office:value="5459642" calcext:value-type="float">
            <text:p>5459642</text:p>
          </table:table-cell>
          <table:table-cell table:style-name="ce2" office:value-type="string" calcext:value-type="string">
            <text:p>KGZ</text:p>
          </table:table-cell>
          <table:table-cell table:style-name="ce2" office:value-type="float" office:value="6524195" calcext:value-type="float">
            <text:p>6524195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float" office:value="1886198" calcext:value-type="float">
            <text:p>1886198</text:p>
          </table:table-cell>
          <table:table-cell table:style-name="ce2" office:value-type="string" calcext:value-type="string">
            <text:p>CYP</text:p>
          </table:table-cell>
          <table:table-cell table:style-name="ce2" office:value-type="float" office:value="1207359" calcext:value-type="float">
            <text:p>1207359</text:p>
          </table:table-cell>
          <table:table-cell table:style-name="ce2" office:value-type="string" calcext:value-type="string">
            <text:p>ALB</text:p>
          </table:table-cell>
          <table:table-cell table:style-name="ce2" office:value-type="float" office:value="2877797" calcext:value-type="float">
            <text:p>2877797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float" office:value="77265" calcext:value-type="float">
            <text:p>77265</text:p>
          </table:table-cell>
          <table:table-cell table:style-name="ce2" office:value-type="string" calcext:value-type="string">
            <text:p>TJK</text:p>
          </table:table-cell>
          <table:table-cell table:style-name="ce2" office:value-type="float" office:value="9537645" calcext:value-type="float">
            <text:p>9537645</text:p>
          </table:table-cell>
          <table:table-cell table:style-name="ce2" office:value-type="string" calcext:value-type="string">
            <text:p>SNM</text:p>
          </table:table-cell>
          <table:table-cell table:style-name="ce2" office:value-type="float" office:value="33931" calcext:value-type="float">
            <text:p>33931</text:p>
          </table:table-cell>
          <table:table-cell table:style-name="ce2" office:value-type="string" calcext:value-type="string">
            <text:p>GEO</text:p>
          </table:table-cell>
          <table:table-cell table:style-name="ce2" office:value-type="float" office:value="3989167" calcext:value-type="float">
            <text:p>3989167</text:p>
          </table:table-cell>
          <table:table-cell table:style-name="ce2" office:value-type="string" calcext:value-type="string">
            <text:p>MLT</text:p>
          </table:table-cell>
          <table:table-cell table:style-name="ce2" office:value-type="float" office:value="441543" calcext:value-type="float">
            <text:p>441543</text:p>
          </table:table-cell>
          <table:table-cell table:style-name="ce2" office:value-type="string" calcext:value-type="string">
            <text:p>MNE</text:p>
          </table:table-cell>
          <table:table-cell table:style-name="ce2" office:value-type="float" office:value="628066" calcext:value-type="float">
            <text:p>628066</text:p>
          </table:table-cell>
          <table:table-cell table:style-name="ce2" office:value-type="string" calcext:value-type="string">
            <text:p>MON</text:p>
          </table:table-cell>
          <table:table-cell table:style-name="ce2" office:value-type="float" office:value="39242" calcext:value-type="float">
            <text:p>39242</text:p>
          </table:table-cell>
          <table:table-cell table:style-name="ce2" office:value-type="string" calcext:value-type="string">
            <text:p>LIE</text:p>
          </table:table-cell>
          <table:table-cell table:style-name="ce2" office:value-type="float" office:value="38128" calcext:value-type="float">
            <text:p>38128</text:p>
          </table:table-cell>
          <table:table-cell table:style-name="ce2" office:value-type="string" calcext:value-type="string">
            <text:p>CVA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KOS</text:p>
          </table:table-cell>
          <table:table-cell table:style-name="ce2" office:value-type="float" office:value="1810723" calcext:value-type="float">
            <text:p>1810723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float" office:value="85033" calcext:value-type="float">
            <text:p>85033</text:p>
          </table:table-cell>
          <table:table-cell table:style-name="ce2" office:value-type="string" calcext:value-type="string">
            <text:p>JER</text:p>
          </table:table-cell>
          <table:table-cell table:style-name="ce2" office:value-type="float" office:value="97857" calcext:value-type="float">
            <text:p>97857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67052" calcext:value-type="float">
            <text:p>67052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float" office:value="48863" calcext:value-type="float">
            <text:p>48863</text:p>
          </table:table-cell>
          <table:table-cell table:style-name="ce2" office:value-type="string" calcext:value-type="string">
            <text:p>GIB</text:p>
          </table:table-cell>
          <table:table-cell table:style-name="ce2" office:value-type="float" office:value="33691" calcext:value-type="float">
            <text:p>33691</text:p>
          </table:table-cell>
          <table:table-cell table:style-name="ce2" office:value-type="string" calcext:value-type="string">
            <text:p>GRN</text:p>
          </table:table-cell>
          <table:table-cell table:style-name="ce2" office:value-type="float" office:value="56025" calcext:value-type="float">
            <text:p>56025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331002651" calcext:value-type="float">
            <text:p>331002651</text:p>
          </table:table-cell>
          <table:table-cell table:style-name="ce2" office:value-type="string" calcext:value-type="string">
            <text:p>BRA</text:p>
          </table:table-cell>
          <table:table-cell table:style-name="ce2" office:value-type="float" office:value="212315530" calcext:value-type="float">
            <text:p>212315530</text:p>
          </table:table-cell>
          <table:table-cell/>
        </table:table-row>
        <table:table-row table:style-name="ro1">
          <table:table-cell table:style-name="ce2" office:value-type="string" calcext:value-type="string">
            <text:p>D/10 000</text:p>
          </table:table-cell>
          <table:table-cell table:style-name="ce13" table:formula="of:=[.B4]/[.C1]*10000" office:value-type="float" office:value="15.9114575692204" calcext:value-type="float">
            <text:p>15.91</text:p>
          </table:table-cell>
          <table:table-cell table:style-name="ce13" table:formula="of:=10000*[.C4]/[.C1]" office:value-type="float" office:value="0.144996594430176" calcext:value-type="float">
            <text:p>0.14</text:p>
          </table:table-cell>
          <table:table-cell table:style-name="ce13" table:formula="of:=[.D4]/[.E1]*10000" office:value-type="float" office:value="48.6444401468445" calcext:value-type="float">
            <text:p>48.64</text:p>
          </table:table-cell>
          <table:table-cell table:style-name="ce13" table:formula="of:=10000*[.E4]/[.E1]" office:value-type="float" office:value="5.72005710304089" calcext:value-type="float">
            <text:p>5.72</text:p>
          </table:table-cell>
          <table:table-cell table:style-name="ce13" table:formula="of:=[.F4]/[.G1]*10000" office:value-type="float" office:value="32.8586105906267" calcext:value-type="float">
            <text:p>32.86</text:p>
          </table:table-cell>
          <table:table-cell table:style-name="ce13" table:formula="of:=10000*[.G4]/[.G1]" office:value-type="float" office:value="4.72335898481353" calcext:value-type="float">
            <text:p>4.72</text:p>
          </table:table-cell>
          <table:table-cell table:style-name="ce13" table:formula="of:=[.H4]/[.I1]*10000" office:value-type="float" office:value="36.3558321907115" calcext:value-type="float">
            <text:p>36.36</text:p>
          </table:table-cell>
          <table:table-cell table:style-name="ce13" table:formula="of:=10000*[.I4]/[.I1]" office:value-type="float" office:value="5.08403434590282" calcext:value-type="float">
            <text:p>5.08</text:p>
          </table:table-cell>
          <table:table-cell table:style-name="ce13" table:formula="of:=[.J4]/[.K1]*10000" office:value-type="float" office:value="20.3628518696339" calcext:value-type="float">
            <text:p>20.36</text:p>
          </table:table-cell>
          <table:table-cell table:style-name="ce13" table:formula="of:=10000*[.K4]/[.K1]" office:value-type="float" office:value="0.899098302154367" calcext:value-type="float">
            <text:p>0.90</text:p>
          </table:table-cell>
          <table:table-cell table:style-name="ce13" table:formula="of:=[.L4]/[.M1]*10000" office:value-type="float" office:value="16.5725096294935" calcext:value-type="float">
            <text:p>16.57</text:p>
          </table:table-cell>
          <table:table-cell table:style-name="ce13" table:formula="of:=10000*[.M4]/[.M1]" office:value-type="float" office:value="0.455423582051246" calcext:value-type="float">
            <text:p>0.46</text:p>
          </table:table-cell>
          <table:table-cell table:style-name="ce13" table:formula="of:=[.N4]/[.O1]*10000" office:value-type="float" office:value="21.0638278673258" calcext:value-type="float">
            <text:p>21.06</text:p>
          </table:table-cell>
          <table:table-cell table:style-name="ce13" table:formula="of:=10000*[.O4]/[.O1]" office:value-type="float" office:value="4.07515998335067" calcext:value-type="float">
            <text:p>4.08</text:p>
          </table:table-cell>
          <table:table-cell table:style-name="ce13" table:formula="of:=[.P4]/[.Q1]*10000" office:value-type="float" office:value="46.1179798514585" calcext:value-type="float">
            <text:p>46.12</text:p>
          </table:table-cell>
          <table:table-cell table:style-name="ce13" table:formula="of:=10000*[.Q4]/[.Q1]" office:value-type="float" office:value="7.51275516037062" calcext:value-type="float">
            <text:p>7.51</text:p>
          </table:table-cell>
          <table:table-cell table:style-name="ce13" table:formula="of:=[.R4]/[.S1]*10000" office:value-type="float" office:value="24.9712982974136" calcext:value-type="float">
            <text:p>24.97</text:p>
          </table:table-cell>
          <table:table-cell table:style-name="ce13" table:formula="of:=10000*[.S4]/[.S1]" office:value-type="float" office:value="3.18414984366385" calcext:value-type="float">
            <text:p>3.18</text:p>
          </table:table-cell>
          <table:table-cell table:style-name="ce13" table:formula="of:=[.T4]/[.U1]*10000" office:value-type="float" office:value="34.9651319260391" calcext:value-type="float">
            <text:p>34.97</text:p>
          </table:table-cell>
          <table:table-cell table:style-name="ce13" table:formula="of:=10000*[.U4]/[.U1]" office:value-type="float" office:value="1.78170693070131" calcext:value-type="float">
            <text:p>1.78</text:p>
          </table:table-cell>
          <table:table-cell table:style-name="ce13" table:formula="of:=[.V4]/[.W1]*10000" office:value-type="float" office:value="27.1450327747904" calcext:value-type="float">
            <text:p>27.15</text:p>
          </table:table-cell>
          <table:table-cell table:style-name="ce13" table:formula="of:=10000*[.W4]/[.W1]" office:value-type="float" office:value="1.10623927779051" calcext:value-type="float">
            <text:p>1.11</text:p>
          </table:table-cell>
          <table:table-cell table:style-name="ce13" table:formula="of:=[.X4]/[.Y1]*10000" office:value-type="float" office:value="26.4078623543396" calcext:value-type="float">
            <text:p>26.41</text:p>
          </table:table-cell>
          <table:table-cell table:style-name="ce13" table:formula="of:=10000*[.Y4]/[.Y1]" office:value-type="float" office:value="3.22399699384064" calcext:value-type="float">
            <text:p>3.22</text:p>
          </table:table-cell>
          <table:table-cell table:style-name="ce13" table:formula="of:=[.Z4]/[.AA1]*10000" office:value-type="float" office:value="25.2994078990327" calcext:value-type="float">
            <text:p>25.30</text:p>
          </table:table-cell>
          <table:table-cell table:style-name="ce13" table:formula="of:=10000*[.AA4]/[.AA1]" office:value-type="float" office:value="0.142868738658471" calcext:value-type="float">
            <text:p>0.14</text:p>
          </table:table-cell>
          <table:table-cell table:style-name="ce13" table:formula="of:=[.AB4]/[.AC1]*10000" office:value-type="float" office:value="46.8529822880133" calcext:value-type="float">
            <text:p>46.85</text:p>
          </table:table-cell>
          <table:table-cell table:style-name="ce13" table:formula="of:=10000*[.AC4]/[.AC1]" office:value-type="float" office:value="2.9709671500547" calcext:value-type="float">
            <text:p>2.97</text:p>
          </table:table-cell>
          <table:table-cell table:style-name="ce13" table:formula="of:=[.AD4]/[.AE1]*10000" office:value-type="float" office:value="19.0929850090145" calcext:value-type="float">
            <text:p>19.09</text:p>
          </table:table-cell>
          <table:table-cell table:style-name="ce13" table:formula="of:=10000*[.AE4]/[.AE1]" office:value-type="float" office:value="0.298075162309436" calcext:value-type="float">
            <text:p>0.30</text:p>
          </table:table-cell>
          <table:table-cell table:style-name="ce13" table:formula="of:=[.AF4]/[.AG1]*10000" office:value-type="float" office:value="4.31372838112242" calcext:value-type="float">
            <text:p>4.31</text:p>
          </table:table-cell>
          <table:table-cell table:style-name="ce13" table:formula="of:=10000*[.AG4]/[.AG1]" office:value-type="float" office:value="0.214286029467738" calcext:value-type="float">
            <text:p>0.21</text:p>
          </table:table-cell>
          <table:table-cell table:style-name="ce13" table:formula="of:=[.AH4]/[.AI1]*10000" office:value-type="float" office:value="3.66375982015908" calcext:value-type="float">
            <text:p>3.66</text:p>
          </table:table-cell>
          <table:table-cell table:style-name="ce13" table:formula="of:=10000*[.AI4]/[.AI1]" office:value-type="float" office:value="0.0971789255175441" calcext:value-type="float">
            <text:p>0.10</text:p>
          </table:table-cell>
          <table:table-cell table:style-name="ce13" table:formula="of:=[.AJ4]/[.AK1]*10000" office:value-type="float" office:value="17.6829849180549" calcext:value-type="float">
            <text:p>17.68</text:p>
          </table:table-cell>
          <table:table-cell table:style-name="ce13" table:formula="of:=10000*[.AK4]/[.AK1]" office:value-type="float" office:value="0.697282087689218" calcext:value-type="float">
            <text:p>0.70</text:p>
          </table:table-cell>
          <table:table-cell table:style-name="ce13" table:formula="of:=[.AL4]/[.AM1]*10000" office:value-type="float" office:value="8.10284352732352" calcext:value-type="float">
            <text:p>8.10</text:p>
          </table:table-cell>
          <table:table-cell table:style-name="ce13" table:formula="of:=10000*[.AM4]/[.AM1]" office:value-type="float" office:value="0.510976083356365" calcext:value-type="float">
            <text:p>0.51</text:p>
          </table:table-cell>
          <table:table-cell table:style-name="ce13" table:formula="of:=[.AN4]/[.AO1]*10000" office:value-type="float" office:value="18.1502647870361" calcext:value-type="float">
            <text:p>18.15</text:p>
          </table:table-cell>
          <table:table-cell table:style-name="ce13" table:formula="of:=10000*[.AO4]/[.AO1]" office:value-type="float" office:value="0.920202713924687" calcext:value-type="float">
            <text:p>0.92</text:p>
          </table:table-cell>
          <table:table-cell table:style-name="ce13" table:formula="of:=[.AP4]/[.AQ1]*10000" office:value-type="float" office:value="11.3787087672024" calcext:value-type="float">
            <text:p>11.38</text:p>
          </table:table-cell>
          <table:table-cell table:style-name="ce13" table:formula="of:=10000*[.AQ4]/[.AQ1]" office:value-type="float" office:value="0.249502968341392" calcext:value-type="float">
            <text:p>0.25</text:p>
          </table:table-cell>
          <table:table-cell table:style-name="ce13" table:formula="of:=[.AR4]/[.AS1]*10000" office:value-type="float" office:value="7.6347133308015" calcext:value-type="float">
            <text:p>7.63</text:p>
          </table:table-cell>
          <table:table-cell table:style-name="ce13" table:formula="of:=10000*[.AS4]/[.AS1]" office:value-type="float" office:value="0.263330376625003" calcext:value-type="float">
            <text:p>0.26</text:p>
          </table:table-cell>
          <table:table-cell table:style-name="ce13" table:formula="of:=[.AT4]/[.AU1]*10000" office:value-type="float" office:value="14.9522959779873" calcext:value-type="float">
            <text:p>14.95</text:p>
          </table:table-cell>
          <table:table-cell table:style-name="ce13" table:formula="of:=10000*[.AU4]/[.AU1]" office:value-type="float" office:value="0.413189526161999" calcext:value-type="float">
            <text:p>0.41</text:p>
          </table:table-cell>
          <table:table-cell table:style-name="ce13" table:formula="of:=[.AV4]/[.AW1]*10000" office:value-type="float" office:value="10.8000404279588" calcext:value-type="float">
            <text:p>10.80</text:p>
          </table:table-cell>
          <table:table-cell table:style-name="ce13" table:formula="of:=10000*[.AW4]/[.AW1]" office:value-type="float" office:value="0.489106108953349" calcext:value-type="float">
            <text:p>0.49</text:p>
          </table:table-cell>
          <table:table-cell table:style-name="ce13" table:formula="of:=[.AX4]/[.AY1]*10000" office:value-type="float" office:value="2.77311671317021" calcext:value-type="float">
            <text:p>2.77</text:p>
          </table:table-cell>
          <table:table-cell table:style-name="ce13" table:formula="of:=10000*[.AY4]/[.AY1]" office:value-type="float" office:value="0.0170423919380539" calcext:value-type="float">
            <text:p>0.02</text:p>
          </table:table-cell>
          <table:table-cell table:style-name="ce13" table:formula="of:=[.AZ4]/[.BA1]*10000" office:value-type="float" office:value="12.3823644391384" calcext:value-type="float">
            <text:p>12.38</text:p>
          </table:table-cell>
          <table:table-cell table:style-name="ce13" table:formula="of:=10000*[.BA4]/[.BA1]" office:value-type="float" office:value="0.443732379300455" calcext:value-type="float">
            <text:p>0.44</text:p>
          </table:table-cell>
          <table:table-cell table:style-name="ce13" table:formula="of:=[.BB4]/[.BC1]*10000" office:value-type="float" office:value="62.1108090060673" calcext:value-type="float">
            <text:p>62.11</text:p>
          </table:table-cell>
          <table:table-cell table:style-name="ce13" table:formula="of:=10000*[.BC4]/[.BC1]" office:value-type="float" office:value="1.69335024553579" calcext:value-type="float">
            <text:p>1.69</text:p>
          </table:table-cell>
          <table:table-cell table:style-name="ce13" table:formula="of:=[.BD4]/[.BE1]*10000" office:value-type="float" office:value="11.9396215565176" calcext:value-type="float">
            <text:p>11.94</text:p>
          </table:table-cell>
          <table:table-cell table:style-name="ce13" table:formula="of:=10000*[.BE4]/[.BE1]" office:value-type="float" office:value="0.158610009371489" calcext:value-type="float">
            <text:p>0.16</text:p>
          </table:table-cell>
          <table:table-cell table:style-name="ce13" table:formula="of:=[.BF4]/[.BG1]*10000" office:value-type="float" office:value="3.42948201364526" calcext:value-type="float">
            <text:p>3.43</text:p>
          </table:table-cell>
          <table:table-cell table:style-name="ce13" table:formula="of:=10000*[.BG4]/[.BG1]" office:value-type="float" office:value="0.439942606640276" calcext:value-type="float">
            <text:p>0.44</text:p>
          </table:table-cell>
          <table:table-cell table:style-name="ce13" table:formula="of:=[.BH4]/[.BI1]*10000" office:value-type="float" office:value="2.61535630535925" calcext:value-type="float">
            <text:p>2.62</text:p>
          </table:table-cell>
          <table:table-cell table:style-name="ce13" table:formula="of:=10000*[.BI4]/[.BI1]" office:value-type="float" office:value="0.144871167318139" calcext:value-type="float">
            <text:p>0.14</text:p>
          </table:table-cell>
          <table:table-cell table:style-name="ce13" table:formula="of:=[.BJ4]/[.BK1]*10000" office:value-type="float" office:value="2.55346168628874" calcext:value-type="float">
            <text:p>2.55</text:p>
          </table:table-cell>
          <table:table-cell table:style-name="ce13" table:formula="of:=10000*[.BK4]/[.BK1]" office:value-type="float" office:value="0.0315607469915951" calcext:value-type="float">
            <text:p>0.03</text:p>
          </table:table-cell>
          <table:table-cell table:style-name="ce13" table:formula="of:=[.BL4]/[.BM1]*10000" office:value-type="float" office:value="0.749644382030848" calcext:value-type="float">
            <text:p>0.75</text:p>
          </table:table-cell>
          <table:table-cell table:style-name="ce13" table:formula="of:=10000*[.BM4]/[.BM1]" office:value-type="float" office:value="0.00298782137118712" calcext:value-type="float">
            <text:p>0.00</text:p>
          </table:table-cell>
          <table:table-cell table:style-name="ce13" table:formula="of:=[.BN4]/[.BO1]*10000" office:value-type="float" office:value="5.34922576290409" calcext:value-type="float">
            <text:p>5.35</text:p>
          </table:table-cell>
          <table:table-cell table:style-name="ce13" table:formula="of:=10000*[.BO4]/[.BO1]" office:value-type="float" office:value="0.221666459209596" calcext:value-type="float">
            <text:p>0.22</text:p>
          </table:table-cell>
          <table:table-cell table:style-name="ce13" table:formula="of:=[.BP4]/[.BQ1]*10000" office:value-type="float" office:value="6.52885758098816" calcext:value-type="float">
            <text:p>6.53</text:p>
          </table:table-cell>
          <table:table-cell table:style-name="ce13" table:formula="of:=10000*[.BQ4]/[.BQ1]" office:value-type="float" office:value="0.341378174169316" calcext:value-type="float">
            <text:p>0.34</text:p>
          </table:table-cell>
          <table:table-cell table:style-name="ce13" table:formula="of:=[.BR4]/[.BS1]*10000" office:value-type="float" office:value="2.86395013560588" calcext:value-type="float">
            <text:p>2.86</text:p>
          </table:table-cell>
          <table:table-cell table:style-name="ce13" table:formula="of:=10000*[.BS4]/[.BS1]" office:value-type="float" office:value="0.133842895784596" calcext:value-type="float">
            <text:p>0.13</text:p>
          </table:table-cell>
          <table:table-cell table:style-name="ce13" table:formula="of:=[.BT4]/[.BU1]*10000" office:value-type="float" office:value="52.7776393948008" calcext:value-type="float">
            <text:p>52.78</text:p>
          </table:table-cell>
          <table:table-cell table:style-name="ce13" table:formula="of:=10000*[.BU4]/[.BU1]" office:value-type="float" office:value="0.293046304246534" calcext:value-type="float">
            <text:p>0.29</text:p>
          </table:table-cell>
          <table:table-cell table:style-name="ce13" table:formula="of:=[.BV4]/[.BW1]*10000" office:value-type="float" office:value="13.1244181269247" calcext:value-type="float">
            <text:p>13.12</text:p>
          </table:table-cell>
          <table:table-cell table:style-name="ce13" table:formula="of:=10000*[.BW4]/[.BW1]" office:value-type="float" office:value="0.459844632821599" calcext:value-type="float">
            <text:p>0.46</text:p>
          </table:table-cell>
          <table:table-cell table:style-name="ce13" table:formula="of:=[.BX4]/[.BY1]*10000" office:value-type="float" office:value="7.98704409289931" calcext:value-type="float">
            <text:p>7.99</text:p>
          </table:table-cell>
          <table:table-cell table:style-name="ce13" table:formula="of:=10000*[.BY4]/[.BY1]" office:value-type="float" office:value="0.436791473830431" calcext:value-type="float">
            <text:p>0.44</text:p>
          </table:table-cell>
          <table:table-cell table:style-name="ce13" table:formula="of:=[.BZ4]/[.CA1]*10000" office:value-type="float" office:value="5.72679829364186" calcext:value-type="float">
            <text:p>5.73</text:p>
          </table:table-cell>
          <table:table-cell table:style-name="ce13" table:formula="of:=10000*[.CA4]/[.CA1]" office:value-type="float" office:value="0.183668963875621" calcext:value-type="float">
            <text:p>0.18</text:p>
          </table:table-cell>
          <table:table-cell table:style-name="ce13" table:formula="of:=[.CB4]/[.CC1]*10000" office:value-type="float" office:value="7.02281645724885" calcext:value-type="float">
            <text:p>7.02</text:p>
          </table:table-cell>
          <table:table-cell table:style-name="ce13" table:formula="of:=10000*[.CC4]/[.CC1]" office:value-type="float" office:value="0.490635122355741" calcext:value-type="float">
            <text:p>0.49</text:p>
          </table:table-cell>
          <table:table-cell table:style-name="ce13" table:formula="of:=[.CD4]/[.CE1]*10000" office:value-type="float" office:value="2.66867314743348" calcext:value-type="float">
            <text:p>2.67</text:p>
          </table:table-cell>
          <table:table-cell table:style-name="ce13" table:formula="of:=10000*[.CE4]/[.CE1]" office:value-type="float" office:value="0.0476221700983325" calcext:value-type="float">
            <text:p>0.05</text:p>
          </table:table-cell>
          <table:table-cell table:style-name="ce13" table:formula="of:=[.CF4]/[.CG1]*10000" office:value-type="float" office:value="1.5894681259527" calcext:value-type="float">
            <text:p>1.59</text:p>
          </table:table-cell>
          <table:table-cell table:style-name="ce13" table:formula="of:=10000*[.CG4]/[.CG1]" office:value-type="float" office:value="0.0183930737815163" calcext:value-type="float">
            <text:p>0.02</text:p>
          </table:table-cell>
          <table:table-cell table:style-name="ce13" table:formula="of:=[.CH4]/[.CI1]*10000" office:value-type="float" office:value="5.01538014566869" calcext:value-type="float">
            <text:p>5.02</text:p>
          </table:table-cell>
          <table:table-cell table:style-name="ce13" table:formula="of:=10000*[.CI4]/[.CI1]" office:value-type="float" office:value="0.0954300661966559" calcext:value-type="float">
            <text:p>0.10</text:p>
          </table:table-cell>
          <table:table-cell table:style-name="ce13" table:formula="of:=[.CJ4]/[.CK1]*10000" office:value-type="float" office:value="7.46256912815492" calcext:value-type="float">
            <text:p>7.46</text:p>
          </table:table-cell>
          <table:table-cell table:style-name="ce13" table:formula="of:=10000*[.CK4]/[.CK1]" office:value-type="float" office:value="0.182215894361164" calcext:value-type="float">
            <text:p>0.18</text:p>
          </table:table-cell>
          <table:table-cell table:style-name="ce13" table:formula="of:=[.CL4]/[.CM1]*10000" office:value-type="float" office:value="2.97102262598787" calcext:value-type="float">
            <text:p>2.97</text:p>
          </table:table-cell>
          <table:table-cell table:style-name="ce13" table:formula="of:=10000*[.CM4]/[.CM1]" office:value-type="float" office:value="0.111196168458025" calcext:value-type="float">
            <text:p>0.11</text:p>
          </table:table-cell>
          <table:table-cell table:style-name="ce13" table:formula="of:=[.CN4]/[.CO1]*10000" office:value-type="float" office:value="99.009900990099" calcext:value-type="float">
            <text:p>99.01</text:p>
          </table:table-cell>
          <table:table-cell table:style-name="ce13" table:formula="of:=10000*[.CO4]/[.CO1]" office:value-type="float" office:value="6.2123859444768" calcext:value-type="float">
            <text:p>6.21</text:p>
          </table:table-cell>
          <table:table-cell table:style-name="ce13" table:formula="of:=[.CP4]/[.CQ1]*10000" office:value-type="float" office:value="0.693043198818996" calcext:value-type="float">
            <text:p>0.69</text:p>
          </table:table-cell>
          <table:table-cell table:style-name="ce13" table:formula="of:=10000*[.CQ4]/[.CQ1]" office:value-type="float" office:value="0.022018013880785" calcext:value-type="float">
            <text:p>0.02</text:p>
          </table:table-cell>
          <table:table-cell table:style-name="ce13" table:formula="of:=[.CR4]/[.CS1]*10000" office:value-type="float" office:value="190.681088090537" calcext:value-type="float">
            <text:p>190.68</text:p>
          </table:table-cell>
          <table:table-cell table:style-name="ce13" table:formula="of:=10000*[.CS4]/[.CS1]" office:value-type="float" office:value="12.0833456131561" calcext:value-type="float">
            <text:p>12.08</text:p>
          </table:table-cell>
          <table:table-cell table:style-name="ce13" table:formula="of:=[.CT4]/[.CU1]*10000" office:value-type="float" office:value="1.60183817824624" calcext:value-type="float">
            <text:p>1.60</text:p>
          </table:table-cell>
          <table:table-cell table:style-name="ce13" table:formula="of:=10000*[.CU4]/[.CU1]" office:value-type="float" office:value="0.0275746791247396" calcext:value-type="float">
            <text:p>0.03</text:p>
          </table:table-cell>
          <table:table-cell table:style-name="ce13" table:formula="of:=[.CV4]/[.CW1]*10000" office:value-type="float" office:value="11.369221117762" calcext:value-type="float">
            <text:p>11.37</text:p>
          </table:table-cell>
          <table:table-cell table:style-name="ce13" table:formula="of:=10000*[.CW4]/[.CW1]" office:value-type="float" office:value="0.113239254160976" calcext:value-type="float">
            <text:p>0.11</text:p>
          </table:table-cell>
          <table:table-cell table:style-name="ce13" table:formula="of:=[.CX4]/[.CY1]*10000" office:value-type="float" office:value="5.0950059388663" calcext:value-type="float">
            <text:p>5.10</text:p>
          </table:table-cell>
          <table:table-cell table:style-name="ce13" table:formula="of:=10000*[.CY4]/[.CY1]" office:value-type="float" office:value="0.1114532549127" calcext:value-type="float">
            <text:p>0.11</text:p>
          </table:table-cell>
          <table:table-cell table:style-name="ce13" table:formula="of:=[.CZ4]/[.DA1]*10000" office:value-type="float" office:value="24.4635849345089" calcext:value-type="float">
            <text:p>24.46</text:p>
          </table:table-cell>
          <table:table-cell table:style-name="ce13" table:formula="of:=10000*[.DA4]/[.DA1]" office:value-type="float" office:value="0.254829009734468" calcext:value-type="float">
            <text:p>0.25</text:p>
          </table:table-cell>
          <table:table-cell table:style-name="ce13" table:formula="of:=[.DB4]/[.DC1]*10000" office:value-type="float" office:value="21.7687788501888" calcext:value-type="float">
            <text:p>21.77</text:p>
          </table:table-cell>
          <table:table-cell table:style-name="ce13" table:formula="of:=10000*[.DC4]/[.DC1]" office:value-type="float" office:value="0.262274443978179" calcext:value-type="float">
            <text:p>0.26</text:p>
          </table:table-cell>
          <table:table-cell table:style-name="ce13" table:formula="of:=[.DD4]/[.DE1]*10000" office:value-type="float" office:value="149.812734082397" calcext:value-type="float">
            <text:p>149.81</text:p>
          </table:table-cell>
          <table:table-cell table:style-name="ce13" table:formula="of:=10000*[.DE4]/[.DE1]" office:value-type="float" office:value="0" calcext:value-type="float">
            <text:p>0.00</text:p>
          </table:table-cell>
          <table:table-cell table:style-name="ce13" table:formula="of:=[.DF4]/[.DG1]*10000" office:value-type="float" office:value="4.88202778669073" calcext:value-type="float">
            <text:p>4.88</text:p>
          </table:table-cell>
          <table:table-cell table:style-name="ce13" table:formula="of:=10000*[.DG4]/[.DG1]" office:value-type="float" office:value="0.154634364284322" calcext:value-type="float">
            <text:p>0.15</text:p>
          </table:table-cell>
          <table:table-cell table:style-name="ce13" table:formula="of:=[.DH4]/[.DI1]*10000" office:value-type="float" office:value="38.8084625968742" calcext:value-type="float">
            <text:p>38.81</text:p>
          </table:table-cell>
          <table:table-cell table:style-name="ce13" table:formula="of:=10000*[.DI4]/[.DI1]" office:value-type="float" office:value="2.70483224160032" calcext:value-type="float">
            <text:p>2.70</text:p>
          </table:table-cell>
          <table:table-cell table:style-name="ce13" table:formula="of:=[.DJ4]/[.DK1]*10000" office:value-type="float" office:value="30.0438394800576" calcext:value-type="float">
            <text:p>30.04</text:p>
          </table:table-cell>
          <table:table-cell table:style-name="ce13" table:formula="of:=10000*[.DK4]/[.DK1]" office:value-type="float" office:value="2.55474825510694" calcext:value-type="float">
            <text:p>2.55</text:p>
          </table:table-cell>
          <table:table-cell table:style-name="ce13" table:formula="of:=[.DL4]/[.DM1]*10000" office:value-type="float" office:value="37.5827715802661" calcext:value-type="float">
            <text:p>37.58</text:p>
          </table:table-cell>
          <table:table-cell table:style-name="ce13" table:formula="of:=10000*[.DM4]/[.DM1]" office:value-type="float" office:value="1.93879377199785" calcext:value-type="float">
            <text:p>1.94</text:p>
          </table:table-cell>
          <table:table-cell table:style-name="ce13" table:formula="of:=[.DN4]/[.DO1]*10000" office:value-type="float" office:value="38.2702658453226" calcext:value-type="float">
            <text:p>38.27</text:p>
          </table:table-cell>
          <table:table-cell table:style-name="ce13" table:formula="of:=10000*[.DO4]/[.DO1]" office:value-type="float" office:value="0" calcext:value-type="float">
            <text:p>0.00</text:p>
          </table:table-cell>
          <table:table-cell table:style-name="ce13" table:formula="of:=[.DP4]/[.DQ1]*10000" office:value-type="float" office:value="43.3350152859814" calcext:value-type="float">
            <text:p>43.34</text:p>
          </table:table-cell>
          <table:table-cell table:style-name="ce13" table:formula="of:=10000*[.DQ4]/[.DQ1]" office:value-type="float" office:value="0.296815173191654" calcext:value-type="float">
            <text:p>0.30</text:p>
          </table:table-cell>
          <table:table-cell table:style-name="ce13" table:formula="of:=[.DR4]/[.DS1]*10000" office:value-type="float" office:value="1.96340919232486" calcext:value-type="float">
            <text:p>1.96</text:p>
          </table:table-cell>
          <table:table-cell table:style-name="ce13" table:formula="of:=10000*[.DS4]/[.DS1]" office:value-type="float" office:value="0" calcext:value-type="float">
            <text:p>0.00</text:p>
          </table:table-cell>
          <table:table-cell table:style-name="ce13" table:formula="of:=[.DT4]/[.DU1]*10000" office:value-type="float" office:value="39.2228580670794" calcext:value-type="float">
            <text:p>39.22</text:p>
          </table:table-cell>
          <table:table-cell table:style-name="ce13" table:formula="of:=10000*[.DU4]/[.DU1]" office:value-type="float" office:value="2.37617432254342" calcext:value-type="float">
            <text:p>2.38</text:p>
          </table:table-cell>
          <table:table-cell table:style-name="ce13" table:formula="of:=[.DV4]/[.DW1]*10000" office:value-type="float" office:value="7.66307580043721" calcext:value-type="float">
            <text:p>7.66</text:p>
          </table:table-cell>
          <table:table-cell table:style-name="ce13" table:formula="of:=10000*[.DW4]/[.DW1]" office:value-type="float" office:value="0.523890080014401" calcext:value-type="float">
            <text:p>0.5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Data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8" table:formula="of:=SUM([.B5:.B119])" office:value-type="float" office:value="232203" calcext:value-type="float">
            <text:p>232,203</text:p>
          </table:table-cell>
          <table:table-cell table:style-name="ce8" table:formula="of:=SUM([.C5:.C119])" office:value-type="float" office:value="2116" calcext:value-type="float">
            <text:p>2,116</text:p>
          </table:table-cell>
          <table:table-cell table:style-name="ce8" table:formula="of:=SUM([.D5:.D119])" office:value-type="float" office:value="227436" calcext:value-type="float">
            <text:p>227,436</text:p>
          </table:table-cell>
          <table:table-cell table:style-name="ce8" table:formula="of:=SUM([.E5:.E119])" office:value-type="float" office:value="26744" calcext:value-type="float">
            <text:p>26,744</text:p>
          </table:table-cell>
          <table:table-cell table:style-name="ce8" table:formula="of:=SUM([.F5:.F119])" office:value-type="float" office:value="223064" calcext:value-type="float">
            <text:p>223,064</text:p>
          </table:table-cell>
          <table:table-cell table:style-name="ce8" table:formula="of:=SUM([.G5:.G119])" office:value-type="float" office:value="32065" calcext:value-type="float">
            <text:p>32,065</text:p>
          </table:table-cell>
          <table:table-cell table:style-name="ce8" table:formula="of:=SUM([.H5:.H119])" office:value-type="float" office:value="219814" calcext:value-type="float">
            <text:p>219,814</text:p>
          </table:table-cell>
          <table:table-cell table:style-name="ce8" table:formula="of:=SUM([.I5:.I119])" office:value-type="float" office:value="30739" calcext:value-type="float">
            <text:p>30,739</text:p>
          </table:table-cell>
          <table:table-cell table:style-name="ce8" table:formula="of:=SUM([.J5:.J119])" office:value-type="float" office:value="170608" calcext:value-type="float">
            <text:p>170,608</text:p>
          </table:table-cell>
          <table:table-cell table:style-name="ce8" table:formula="of:=SUM([.K5:.K119])" office:value-type="float" office:value="7533" calcext:value-type="float">
            <text:p>7,533</text:p>
          </table:table-cell>
          <table:table-cell table:style-name="ce8" table:formula="of:=SUM([.L5:.L119])" office:value-type="float" office:value="139771" calcext:value-type="float">
            <text:p>139,771</text:p>
          </table:table-cell>
          <table:table-cell table:style-name="ce8" table:formula="of:=SUM([.M5:.M119])" office:value-type="float" office:value="3841" calcext:value-type="float">
            <text:p>3,841</text:p>
          </table:table-cell>
          <table:table-cell table:style-name="ce8" table:formula="of:=SUM([.N5:.N119])" office:value-type="float" office:value="137491" calcext:value-type="float">
            <text:p>137,491</text:p>
          </table:table-cell>
          <table:table-cell table:style-name="ce8" table:formula="of:=SUM([.O5:.O119])" office:value-type="float" office:value="26600" calcext:value-type="float">
            <text:p>26,600</text:p>
          </table:table-cell>
          <table:table-cell table:style-name="ce8" table:formula="of:=SUM([.P5:.P119])" office:value-type="float" office:value="53449" calcext:value-type="float">
            <text:p>53,449</text:p>
          </table:table-cell>
          <table:table-cell table:style-name="ce8" table:formula="of:=SUM([.Q5:.Q119])" office:value-type="float" office:value="8707" calcext:value-type="float">
            <text:p>8,707</text:p>
          </table:table-cell>
          <table:table-cell table:style-name="ce8" table:formula="of:=SUM([.R5:.R119])" office:value-type="float" office:value="42788" calcext:value-type="float">
            <text:p>42,788</text:p>
          </table:table-cell>
          <table:table-cell table:style-name="ce8" table:formula="of:=SUM([.S5:.S119])" office:value-type="float" office:value="5456" calcext:value-type="float">
            <text:p>5,456</text:p>
          </table:table-cell>
          <table:table-cell table:style-name="ce8" table:formula="of:=SUM([.T5:.T119])" office:value-type="float" office:value="30261" calcext:value-type="float">
            <text:p>30,261</text:p>
          </table:table-cell>
          <table:table-cell table:style-name="ce8" table:formula="of:=SUM([.U5:.U119])" office:value-type="float" office:value="1542" calcext:value-type="float">
            <text:p>1,542</text:p>
          </table:table-cell>
          <table:table-cell table:style-name="ce8" table:formula="of:=SUM([.V5:.V119])" office:value-type="float" office:value="27679" calcext:value-type="float">
            <text:p>27,679</text:p>
          </table:table-cell>
          <table:table-cell table:style-name="ce8" table:formula="of:=SUM([.W5:.W119])" office:value-type="float" office:value="1128" calcext:value-type="float">
            <text:p>1,128</text:p>
          </table:table-cell>
          <table:table-cell table:style-name="ce8" table:formula="of:=SUM([.X5:.X119])" office:value-type="float" office:value="26670" calcext:value-type="float">
            <text:p>26,670</text:p>
          </table:table-cell>
          <table:table-cell table:style-name="ce8" table:formula="of:=SUM([.Y5:.Y119])" office:value-type="float" office:value="3256" calcext:value-type="float">
            <text:p>3,256</text:p>
          </table:table-cell>
          <table:table-cell table:style-name="ce8" table:formula="of:=SUM([.Z5:.Z119])" office:value-type="float" office:value="23906" calcext:value-type="float">
            <text:p>23,906</text:p>
          </table:table-cell>
          <table:table-cell table:style-name="ce8" table:formula="of:=SUM([.AA5:.AA119])" office:value-type="float" office:value="135" calcext:value-type="float">
            <text:p>135</text:p>
          </table:table-cell>
          <table:table-cell table:style-name="ce8" table:formula="of:=SUM([.AB5:.AB119])" office:value-type="float" office:value="23135" calcext:value-type="float">
            <text:p>23,135</text:p>
          </table:table-cell>
          <table:table-cell table:style-name="ce8" table:formula="of:=SUM([.AC5:.AC119])" office:value-type="float" office:value="1467" calcext:value-type="float">
            <text:p>1,467</text:p>
          </table:table-cell>
          <table:table-cell table:style-name="ce8" table:formula="of:=SUM([.AD5:.AD119])" office:value-type="float" office:value="16526" calcext:value-type="float">
            <text:p>16,526</text:p>
          </table:table-cell>
          <table:table-cell table:style-name="ce8" table:formula="of:=SUM([.AE5:.AE119])" office:value-type="float" office:value="258" calcext:value-type="float">
            <text:p>258</text:p>
          </table:table-cell>
          <table:table-cell table:style-name="ce8" table:formula="of:=SUM([.AF5:.AF119])" office:value-type="float" office:value="16326" calcext:value-type="float">
            <text:p>16,326</text:p>
          </table:table-cell>
          <table:table-cell table:style-name="ce8" table:formula="of:=SUM([.AG5:.AG119])" office:value-type="float" office:value="811" calcext:value-type="float">
            <text:p>811</text:p>
          </table:table-cell>
          <table:table-cell table:style-name="ce8" table:formula="of:=SUM([.AH5:.AH119])" office:value-type="float" office:value="16023" calcext:value-type="float">
            <text:p>16,023</text:p>
          </table:table-cell>
          <table:table-cell table:style-name="ce8" table:formula="of:=SUM([.AI5:.AI119])" office:value-type="float" office:value="425" calcext:value-type="float">
            <text:p>425</text:p>
          </table:table-cell>
          <table:table-cell table:style-name="ce8" table:formula="of:=SUM([.AJ5:.AJ119])" office:value-type="float" office:value="15926" calcext:value-type="float">
            <text:p>15,926</text:p>
          </table:table-cell>
          <table:table-cell table:style-name="ce8" table:formula="of:=SUM([.AK5:.AK119])" office:value-type="float" office:value="628" calcext:value-type="float">
            <text:p>628</text:p>
          </table:table-cell>
          <table:table-cell table:style-name="ce8" table:formula="of:=SUM([.AL5:.AL119])" office:value-type="float" office:value="15588" calcext:value-type="float">
            <text:p>15,588</text:p>
          </table:table-cell>
          <table:table-cell table:style-name="ce8" table:formula="of:=SUM([.AM5:.AM119])" office:value-type="float" office:value="983" calcext:value-type="float">
            <text:p>983</text:p>
          </table:table-cell>
          <table:table-cell table:style-name="ce8" table:formula="of:=SUM([.AN5:.AN119])" office:value-type="float" office:value="10513" calcext:value-type="float">
            <text:p>10,513</text:p>
          </table:table-cell>
          <table:table-cell table:style-name="ce8" table:formula="of:=SUM([.AO5:.AO119])" office:value-type="float" office:value="533" calcext:value-type="float">
            <text:p>533</text:p>
          </table:table-cell>
          <table:table-cell table:style-name="ce8" table:formula="of:=SUM([.AP5:.AP119])" office:value-type="float" office:value="9942" calcext:value-type="float">
            <text:p>9,942</text:p>
          </table:table-cell>
          <table:table-cell table:style-name="ce8" table:formula="of:=SUM([.AQ5:.AQ119])" office:value-type="float" office:value="218" calcext:value-type="float">
            <text:p>218</text:p>
          </table:table-cell>
          <table:table-cell table:style-name="ce8" table:formula="of:=SUM([.AR5:.AR119])" office:value-type="float" office:value="8176" calcext:value-type="float">
            <text:p>8,176</text:p>
          </table:table-cell>
          <table:table-cell table:style-name="ce8" table:formula="of:=SUM([.AS5:.AS119])" office:value-type="float" office:value="282" calcext:value-type="float">
            <text:p>282</text:p>
          </table:table-cell>
          <table:table-cell table:style-name="ce8" table:formula="of:=SUM([.AT5:.AT119])" office:value-type="float" office:value="8106" calcext:value-type="float">
            <text:p>8,106</text:p>
          </table:table-cell>
          <table:table-cell table:style-name="ce8" table:formula="of:=SUM([.AU5:.AU119])" office:value-type="float" office:value="224" calcext:value-type="float">
            <text:p>224</text:p>
          </table:table-cell>
          <table:table-cell table:style-name="ce8" table:formula="of:=SUM([.AV5:.AV119])" office:value-type="float" office:value="5984" calcext:value-type="float">
            <text:p>5,984</text:p>
          </table:table-cell>
          <table:table-cell table:style-name="ce8" table:formula="of:=SUM([.AW5:.AW119])" office:value-type="float" office:value="271" calcext:value-type="float">
            <text:p>271</text:p>
          </table:table-cell>
          <table:table-cell table:style-name="ce8" table:formula="of:=SUM([.AX5:.AX119])" office:value-type="float" office:value="5207" calcext:value-type="float">
            <text:p>5,207</text:p>
          </table:table-cell>
          <table:table-cell table:style-name="ce8" table:formula="of:=SUM([.AY5:.AY119])" office:value-type="float" office:value="32" calcext:value-type="float">
            <text:p>32</text:p>
          </table:table-cell>
          <table:table-cell table:style-name="ce8" table:formula="of:=SUM([.AZ5:.AZ119])" office:value-type="float" office:value="4995" calcext:value-type="float">
            <text:p>4,995</text:p>
          </table:table-cell>
          <table:table-cell table:style-name="ce8" table:formula="of:=SUM([.BA5:.BA119])" office:value-type="float" office:value="179" calcext:value-type="float">
            <text:p>179</text:p>
          </table:table-cell>
          <table:table-cell table:style-name="ce8" table:formula="of:=SUM([.BB5:.BB119])" office:value-type="float" office:value="3888" calcext:value-type="float">
            <text:p>3,888</text:p>
          </table:table-cell>
          <table:table-cell table:style-name="ce8" table:formula="of:=SUM([.BC5:.BC119])" office:value-type="float" office:value="106" calcext:value-type="float">
            <text:p>106</text:p>
          </table:table-cell>
          <table:table-cell table:style-name="ce8" table:formula="of:=SUM([.BD5:.BD119])" office:value-type="float" office:value="3538" calcext:value-type="float">
            <text:p>3,538</text:p>
          </table:table-cell>
          <table:table-cell table:style-name="ce8" table:formula="of:=SUM([.BE5:.BE119])" office:value-type="float" office:value="47" calcext:value-type="float">
            <text:p>47</text:p>
          </table:table-cell>
          <table:table-cell table:style-name="ce8" table:formula="of:=SUM([.BF5:.BF119])" office:value-type="float" office:value="3313" calcext:value-type="float">
            <text:p>3,313</text:p>
          </table:table-cell>
          <table:table-cell table:style-name="ce8" table:formula="of:=SUM([.BG5:.BG119])" office:value-type="float" office:value="425" calcext:value-type="float">
            <text:p>425</text:p>
          </table:table-cell>
          <table:table-cell table:style-name="ce8" table:formula="of:=SUM([.BH5:.BH119])" office:value-type="float" office:value="2726" calcext:value-type="float">
            <text:p>2,726</text:p>
          </table:table-cell>
          <table:table-cell table:style-name="ce8" table:formula="of:=SUM([.BI5:.BI119])" office:value-type="float" office:value="151" calcext:value-type="float">
            <text:p>151</text:p>
          </table:table-cell>
          <table:table-cell table:style-name="ce8" table:formula="of:=SUM([.BJ5:.BJ119])" office:value-type="float" office:value="2589" calcext:value-type="float">
            <text:p>2,589</text:p>
          </table:table-cell>
          <table:table-cell table:style-name="ce8" table:formula="of:=SUM([.BK5:.BK119])" office:value-type="float" office:value="32" calcext:value-type="float">
            <text:p>32</text:p>
          </table:table-cell>
          <table:table-cell table:style-name="ce8" table:formula="of:=SUM([.BL5:.BL119])" office:value-type="float" office:value="2509" calcext:value-type="float">
            <text:p>2,509</text:p>
          </table:table-cell>
          <table:table-cell table:style-name="ce8" table:formula="of:=SUM([.BM5:.BM119])" office:value-type="float" office:value="10" calcext:value-type="float">
            <text:p>10</text:p>
          </table:table-cell>
          <table:table-cell table:style-name="ce8" table:formula="of:=SUM([.BN5:.BN119])" office:value-type="float" office:value="2196" calcext:value-type="float">
            <text:p>2,196</text:p>
          </table:table-cell>
          <table:table-cell table:style-name="ce8" table:formula="of:=SUM([.BO5:.BO119])" office:value-type="float" office:value="91" calcext:value-type="float">
            <text:p>91</text:p>
          </table:table-cell>
          <table:table-cell table:style-name="ce8" table:formula="of:=SUM([.BP5:.BP119])" office:value-type="float" office:value="2142" calcext:value-type="float">
            <text:p>2,142</text:p>
          </table:table-cell>
          <table:table-cell table:style-name="ce8" table:formula="of:=SUM([.BQ5:.BQ119])" office:value-type="float" office:value="112" calcext:value-type="float">
            <text:p>112</text:p>
          </table:table-cell>
          <table:table-cell table:style-name="ce8" table:formula="of:=SUM([.BR5:.BR119])" office:value-type="float" office:value="1990" calcext:value-type="float">
            <text:p>1,990</text:p>
          </table:table-cell>
          <table:table-cell table:style-name="ce8" table:formula="of:=SUM([.BS5:.BS119])" office:value-type="float" office:value="93" calcext:value-type="float">
            <text:p>93</text:p>
          </table:table-cell>
          <table:table-cell table:style-name="ce8" table:formula="of:=SUM([.BT5:.BT119])" office:value-type="float" office:value="1801" calcext:value-type="float">
            <text:p>1,801</text:p>
          </table:table-cell>
          <table:table-cell table:style-name="ce8" table:formula="of:=SUM([.BU5:.BU119])" office:value-type="float" office:value="10" calcext:value-type="float">
            <text:p>10</text:p>
          </table:table-cell>
          <table:table-cell table:style-name="ce8" table:formula="of:=SUM([.BV5:.BV119])" office:value-type="float" office:value="1741" calcext:value-type="float">
            <text:p>1,741</text:p>
          </table:table-cell>
          <table:table-cell table:style-name="ce8" table:formula="of:=SUM([.BW5:.BW119])" office:value-type="float" office:value="61" calcext:value-type="float">
            <text:p>61</text:p>
          </table:table-cell>
          <table:table-cell table:style-name="ce8" table:formula="of:=SUM([.BX5:.BX119])" office:value-type="float" office:value="1664" calcext:value-type="float">
            <text:p>1,664</text:p>
          </table:table-cell>
          <table:table-cell table:style-name="ce8" table:formula="of:=SUM([.BY5:.BY119])" office:value-type="float" office:value="91" calcext:value-type="float">
            <text:p>91</text:p>
          </table:table-cell>
          <table:table-cell table:style-name="ce8" table:formula="of:=SUM([.BZ5:.BZ119])" office:value-type="float" office:value="1559" calcext:value-type="float">
            <text:p>1,559</text:p>
          </table:table-cell>
          <table:table-cell table:style-name="ce8" table:formula="of:=SUM([.CA5:.CA119])" office:value-type="float" office:value="50" calcext:value-type="float">
            <text:p>50</text:p>
          </table:table-cell>
          <table:table-cell table:style-name="ce8" table:formula="of:=SUM([.CB5:.CB119])" office:value-type="float" office:value="1460" calcext:value-type="float">
            <text:p>1,460</text:p>
          </table:table-cell>
          <table:table-cell table:style-name="ce8" table:formula="of:=SUM([.CC5:.CC119])" office:value-type="float" office:value="102" calcext:value-type="float">
            <text:p>102</text:p>
          </table:table-cell>
          <table:table-cell table:style-name="ce8" table:formula="of:=SUM([.CD5:.CD119])" office:value-type="float" office:value="1457" calcext:value-type="float">
            <text:p>1,457</text:p>
          </table:table-cell>
          <table:table-cell table:style-name="ce8" table:formula="of:=SUM([.CE5:.CE119])" office:value-type="float" office:value="26" calcext:value-type="float">
            <text:p>26</text:p>
          </table:table-cell>
          <table:table-cell table:style-name="ce8" table:formula="of:=SUM([.CF5:.CF119])" office:value-type="float" office:value="1037" calcext:value-type="float">
            <text:p>1,037</text:p>
          </table:table-cell>
          <table:table-cell table:style-name="ce8" table:formula="of:=SUM([.CG5:.CG119])" office:value-type="float" office:value="12" calcext:value-type="float">
            <text:p>12</text:p>
          </table:table-cell>
          <table:table-cell table:style-name="ce8" table:formula="of:=SUM([.CH5:.CH119])" office:value-type="float" office:value="946" calcext:value-type="float">
            <text:p>946</text:p>
          </table:table-cell>
          <table:table-cell table:style-name="ce8" table:formula="of:=SUM([.CI5:.CI119])" office:value-type="float" office:value="18" calcext:value-type="float">
            <text:p>18</text:p>
          </table:table-cell>
          <table:table-cell table:style-name="ce8" table:formula="of:=SUM([.CJ5:.CJ119])" office:value-type="float" office:value="901" calcext:value-type="float">
            <text:p>901</text:p>
          </table:table-cell>
          <table:table-cell table:style-name="ce8" table:formula="of:=SUM([.CK5:.CK119])" office:value-type="float" office:value="22" calcext:value-type="float">
            <text:p>22</text:p>
          </table:table-cell>
          <table:table-cell table:style-name="ce8" table:formula="of:=SUM([.CL5:.CL119])" office:value-type="float" office:value="855" calcext:value-type="float">
            <text:p>855</text:p>
          </table:table-cell>
          <table:table-cell table:style-name="ce8" table:formula="of:=SUM([.CM5:.CM119])" office:value-type="float" office:value="32" calcext:value-type="float">
            <text:p>32</text:p>
          </table:table-cell>
          <table:table-cell table:style-name="ce8" table:formula="of:=SUM([.CN5:.CN119])" office:value-type="float" office:value="765" calcext:value-type="float">
            <text:p>765</text:p>
          </table:table-cell>
          <table:table-cell table:style-name="ce8" table:formula="of:=SUM([.CO5:.CO119])" office:value-type="float" office:value="48" calcext:value-type="float">
            <text:p>48</text:p>
          </table:table-cell>
          <table:table-cell table:style-name="ce8" table:formula="of:=SUM([.CP5:.CP119])" office:value-type="float" office:value="661" calcext:value-type="float">
            <text:p>661</text:p>
          </table:table-cell>
          <table:table-cell table:style-name="ce8" table:formula="of:=SUM([.CQ5:.CQ119])" office:value-type="float" office:value="21" calcext:value-type="float">
            <text:p>21</text:p>
          </table:table-cell>
          <table:table-cell table:style-name="ce8" table:formula="of:=SUM([.CR5:.CR119])" office:value-type="float" office:value="647" calcext:value-type="float">
            <text:p>647</text:p>
          </table:table-cell>
          <table:table-cell table:style-name="ce8" table:formula="of:=SUM([.CS5:.CS119])" office:value-type="float" office:value="41" calcext:value-type="float">
            <text:p>41</text:p>
          </table:table-cell>
          <table:table-cell table:style-name="ce8" table:formula="of:=SUM([.CT5:.CT119])" office:value-type="float" office:value="639" calcext:value-type="float">
            <text:p>639</text:p>
          </table:table-cell>
          <table:table-cell table:style-name="ce8" table:formula="of:=SUM([.CU5:.CU119])" office:value-type="float" office:value="11" calcext:value-type="float">
            <text:p>11</text:p>
          </table:table-cell>
          <table:table-cell table:style-name="ce8" table:formula="of:=SUM([.CV5:.CV119])" office:value-type="float" office:value="502" calcext:value-type="float">
            <text:p>502</text:p>
          </table:table-cell>
          <table:table-cell table:style-name="ce8" table:formula="of:=SUM([.CW5:.CW119])" office:value-type="float" office:value="5" calcext:value-type="float">
            <text:p>5</text:p>
          </table:table-cell>
          <table:table-cell table:style-name="ce8" table:formula="of:=SUM([.CX5:.CX119])" office:value-type="float" office:value="320" calcext:value-type="float">
            <text:p>320</text:p>
          </table:table-cell>
          <table:table-cell table:style-name="ce8" table:formula="of:=SUM([.CY5:.CY119])" office:value-type="float" office:value="7" calcext:value-type="float">
            <text:p>7</text:p>
          </table:table-cell>
          <table:table-cell table:style-name="ce8" table:formula="of:=SUM([.CZ5:.CZ119])" office:value-type="float" office:value="96" calcext:value-type="float">
            <text:p>96</text:p>
          </table:table-cell>
          <table:table-cell table:style-name="ce8" table:formula="of:=SUM([.DA5:.DA119])" office:value-type="float" office:value="1" calcext:value-type="float">
            <text:p>1</text:p>
          </table:table-cell>
          <table:table-cell table:style-name="ce8" table:formula="of:=SUM([.DB5:.DB119])" office:value-type="float" office:value="83" calcext:value-type="float">
            <text:p>83</text:p>
          </table:table-cell>
          <table:table-cell table:style-name="ce8" table:formula="of:=SUM([.DC5:.DC119])" office:value-type="float" office:value="1" calcext:value-type="float">
            <text:p>1</text:p>
          </table:table-cell>
          <table:table-cell table:style-name="ce8" table:formula="of:=SUM([.DD5:.DD119])" office:value-type="float" office:value="12" calcext:value-type="float">
            <text:p>12</text:p>
          </table:table-cell>
          <table:table-cell table:style-name="ce8" table:formula="of:=SUM([.DE5:.DE119])" office:value-type="float" office:value="0" calcext:value-type="float">
            <text:p>0</text:p>
          </table:table-cell>
          <table:table-cell table:style-name="ce8" table:formula="of:=SUM([.DF5:.DF119])" office:value-type="float" office:value="884" calcext:value-type="float">
            <text:p>884</text:p>
          </table:table-cell>
          <table:table-cell table:style-name="ce8" table:formula="of:=SUM([.DG5:.DG119])" office:value-type="float" office:value="28" calcext:value-type="float">
            <text:p>28</text:p>
          </table:table-cell>
          <table:table-cell table:style-name="ce8" table:formula="of:=SUM([.DH5:.DH119])" office:value-type="float" office:value="330" calcext:value-type="float">
            <text:p>330</text:p>
          </table:table-cell>
          <table:table-cell table:style-name="ce8" table:formula="of:=SUM([.DI5:.DI119])" office:value-type="float" office:value="23" calcext:value-type="float">
            <text:p>23</text:p>
          </table:table-cell>
          <table:table-cell table:style-name="ce8" table:formula="of:=SUM([.DJ5:.DJ119])" office:value-type="float" office:value="294" calcext:value-type="float">
            <text:p>294</text:p>
          </table:table-cell>
          <table:table-cell table:style-name="ce8" table:formula="of:=SUM([.DK5:.DK119])" office:value-type="float" office:value="25" calcext:value-type="float">
            <text:p>25</text:p>
          </table:table-cell>
          <table:table-cell table:style-name="ce8" table:formula="of:=SUM([.DL5:.DL119])" office:value-type="float" office:value="252" calcext:value-type="float">
            <text:p>252</text:p>
          </table:table-cell>
          <table:table-cell table:style-name="ce8" table:formula="of:=SUM([.DM5:.DM119])" office:value-type="float" office:value="13" calcext:value-type="float">
            <text:p>13</text:p>
          </table:table-cell>
          <table:table-cell table:style-name="ce8" table:formula="of:=SUM([.DN5:.DN119])" office:value-type="float" office:value="187" calcext:value-type="float">
            <text:p>187</text:p>
          </table:table-cell>
          <table:table-cell table:style-name="ce8" table:formula="of:=SUM([.DO5:.DO119])" office:value-type="float" office:value="0" calcext:value-type="float">
            <text:p>0</text:p>
          </table:table-cell>
          <table:table-cell table:style-name="ce8" table:formula="of:=SUM([.DP5:.DP119])" office:value-type="float" office:value="146" calcext:value-type="float">
            <text:p>146</text:p>
          </table:table-cell>
          <table:table-cell table:style-name="ce8" table:formula="of:=SUM([.DQ5:.DQ119])" office:value-type="float" office:value="1" calcext:value-type="float">
            <text:p>1</text:p>
          </table:table-cell>
          <table:table-cell table:style-name="ce8" table:formula="of:=SUM([.DR5:.DR119])" office:value-type="float" office:value="11" calcext:value-type="float">
            <text:p>11</text:p>
          </table:table-cell>
          <table:table-cell table:style-name="ce8" table:formula="of:=SUM([.DS5:.DS119])" office:value-type="float" office:value="0" calcext:value-type="float">
            <text:p>0</text:p>
          </table:table-cell>
          <table:table-cell table:style-name="ce8" table:formula="of:=SUM([.DT5:.DT119])" office:value-type="float" office:value="1298287" calcext:value-type="float">
            <text:p>1,298,287</text:p>
          </table:table-cell>
          <table:table-cell table:style-name="ce8" table:formula="of:=SUM([.DU5:.DU119])" office:value-type="float" office:value="78652" calcext:value-type="float">
            <text:p>78,652</text:p>
          </table:table-cell>
          <table:table-cell table:style-name="ce8" table:formula="of:=SUM([.DV5:.DV119])" office:value-type="float" office:value="162699" calcext:value-type="float">
            <text:p>162,699</text:p>
          </table:table-cell>
          <table:table-cell table:style-name="ce8" table:formula="of:=SUM([.DW5:.DW119])" office:value-type="float" office:value="11123" calcext:value-type="float">
            <text:p>11,123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20-01-23" calcext:value-type="date">
            <text:p>Jan 23 </text:p>
          </table:table-cell>
          <table:table-cell table:style-name="ce5" table:number-columns-repeated="122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1-23" calcext:value-type="date">
            <text:p>Jan 23 </text:p>
          </table:table-cell>
        </table:table-row>
        <table:table-row table:style-name="ro1">
          <table:table-cell table:style-name="ce3" office:value-type="date" office:date-value="2020-01-24" calcext:value-type="date">
            <text:p>Jan 24 </text:p>
          </table:table-cell>
          <table:table-cell table:style-name="ce5" table:number-columns-repeated="126"/>
          <table:table-cell table:style-name="ce3" office:value-type="date" office:date-value="2020-01-24" calcext:value-type="date">
            <text:p>Jan 24 </text:p>
          </table:table-cell>
        </table:table-row>
        <table:table-row table:style-name="ro1">
          <table:table-cell table:style-name="ce3" office:value-type="date" office:date-value="2020-01-25" calcext:value-type="date">
            <text:p>Jan 25 </text:p>
          </table:table-cell>
          <table:table-cell table:style-name="ce5" table:number-columns-repeated="12"/>
          <table:table-cell table:style-name="ce5" office:value-type="float" office:value="3" calcext:value-type="float">
            <text:p>3 </text:p>
          </table:table-cell>
          <table:table-cell table:style-name="ce5" table:number-columns-repeated="10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1-25" calcext:value-type="date">
            <text:p>Jan 25 </text:p>
          </table:table-cell>
        </table:table-row>
        <table:table-row table:style-name="ro1">
          <table:table-cell table:style-name="ce3" office:value-type="date" office:date-value="2020-01-26" calcext:value-type="date">
            <text:p>Jan 26 </text:p>
          </table:table-cell>
          <table:table-cell table:style-name="ce5" table:number-columns-repeated="126"/>
          <table:table-cell table:style-name="ce3" office:value-type="date" office:date-value="2020-01-26" calcext:value-type="date">
            <text:p>Jan 26 </text:p>
          </table:table-cell>
        </table:table-row>
        <table:table-row table:style-name="ro1">
          <table:table-cell table:style-name="ce3" office:value-type="date" office:date-value="2020-01-27" calcext:value-type="date">
            <text:p>Jan 27 </text:p>
          </table:table-cell>
          <table:table-cell table:style-name="ce5" table:number-columns-repeated="122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3" office:value-type="date" office:date-value="2020-01-27" calcext:value-type="date">
            <text:p>Jan 27 </text:p>
          </table:table-cell>
        </table:table-row>
        <table:table-row table:style-name="ro1">
          <table:table-cell table:style-name="ce3" office:value-type="date" office:date-value="2020-01-28" calcext:value-type="date">
            <text:p>Jan 28 </text:p>
          </table:table-cell>
          <table:table-cell table:style-name="ce5" table:number-columns-repeated="8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1-28" calcext:value-type="date">
            <text:p>Jan 28 </text:p>
          </table:table-cell>
        </table:table-row>
        <table:table-row table:style-name="ro1">
          <table:table-cell table:style-name="ce3" office:value-type="date" office:date-value="2020-01-29" calcext:value-type="date">
            <text:p>Jan 29 </text:p>
          </table:table-cell>
          <table:table-cell table:style-name="ce5" table:number-columns-repeated="8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3" office:value-type="date" office:date-value="2020-01-29" calcext:value-type="date">
            <text:p>Jan 29 </text:p>
          </table:table-cell>
        </table:table-row>
        <table:table-row table:style-name="ro1">
          <table:table-cell table:style-name="ce3" office:value-type="date" office:date-value="2020-01-30" calcext:value-type="date">
            <text:p>Jan 30 </text:p>
          </table:table-cell>
          <table:table-cell table:style-name="ce5" table:number-columns-repeated="12"/>
          <table:table-cell table:style-name="ce5" office:value-type="float" office:value="1" calcext:value-type="float">
            <text:p>1 </text:p>
          </table:table-cell>
          <table:table-cell table:style-name="ce5" table:number-columns-repeated="33"/>
          <table:table-cell table:style-name="ce5" office:value-type="float" office:value="1" calcext:value-type="float">
            <text:p>1 </text:p>
          </table:table-cell>
          <table:table-cell table:style-name="ce5" table:number-columns-repeated="79"/>
          <table:table-cell table:style-name="ce3" office:value-type="date" office:date-value="2020-01-30" calcext:value-type="date">
            <text:p>Jan 30 </text:p>
          </table:table-cell>
        </table:table-row>
        <table:table-row table:style-name="ro1">
          <table:table-cell table:style-name="ce3" office:value-type="date" office:date-value="2020-01-31" calcext:value-type="date">
            <text:p>Jan 31 </text:p>
          </table:table-cell>
          <table:table-cell table:style-name="ce5" table:number-columns-repeated="6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0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1-31" calcext:value-type="date">
            <text:p>Jan 31 </text:p>
          </table:table-cell>
        </table:table-row>
        <table:table-row table:style-name="ro1">
          <table:table-cell table:style-name="ce3" office:value-type="date" office:date-value="2020-02-01" calcext:value-type="date">
            <text:p>Feb 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9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01" calcext:value-type="date">
            <text:p>Feb 1 </text:p>
          </table:table-cell>
        </table:table-row>
        <table:table-row table:style-name="ro1">
          <table:table-cell table:style-name="ce3" office:value-type="date" office:date-value="2020-02-02" calcext:value-type="date">
            <text:p>Feb 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02" calcext:value-type="date">
            <text:p>Feb 2 </text:p>
          </table:table-cell>
        </table:table-row>
        <table:table-row table:style-name="ro1">
          <table:table-cell table:style-name="ce3" office:value-type="date" office:date-value="2020-02-03" calcext:value-type="date">
            <text:p>Feb 3 </text:p>
          </table:table-cell>
          <table:table-cell table:style-name="ce5" table:number-columns-repeated="8"/>
          <table:table-cell table:style-name="ce5" office:value-type="float" office:value="2" calcext:value-type="float">
            <text:p>2 </text:p>
          </table:table-cell>
          <table:table-cell table:style-name="ce5" table:number-columns-repeated="11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3" office:value-type="date" office:date-value="2020-02-03" calcext:value-type="date">
            <text:p>Feb 3 </text:p>
          </table:table-cell>
        </table:table-row>
        <table:table-row table:style-name="ro1">
          <table:table-cell table:style-name="ce3" office:value-type="date" office:date-value="2020-02-04" calcext:value-type="date">
            <text:p>Feb 4 </text:p>
          </table:table-cell>
          <table:table-cell table:style-name="ce5" table:number-columns-repeated="8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04" calcext:value-type="date">
            <text:p>Feb 4 </text:p>
          </table:table-cell>
        </table:table-row>
        <table:table-row table:style-name="ro1">
          <table:table-cell table:style-name="ce3" office:value-type="date" office:date-value="2020-02-05" calcext:value-type="date">
            <text:p>Feb 5 </text:p>
          </table:table-cell>
          <table:table-cell table:style-name="ce5" table:number-columns-repeated="14"/>
          <table:table-cell table:style-name="ce5" office:value-type="float" office:value="1" calcext:value-type="float">
            <text:p>1 </text:p>
          </table:table-cell>
          <table:table-cell table:style-name="ce5" table:number-columns-repeated="107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05" calcext:value-type="date">
            <text:p>Feb 5 </text:p>
          </table:table-cell>
        </table:table-row>
        <table:table-row table:style-name="ro1">
          <table:table-cell table:style-name="ce3" office:value-type="date" office:date-value="2020-02-06" calcext:value-type="date">
            <text:p>Feb 6 </text:p>
          </table:table-cell>
          <table:table-cell table:style-name="ce5" table:number-columns-repeated="126"/>
          <table:table-cell table:style-name="ce3" office:value-type="date" office:date-value="2020-02-06" calcext:value-type="date">
            <text:p>Feb 6 </text:p>
          </table:table-cell>
        </table:table-row>
        <table:table-row table:style-name="ro1">
          <table:table-cell table:style-name="ce3" office:value-type="date" office:date-value="2020-02-07" calcext:value-type="date">
            <text:p>Feb 7 </text:p>
          </table:table-cell>
          <table:table-cell table:style-name="ce5" table:number-columns-repeated="6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2-07" calcext:value-type="date">
            <text:p>Feb 7 </text:p>
          </table:table-cell>
        </table:table-row>
        <table:table-row table:style-name="ro1">
          <table:table-cell table:style-name="ce3" office:value-type="date" office:date-value="2020-02-08" calcext:value-type="date">
            <text:p>Feb 8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2-08" calcext:value-type="date">
            <text:p>Feb 8 </text:p>
          </table:table-cell>
        </table:table-row>
        <table:table-row table:style-name="ro1">
          <table:table-cell table:style-name="ce3" office:value-type="date" office:date-value="2020-02-09" calcext:value-type="date">
            <text:p>Feb 9 </text:p>
          </table:table-cell>
          <table:table-cell table:style-name="ce5" table:number-columns-repeated="12"/>
          <table:table-cell table:style-name="ce5" office:value-type="float" office:value="5" calcext:value-type="float">
            <text:p>5 </text:p>
          </table:table-cell>
          <table:table-cell table:style-name="ce5" table:number-columns-repeated="113"/>
          <table:table-cell table:style-name="ce3" office:value-type="date" office:date-value="2020-02-09" calcext:value-type="date">
            <text:p>Feb 9 </text:p>
          </table:table-cell>
        </table:table-row>
        <table:table-row table:style-name="ro1">
          <table:table-cell table:style-name="ce3" office:value-type="date" office:date-value="2020-02-10" calcext:value-type="date">
            <text:p>Feb 10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112"/>
          <table:table-cell table:style-name="ce3" office:value-type="date" office:date-value="2020-02-10" calcext:value-type="date">
            <text:p>Feb 10 </text:p>
          </table:table-cell>
        </table:table-row>
        <table:table-row table:style-name="ro1">
          <table:table-cell table:style-name="ce3" office:value-type="date" office:date-value="2020-02-11" calcext:value-type="date">
            <text:p>Feb 11 </text:p>
          </table:table-cell>
          <table:table-cell table:style-name="ce5" table:number-columns-repeated="4"/>
          <table:table-cell table:style-name="ce5" office:value-type="float" office:value="4" calcext:value-type="float">
            <text:p>4 </text:p>
          </table:table-cell>
          <table:table-cell table:style-name="ce5" table:number-columns-repeated="117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11" calcext:value-type="date">
            <text:p>Feb 11 </text:p>
          </table:table-cell>
        </table:table-row>
        <table:table-row table:style-name="ro1">
          <table:table-cell table:style-name="ce3" office:value-type="date" office:date-value="2020-02-12" calcext:value-type="date">
            <text:p>Feb 12 </text:p>
          </table:table-cell>
          <table:table-cell table:style-name="ce5" table:number-columns-repeated="8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12" calcext:value-type="date">
            <text:p>Feb 12 </text:p>
          </table:table-cell>
        </table:table-row>
        <table:table-row table:style-name="ro1">
          <table:table-cell table:style-name="ce3" office:value-type="date" office:date-value="2020-02-13" calcext:value-type="date">
            <text:p>Feb 13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13" calcext:value-type="date">
            <text:p>Feb 13 </text:p>
          </table:table-cell>
        </table:table-row>
        <table:table-row table:style-name="ro1">
          <table:table-cell table:style-name="ce3" office:value-type="date" office:date-value="2020-02-14" calcext:value-type="date">
            <text:p>Feb 14 </text:p>
          </table:table-cell>
          <table:table-cell table:style-name="ce5" table:number-columns-repeated="122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3" office:value-type="date" office:date-value="2020-02-14" calcext:value-type="date">
            <text:p>Feb 14 </text:p>
          </table:table-cell>
        </table:table-row>
        <table:table-row table:style-name="ro1">
          <table:table-cell table:style-name="ce3" office:value-type="date" office:date-value="2020-02-15" calcext:value-type="date">
            <text:p>Feb 15 </text:p>
          </table:table-cell>
          <table:table-cell table:style-name="ce5" table:number-columns-repeated="126"/>
          <table:table-cell table:style-name="ce3" office:value-type="date" office:date-value="2020-02-15" calcext:value-type="date">
            <text:p>Feb 15 </text:p>
          </table:table-cell>
        </table:table-row>
        <table:table-row table:style-name="ro1">
          <table:table-cell table:style-name="ce3" office:value-type="date" office:date-value="2020-02-16" calcext:value-type="date">
            <text:p>Feb 16 </text:p>
          </table:table-cell>
          <table:table-cell table:style-name="ce5" table:number-columns-repeated="126"/>
          <table:table-cell table:style-name="ce3" office:value-type="date" office:date-value="2020-02-16" calcext:value-type="date">
            <text:p>Feb 16 </text:p>
          </table:table-cell>
        </table:table-row>
        <table:table-row table:style-name="ro1">
          <table:table-cell table:style-name="ce3" office:value-type="date" office:date-value="2020-02-17" calcext:value-type="date">
            <text:p>Feb 17 </text:p>
          </table:table-cell>
          <table:table-cell table:style-name="ce5" table:number-columns-repeated="126"/>
          <table:table-cell table:style-name="ce3" office:value-type="date" office:date-value="2020-02-17" calcext:value-type="date">
            <text:p>Feb 17 </text:p>
          </table:table-cell>
        </table:table-row>
        <table:table-row table:style-name="ro1">
          <table:table-cell table:style-name="ce3" office:value-type="date" office:date-value="2020-02-18" calcext:value-type="date">
            <text:p>Feb 18 </text:p>
          </table:table-cell>
          <table:table-cell table:style-name="ce5" table:number-columns-repeated="126"/>
          <table:table-cell table:style-name="ce3" office:value-type="date" office:date-value="2020-02-18" calcext:value-type="date">
            <text:p>Feb 18 </text:p>
          </table:table-cell>
        </table:table-row>
        <table:table-row table:style-name="ro1">
          <table:table-cell table:style-name="ce3" office:value-type="date" office:date-value="2020-02-19" calcext:value-type="date">
            <text:p>Feb 19 </text:p>
          </table:table-cell>
          <table:table-cell table:style-name="ce5" table:number-columns-repeated="126"/>
          <table:table-cell table:style-name="ce3" office:value-type="date" office:date-value="2020-02-19" calcext:value-type="date">
            <text:p>Feb 19 </text:p>
          </table:table-cell>
        </table:table-row>
        <table:table-row table:style-name="ro1">
          <table:table-cell table:style-name="ce3" office:value-type="date" office:date-value="2020-02-20" calcext:value-type="date">
            <text:p>Feb 20 </text:p>
          </table:table-cell>
          <table:table-cell table:style-name="ce5" table:number-columns-repeated="126"/>
          <table:table-cell table:style-name="ce3" office:value-type="date" office:date-value="2020-02-20" calcext:value-type="date">
            <text:p>Feb 20 </text:p>
          </table:table-cell>
        </table:table-row>
        <table:table-row table:style-name="ro1">
          <table:table-cell table:style-name="ce3" office:value-type="date" office:date-value="2020-02-21" calcext:value-type="date">
            <text:p>Feb 21 </text:p>
          </table:table-cell>
          <table:table-cell table:style-name="ce5" table:number-columns-repeated="126"/>
          <table:table-cell table:style-name="ce3" office:value-type="date" office:date-value="2020-02-21" calcext:value-type="date">
            <text:p>Feb 21 </text:p>
          </table:table-cell>
        </table:table-row>
        <table:table-row table:style-name="ro1">
          <table:table-cell table:style-name="ce3" office:value-type="date" office:date-value="2020-02-22" calcext:value-type="date">
            <text:p>Feb 22 </text:p>
          </table:table-cell>
          <table:table-cell table:style-name="ce5" table:number-columns-repeated="6"/>
          <table:table-cell table:style-name="ce5" office:value-type="float" office:value="6" calcext:value-type="float">
            <text:p>6 </text:p>
          </table:table-cell>
          <table:table-cell table:style-name="ce5" table:number-columns-repeated="21"/>
          <table:table-cell table:style-name="ce5" office:value-type="float" office:value="1" calcext:value-type="float">
            <text:p>1 </text:p>
          </table:table-cell>
          <table:table-cell table:style-name="ce5" table:number-columns-repeated="93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3" office:value-type="date" office:date-value="2020-02-22" calcext:value-type="date">
            <text:p>Feb 22 </text:p>
          </table:table-cell>
        </table:table-row>
        <table:table-row table:style-name="ro1">
          <table:table-cell table:style-name="ce3" office:value-type="date" office:date-value="2020-02-23" calcext:value-type="date">
            <text:p>Feb 23 </text:p>
          </table:table-cell>
          <table:table-cell table:style-name="ce5" table:number-columns-repeated="6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18"/>
          <table:table-cell table:style-name="ce3" office:value-type="date" office:date-value="2020-02-23" calcext:value-type="date">
            <text:p>Feb 23 </text:p>
          </table:table-cell>
        </table:table-row>
        <table:table-row table:style-name="ro1">
          <table:table-cell table:style-name="ce3" office:value-type="date" office:date-value="2020-02-24" calcext:value-type="date">
            <text:p>Feb 24 </text:p>
          </table:table-cell>
          <table:table-cell table:style-name="ce5" table:number-columns-repeated="6"/>
          <table:table-cell table:style-name="ce5" office:value-type="float" office:value="48" calcext:value-type="float">
            <text:p>48 </text:p>
          </table:table-cell>
          <table:table-cell table:style-name="ce5" table:number-columns-repeated="119"/>
          <table:table-cell table:style-name="ce3" office:value-type="date" office:date-value="2020-02-24" calcext:value-type="date">
            <text:p>Feb 24 </text:p>
          </table:table-cell>
        </table:table-row>
        <table:table-row table:style-name="ro1">
          <table:table-cell table:style-name="ce3" office:value-type="date" office:date-value="2020-02-25" calcext:value-type="date">
            <text:p>Feb 25 </text:p>
          </table:table-cell>
          <table:table-cell table:style-name="ce5" table:number-columns-repeated="4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0"/>
          <table:table-cell table:style-name="ce5" office:value-type="float" office:value="1" calcext:value-type="float">
            <text:p>1 </text:p>
          </table:table-cell>
          <table:table-cell table:style-name="ce5" table:number-columns-repeated="93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3" office:value-type="date" office:date-value="2020-02-25" calcext:value-type="date">
            <text:p>Feb 25 </text:p>
          </table:table-cell>
        </table:table-row>
        <table:table-row table:style-name="ro1">
          <table:table-cell table:style-name="ce3" office:value-type="date" office:date-value="2020-02-26" calcext:value-type="date">
            <text:p>Feb 26 </text:p>
          </table:table-cell>
          <table:table-cell table:style-name="ce5" table:number-columns-repeated="6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2" calcext:value-type="float">
            <text:p>2 </text:p>
          </table:table-cell>
          <table:table-cell table:style-name="ce5" table:number-columns-repeated="29"/>
          <table:table-cell table:style-name="ce5" office:value-type="float" office:value="2" calcext:value-type="float">
            <text:p>2 </text:p>
          </table:table-cell>
          <table:table-cell table:style-name="ce5" table:number-columns-repeated="61"/>
          <table:table-cell table:style-name="ce3" office:value-type="date" office:date-value="2020-02-26" calcext:value-type="date">
            <text:p>Feb 26 </text:p>
          </table:table-cell>
        </table:table-row>
        <table:table-row table:style-name="ro1">
          <table:table-cell table:style-name="ce3" office:value-type="date" office:date-value="2020-02-27" calcext:value-type="date">
            <text:p>Feb 27 </text:p>
          </table:table-cell>
          <table:table-cell table:style-name="ce5" table:number-columns-repeated="2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21"/>
          <table:table-cell table:style-name="ce5" office:value-type="float" office:value="1" calcext:value-type="float">
            <text:p>1 </text:p>
          </table:table-cell>
          <table:table-cell table:style-name="ce5" table:number-columns-repeated="2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27" calcext:value-type="date">
            <text:p>Feb 27 </text:p>
          </table:table-cell>
        </table:table-row>
        <table:table-row table:style-name="ro1">
          <table:table-cell table:style-name="ce3" office:value-type="date" office:date-value="2020-02-28" calcext:value-type="date">
            <text:p>Feb 28 </text:p>
          </table:table-cell>
          <table:table-cell table:style-name="ce5" table:number-columns-repeated="2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50" calcext:value-type="float">
            <text:p>250 </text:p>
          </table:table-cell>
          <table:table-cell table:number-columns-repeated="2"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49"/>
          <table:table-cell table:style-name="ce3" office:value-type="date" office:date-value="2020-02-28" calcext:value-type="date">
            <text:p>Feb 28 </text:p>
          </table:table-cell>
        </table:table-row>
        <table:table-row table:style-name="ro1">
          <table:table-cell table:style-name="ce3" office:value-type="date" office:date-value="2020-02-29" calcext:value-type="date">
            <text:p>Feb 29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1" calcext:value-type="float">
            <text:p>31 </text:p>
          </table:table-cell>
          <table:table-cell table:style-name="ce5" table:number-columns-repeated="3"/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19"/>
          <table:table-cell table:style-name="ce5" office:value-type="float" office:value="2" calcext:value-type="float">
            <text:p>2 </text:p>
          </table:table-cell>
          <table:table-cell table:style-name="ce5" table:number-columns-repeated="2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2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3" office:value-type="date" office:date-value="2020-02-29" calcext:value-type="date">
            <text:p>Feb 29 </text:p>
          </table:table-cell>
        </table:table-row>
        <table:table-row table:style-name="ro1">
          <table:table-cell table:style-name="ce3" office:value-type="date" office:date-value="2020-03-01" calcext:value-type="date">
            <text:p>Mar 1 </text:p>
          </table:table-cell>
          <table:table-cell table:style-name="ce5" table:number-columns-repeated="2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4"/>
          <table:table-cell table:style-name="ce5" office:value-type="float" office:value="43" calcext:value-type="float">
            <text:p>43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 table:number-columns-repeated="1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1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2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3-01" calcext:value-type="date">
            <text:p>Mar 1 </text:p>
          </table:table-cell>
        </table:table-row>
        <table:table-row table:style-name="ro1">
          <table:table-cell table:style-name="ce3" office:value-type="date" office:date-value="2020-03-02" calcext:value-type="date">
            <text:p>Mar 2 </text:p>
          </table:table-cell>
          <table:table-cell table:style-name="ce5" table:number-columns-repeated="4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2" calcext:value-type="float">
            <text:p>72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 table:number-columns-repeated="55"/>
          <table:table-cell table:style-name="ce3" office:value-type="date" office:date-value="2020-03-02" calcext:value-type="date">
            <text:p>Mar 2 </text:p>
          </table:table-cell>
        </table:table-row>
        <table:table-row table:style-name="ro1">
          <table:table-cell table:style-name="ce3" office:value-type="date" office:date-value="2020-03-03" calcext:value-type="date">
            <text:p>Mar 3 </text:p>
          </table:table-cell>
          <table:table-cell table:style-name="ce5" table:number-columns-repeated="2"/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47" calcext:value-type="float">
            <text:p>347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8" calcext:value-type="float">
            <text:p>28 </text:p>
          </table:table-cell>
          <table:table-cell table:style-name="ce5" table:number-columns-repeated="3"/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7" calcext:value-type="float">
            <text:p>7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table:number-columns-repeated="27"/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3" office:value-type="date" office:date-value="2020-03-03" calcext:value-type="date">
            <text:p>Mar 3 </text:p>
          </table:table-cell>
        </table:table-row>
        <table:table-row table:style-name="ro1">
          <table:table-cell table:style-name="ce3" office:value-type="date" office:date-value="2020-03-04" calcext:value-type="date">
            <text:p>Mar 4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9" calcext:value-type="float">
            <text:p>39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19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1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3" office:value-type="date" office:date-value="2020-03-04" calcext:value-type="date">
            <text:p>Mar 4 </text:p>
          </table:table-cell>
        </table:table-row>
        <table:table-row table:style-name="ro1">
          <table:table-cell table:style-name="ce3" office:value-type="date" office:date-value="2020-03-05" calcext:value-type="date">
            <text:p>Mar 5 </text:p>
          </table:table-cell>
          <table:table-cell table:style-name="ce5" table:number-columns-repeated="2"/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587" calcext:value-type="float">
            <text:p>58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66" calcext:value-type="float">
            <text:p>66 </text:p>
          </table:table-cell>
          <table:table-cell table:style-name="ce5" table:number-columns-repeated="3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13" calcext:value-type="float">
            <text:p>1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3" calcext:value-type="float">
            <text:p>23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8" calcext:value-type="float">
            <text:p>8 </text:p>
          </table:table-cell>
          <table:table-cell table:style-name="ce5" table:number-columns-repeated="2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3-05" calcext:value-type="date">
            <text:p>Mar 5 </text:p>
          </table:table-cell>
        </table:table-row>
        <table:table-row table:style-name="ro1">
          <table:table-cell table:style-name="ce3" office:value-type="date" office:date-value="2020-03-06" calcext:value-type="date">
            <text:p>Mar 6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72" calcext:value-type="float">
            <text:p>272 </text:p>
          </table:table-cell>
          <table:table-cell table:style-name="ce5" table:number-columns-repeated="3"/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 table:number-columns-repeated="7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11"/>
          <table:table-cell table:style-name="ce5" office:value-type="float" office:value="23" calcext:value-type="float">
            <text:p>23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 table:number-columns-repeated="1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2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3" office:value-type="date" office:date-value="2020-03-06" calcext:value-type="date">
            <text:p>Mar 6 </text:p>
          </table:table-cell>
        </table:table-row>
        <table:table-row table:style-name="ro1">
          <table:table-cell table:style-name="ce3" office:value-type="date" office:date-value="2020-03-07" calcext:value-type="date">
            <text:p>Mar 7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table:number-columns-repeated="3"/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3" calcext:value-type="float">
            <text:p>3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3" office:value-type="date" office:date-value="2020-03-07" calcext:value-type="date">
            <text:p>Mar 7 </text:p>
          </table:table-cell>
        </table:table-row>
        <table:table-row table:style-name="ro1">
          <table:table-cell table:style-name="ce3" office:value-type="date" office:date-value="2020-03-08" calcext:value-type="date">
            <text:p>Mar 8 </text:p>
          </table:table-cell>
          <table:table-cell table:style-name="ce5" table:number-columns-repeated="2"/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47" calcext:value-type="float">
            <text:p>1,247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56" calcext:value-type="float">
            <text:p>156 </text:p>
          </table:table-cell>
          <table:table-cell table:style-name="ce5" table:number-columns-repeated="3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3" office:value-type="date" office:date-value="2020-03-08" calcext:value-type="date">
            <text:p>Mar 8 </text:p>
          </table:table-cell>
        </table:table-row>
        <table:table-row table:style-name="ro1">
          <table:table-cell table:style-name="ce3" office:value-type="date" office:date-value="2020-03-09" calcext:value-type="date">
            <text:p>Mar 9 </text:p>
          </table:table-cell>
          <table:table-cell table:style-name="ce5" table:number-columns-repeated="2"/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492" calcext:value-type="float">
            <text:p>1,49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17" calcext:value-type="float">
            <text:p>317 </text:p>
          </table:table-cell>
          <table:table-cell table:style-name="ce5" table:number-columns-repeated="3"/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8" calcext:value-type="float">
            <text:p>6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7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9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3" office:value-type="date" office:date-value="2020-03-09" calcext:value-type="date">
            <text:p>Mar 9 </text:p>
          </table:table-cell>
        </table:table-row>
        <table:table-row table:style-name="ro1">
          <table:table-cell table:style-name="ce3" office:value-type="date" office:date-value="2020-03-10" calcext:value-type="date">
            <text:p>Mar 10 </text:p>
          </table:table-cell>
          <table:table-cell table:style-name="ce5" table:number-columns-repeated="2"/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97" calcext:value-type="float">
            <text:p>1,797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table:number-columns-repeated="5"/>
          <table:table-cell table:style-name="ce5" office:value-type="float" office:value="45" calcext:value-type="float">
            <text:p>45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54" calcext:value-type="float">
            <text:p>54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59" calcext:value-type="float">
            <text:p>259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3" office:value-type="date" office:date-value="2020-03-10" calcext:value-type="date">
            <text:p>Mar 10 </text:p>
          </table:table-cell>
        </table:table-row>
        <table:table-row table:style-name="ro1">
          <table:table-cell table:style-name="ce3" office:value-type="date" office:date-value="2020-03-11" calcext:value-type="date">
            <text:p>Mar 11 </text:p>
          </table:table-cell>
          <table:table-cell table:style-name="ce5" table:number-columns-repeated="2"/>
          <table:table-cell table:style-name="ce5" office:value-type="float" office:value="615" calcext:value-type="float">
            <text:p>6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57" calcext:value-type="float">
            <text:p>157 </text:p>
          </table:table-cell>
          <table:table-cell table:style-name="ce5" table:number-columns-repeated="3"/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table:number-columns-repeated="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25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3" office:value-type="date" office:date-value="2020-03-11" calcext:value-type="date">
            <text:p>Mar 11 </text:p>
          </table:table-cell>
        </table:table-row>
        <table:table-row table:style-name="ro1">
          <table:table-cell table:style-name="ce3" office:value-type="date" office:date-value="2020-03-12" calcext:value-type="date">
            <text:p>Mar 1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501" calcext:value-type="float">
            <text:p>50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87" calcext:value-type="float">
            <text:p>87 </text:p>
          </table:table-cell>
          <table:table-cell table:style-name="ce5"/>
          <table:table-cell table:style-name="ce5" office:value-type="float" office:value="2313" calcext:value-type="float">
            <text:p>2,313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271" calcext:value-type="float">
            <text:p>271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95" calcext:value-type="float">
            <text:p>49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4" calcext:value-type="float">
            <text:p>15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120" calcext:value-type="float">
            <text:p>120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353" calcext:value-type="float">
            <text:p>35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8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3" office:value-type="date" office:date-value="2020-03-12" calcext:value-type="date">
            <text:p>Mar 12 </text:p>
          </table:table-cell>
        </table:table-row>
        <table:table-row table:style-name="ro1">
          <table:table-cell table:style-name="ce3" office:value-type="date" office:date-value="2020-03-13" calcext:value-type="date">
            <text:p>Mar 1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825" calcext:value-type="float">
            <text:p>82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51" calcext:value-type="float">
            <text:p>2,651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2" calcext:value-type="float">
            <text:p>80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591" calcext:value-type="float">
            <text:p>59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59" calcext:value-type="float">
            <text:p>159 </text:p>
          </table:table-cell>
          <table:table-cell table:style-name="ce5" table:number-columns-repeated="3"/>
          <table:table-cell table:style-name="ce5" office:value-type="float" office:value="27" calcext:value-type="float">
            <text:p>27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9" calcext:value-type="float">
            <text:p>59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69" calcext:value-type="float">
            <text:p>69 </text:p>
          </table:table-cell>
          <table:table-cell table:style-name="ce5" table:number-columns-repeated="9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19"/>
          <table:table-cell table:style-name="ce5" office:value-type="float" office:value="11" calcext:value-type="float">
            <text:p>11 </text:p>
          </table:table-cell>
          <table:table-cell table:style-name="ce5" table:number-columns-repeated="7"/>
          <table:table-cell table:style-name="ce5" office:value-type="float" office:value="13" calcext:value-type="float">
            <text:p>13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17"/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3" office:value-type="date" office:date-value="2020-03-13" calcext:value-type="date">
            <text:p>Mar 13 </text:p>
          </table:table-cell>
        </table:table-row>
        <table:table-row table:style-name="ro1">
          <table:table-cell table:style-name="ce3" office:value-type="date" office:date-value="2020-03-14" calcext:value-type="date">
            <text:p>Mar 14 </text:p>
          </table:table-cell>
          <table:table-cell table:style-name="ce5" table:number-columns-repeated="2"/>
          <table:table-cell table:style-name="ce5" office:value-type="float" office:value="1266" calcext:value-type="float">
            <text:p>1,266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08" calcext:value-type="float">
            <text:p>20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547" calcext:value-type="float">
            <text:p>2,547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693" calcext:value-type="float">
            <text:p>69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80" calcext:value-type="float">
            <text:p>780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85" calcext:value-type="float">
            <text:p>285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67" calcext:value-type="float">
            <text:p>26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27" calcext:value-type="float">
            <text:p>127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5"/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414" calcext:value-type="float">
            <text:p>41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3" office:value-type="date" office:date-value="2020-03-14" calcext:value-type="date">
            <text:p>Mar 14 </text:p>
          </table:table-cell>
        </table:table-row>
        <table:table-row table:style-name="ro1">
          <table:table-cell table:style-name="ce3" office:value-type="date" office:date-value="2020-03-15" calcext:value-type="date">
            <text:p>Mar 15 </text:p>
          </table:table-cell>
          <table:table-cell table:style-name="ce5" table:number-columns-repeated="2"/>
          <table:table-cell table:style-name="ce5" office:value-type="float" office:value="1522" calcext:value-type="float">
            <text:p>1,52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497" calcext:value-type="float">
            <text:p>3,497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829" calcext:value-type="float">
            <text:p>82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49" calcext:value-type="float">
            <text:p>149 </text:p>
          </table:table-cell>
          <table:table-cell table:style-name="ce5" table:number-columns-repeated="3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96" calcext:value-type="float">
            <text:p>296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157" calcext:value-type="float">
            <text:p>157 </text:p>
          </table:table-cell>
          <table:table-cell table:style-name="ce5"/>
          <table:table-cell table:style-name="ce5" office:value-type="float" office:value="101" calcext:value-type="float">
            <text:p>10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" calcext:value-type="float">
            <text:p>77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11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3" office:value-type="date" office:date-value="2020-03-15" calcext:value-type="date">
            <text:p>Mar 15 </text:p>
          </table:table-cell>
        </table:table-row>
        <table:table-row table:style-name="ro1">
          <table:table-cell table:style-name="ce3" office:value-type="date" office:date-value="2020-03-16" calcext:value-type="date">
            <text:p>Mar 16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2000" calcext:value-type="float">
            <text:p>2,000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590" calcext:value-type="float">
            <text:p>3,590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1043" calcext:value-type="float">
            <text:p>1,043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911" calcext:value-type="float">
            <text:p>91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6" calcext:value-type="float">
            <text:p>1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41" calcext:value-type="float">
            <text:p>8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3" calcext:value-type="float">
            <text:p>133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table:number-columns-repeated="3"/>
          <table:table-cell table:style-name="ce5" office:value-type="float" office:value="159" calcext:value-type="float">
            <text:p>159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170" calcext:value-type="float">
            <text:p>170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26" calcext:value-type="float">
            <text:p>126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79" calcext:value-type="float">
            <text:p>79 </text:p>
          </table:table-cell>
          <table:table-cell table:style-name="ce5"/>
          <table:table-cell table:style-name="ce3" office:value-type="date" office:date-value="2020-03-16" calcext:value-type="date">
            <text:p>Mar 16 </text:p>
          </table:table-cell>
        </table:table-row>
        <table:table-row table:style-name="ro1">
          <table:table-cell table:style-name="ce3" office:value-type="date" office:date-value="2020-03-17" calcext:value-type="date">
            <text:p>Mar 17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233" calcext:value-type="float">
            <text:p>3,233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1193" calcext:value-type="float">
            <text:p>1,193 </text:p>
          </table:table-cell>
          <table:table-cell table:style-name="ce5" office:value-type="float" office:value="21" calcext:value-type="float">
            <text:p>21 </text:p>
          </table:table-cell>
          <table:table-cell table:style-name="ce5" table:number-columns-repeated="2"/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86" calcext:value-type="float">
            <text:p>86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 table:number-columns-repeated="3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92" calcext:value-type="float">
            <text:p>9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 table:number-columns-repeated="9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825" calcext:value-type="float">
            <text:p>1,8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3" office:value-type="date" office:date-value="2020-03-17" calcext:value-type="date">
            <text:p>Mar 17 </text:p>
          </table:table-cell>
        </table:table-row>
        <table:table-row table:style-name="ro1">
          <table:table-cell table:style-name="ce3" office:value-type="date" office:date-value="2020-03-18" calcext:value-type="date">
            <text:p>Mar 18 </text:p>
          </table:table-cell>
          <table:table-cell table:style-name="ce5" table:number-columns-repeated="2"/>
          <table:table-cell table:style-name="ce5" office:value-type="float" office:value="1987" calcext:value-type="float">
            <text:p>1,987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526" calcext:value-type="float">
            <text:p>3,526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1144" calcext:value-type="float">
            <text:p>1,144 </text:p>
          </table:table-cell>
          <table:table-cell table:style-name="ce5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79" calcext:value-type="float">
            <text:p>1,0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50" calcext:value-type="float">
            <text:p>45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8" calcext:value-type="float">
            <text:p>108 </text:p>
          </table:table-cell>
          <table:table-cell table:style-name="ce5" table:number-columns-repeated="3"/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0" calcext:value-type="float">
            <text:p>200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36" calcext:value-type="float">
            <text:p>136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table:number-columns-repeated="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3"/>
          <table:table-cell table:style-name="ce5" office:value-type="float" office:value="24" calcext:value-type="float">
            <text:p>24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33" calcext:value-type="float">
            <text:p>33 </text:p>
          </table:table-cell>
          <table:table-cell table:style-name="ce5" table:number-columns-repeated="3"/>
          <table:table-cell table:style-name="ce3" office:value-type="date" office:date-value="2020-03-18" calcext:value-type="date">
            <text:p>Mar 18 </text:p>
          </table:table-cell>
        </table:table-row>
        <table:table-row table:style-name="ro1">
          <table:table-cell table:style-name="ce3" office:value-type="date" office:date-value="2020-03-19" calcext:value-type="date">
            <text:p>Mar 19 </text:p>
          </table:table-cell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2538" calcext:value-type="float">
            <text:p>2,538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4207" calcext:value-type="float">
            <text:p>4,207 </text:p>
          </table:table-cell>
          <table:table-cell table:style-name="ce5" office:value-type="float" office:value="473" calcext:value-type="float">
            <text:p>473 </text:p>
          </table:table-cell>
          <table:table-cell table:style-name="ce5" office:value-type="float" office:value="1042" calcext:value-type="float">
            <text:p>1,042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91" calcext:value-type="float">
            <text:p>1,391 </text:p>
          </table:table-cell>
          <table:table-cell table:style-name="ce5" office:value-type="float" office:value="69" calcext:value-type="float">
            <text:p>69 </text:p>
          </table:table-cell>
          <table:table-cell table:style-name="ce5" table:number-columns-repeated="2"/>
          <table:table-cell table:style-name="ce5" office:value-type="float" office:value="356" calcext:value-type="float">
            <text:p>35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5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7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551" calcext:value-type="float">
            <text:p>3,551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3" office:value-type="date" office:date-value="2020-03-19" calcext:value-type="date">
            <text:p>Mar 19 </text:p>
          </table:table-cell>
        </table:table-row>
        <table:table-row table:style-name="ro1">
          <table:table-cell table:style-name="ce3" office:value-type="date" office:date-value="2020-03-20" calcext:value-type="date">
            <text:p>Mar 20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3431" calcext:value-type="float">
            <text:p>3,431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647" calcext:value-type="float">
            <text:p>647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5322" calcext:value-type="float">
            <text:p>5,32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801" calcext:value-type="float">
            <text:p>2,80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79" calcext:value-type="float">
            <text:p>47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834" calcext:value-type="float">
            <text:p>1,834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309" calcext:value-type="float">
            <text:p>309 </text:p>
          </table:table-cell>
          <table:table-cell table:style-name="ce5"/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853" calcext:value-type="float">
            <text:p>85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table:number-columns-repeated="3"/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table:number-columns-repeated="3"/>
          <table:table-cell table:style-name="ce5" office:value-type="float" office:value="197" calcext:value-type="float">
            <text:p>1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1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355" calcext:value-type="float">
            <text:p>3,355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3" calcext:value-type="float">
            <text:p>3 </text:p>
          </table:table-cell>
          <table:table-cell table:style-name="ce3" office:value-type="date" office:date-value="2020-03-20" calcext:value-type="date">
            <text:p>Mar 20 </text:p>
          </table:table-cell>
        </table:table-row>
        <table:table-row table:style-name="ro1">
          <table:table-cell table:style-name="ce3" office:value-type="date" office:date-value="2020-03-21" calcext:value-type="date">
            <text:p>Mar 21 </text:p>
          </table:table-cell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2833" calcext:value-type="float">
            <text:p>2,83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706" calcext:value-type="float">
            <text:p>706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5986" calcext:value-type="float">
            <text:p>5,986 </text:p>
          </table:table-cell>
          <table:table-cell table:style-name="ce5" office:value-type="float" office:value="625" calcext:value-type="float">
            <text:p>625 </text:p>
          </table:table-cell>
          <table:table-cell table:style-name="ce5" office:value-type="float" office:value="7324" calcext:value-type="float">
            <text:p>7,324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2"/>
          <table:table-cell table:style-name="ce5" office:value-type="float" office:value="1598" calcext:value-type="float">
            <text:p>1,598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26" calcext:value-type="float">
            <text:p>126 </text:p>
          </table:table-cell>
          <table:table-cell table:style-name="ce5"/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0" calcext:value-type="float">
            <text:p>100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10" calcext:value-type="float">
            <text:p>210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1" calcext:value-type="float">
            <text:p>8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4777" calcext:value-type="float">
            <text:p>4,777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93" calcext:value-type="float">
            <text:p>193 </text:p>
          </table:table-cell>
          <table:table-cell table:style-name="ce5"/>
          <table:table-cell table:style-name="ce3" office:value-type="date" office:date-value="2020-03-21" calcext:value-type="date">
            <text:p>Mar 21 </text:p>
          </table:table-cell>
        </table:table-row>
        <table:table-row table:style-name="ro1">
          <table:table-cell table:style-name="ce3" office:value-type="date" office:date-value="2020-03-22" calcext:value-type="date">
            <text:p>Mar 22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4946" calcext:value-type="float">
            <text:p>4,946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6557" calcext:value-type="float">
            <text:p>6,557 </text:p>
          </table:table-cell>
          <table:table-cell table:style-name="ce5" office:value-type="float" office:value="795" calcext:value-type="float">
            <text:p>795 </text:p>
          </table:table-cell>
          <table:table-cell table:style-name="ce5" office:value-type="float" office:value="3140" calcext:value-type="float">
            <text:p>3,140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821" calcext:value-type="float">
            <text:p>1,821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237" calcext:value-type="float">
            <text:p>1,23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171" calcext:value-type="float">
            <text:p>171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375" calcext:value-type="float">
            <text:p>3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/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4"/>
          <table:table-cell table:number-columns-repeated="2"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2" calcext:value-type="float">
            <text:p>12 </text:p>
          </table:table-cell>
          <table:table-cell table:style-name="ce5" table:number-columns-repeated="7"/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7" calcext:value-type="float">
            <text:p>7 </text:p>
          </table:table-cell>
          <table:table-cell table:style-name="ce3" office:value-type="date" office:date-value="2020-03-22" calcext:value-type="date">
            <text:p>Mar 22 </text:p>
          </table:table-cell>
        </table:table-row>
        <table:table-row table:style-name="ro1">
          <table:table-cell table:style-name="ce3" office:value-type="date" office:date-value="2020-03-23" calcext:value-type="date">
            <text:p>Mar 23 </text:p>
          </table:table-cell>
          <table:table-cell table:style-name="ce5" office:value-type="float" office:value="132" calcext:value-type="float">
            <text:p>132 </text:p>
          </table:table-cell>
          <table:table-cell table:style-name="ce5"/>
          <table:table-cell table:style-name="ce5" office:value-type="float" office:value="3646" calcext:value-type="float">
            <text:p>3,646 </text:p>
          </table:table-cell>
          <table:table-cell table:style-name="ce5" office:value-type="float" office:value="394" calcext:value-type="float">
            <text:p>394 </text:p>
          </table:table-cell>
          <table:table-cell table:style-name="ce5" office:value-type="float" office:value="669" calcext:value-type="float">
            <text:p>669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5560" calcext:value-type="float">
            <text:p>5,560 </text:p>
          </table:table-cell>
          <table:table-cell table:style-name="ce5" office:value-type="float" office:value="649" calcext:value-type="float">
            <text:p>649 </text:p>
          </table:table-cell>
          <table:table-cell table:style-name="ce5" office:value-type="float" office:value="3311" calcext:value-type="float">
            <text:p>3,31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89" calcext:value-type="float">
            <text:p>2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525" calcext:value-type="float">
            <text:p>1,525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586" calcext:value-type="float">
            <text:p>58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3" calcext:value-type="float">
            <text:p>573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894" calcext:value-type="float">
            <text:p>89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8" calcext:value-type="float">
            <text:p>188 </text:p>
          </table:table-cell>
          <table:table-cell table:style-name="ce5"/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607" calcext:value-type="float">
            <text:p>60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6" calcext:value-type="float">
            <text:p>206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28" calcext:value-type="float">
            <text:p>128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6354" calcext:value-type="float">
            <text:p>16,354 </text:p>
          </table:table-cell>
          <table:table-cell table:style-name="ce5" office:value-type="float" office:value="201" calcext:value-type="float">
            <text:p>201 </text:p>
          </table:table-cell>
          <table:table-cell table:style-name="ce5" table:number-columns-repeated="2"/>
          <table:table-cell table:style-name="ce3" office:value-type="date" office:date-value="2020-03-23" calcext:value-type="date">
            <text:p>Mar 23 </text:p>
          </table:table-cell>
        </table:table-row>
        <table:table-row table:style-name="ro1">
          <table:table-cell table:style-name="ce3" office:value-type="date" office:date-value="2020-03-24" calcext:value-type="date">
            <text:p>Mar 24 </text:p>
          </table:table-cell>
          <table:table-cell table:style-name="ce5" table:number-columns-repeated="2"/>
          <table:table-cell table:style-name="ce5" office:value-type="float" office:value="4517" calcext:value-type="float">
            <text:p>4,517 </text:p>
          </table:table-cell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967" calcext:value-type="float">
            <text:p>967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438" calcext:value-type="float">
            <text:p>4,438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794" calcext:value-type="float">
            <text:p>3,794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044" calcext:value-type="float">
            <text:p>1,04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60" calcext:value-type="float">
            <text:p>4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7" calcext:value-type="float">
            <text:p>167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855" calcext:value-type="float">
            <text:p>85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39" calcext:value-type="float">
            <text:p>2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4" calcext:value-type="float">
            <text:p>7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591" calcext:value-type="float">
            <text:p>10,59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642" calcext:value-type="float">
            <text:p>642 </text:p>
          </table:table-cell>
          <table:table-cell table:style-name="ce5" office:value-type="float" office:value="14" calcext:value-type="float">
            <text:p>14 </text:p>
          </table:table-cell>
          <table:table-cell table:style-name="ce3" office:value-type="date" office:date-value="2020-03-24" calcext:value-type="date">
            <text:p>Mar 24 </text:p>
          </table:table-cell>
        </table:table-row>
        <table:table-row table:style-name="ro1">
          <table:table-cell table:style-name="ce3" office:value-type="date" office:date-value="2020-03-25" calcext:value-type="date">
            <text:p>Mar 25 </text:p>
          </table:table-cell>
          <table:table-cell table:style-name="ce5" office:value-type="float" office:value="220" calcext:value-type="float">
            <text:p>220 </text:p>
          </table:table-cell>
          <table:table-cell table:style-name="ce5"/>
          <table:table-cell table:style-name="ce5" office:value-type="float" office:value="6584" calcext:value-type="float">
            <text:p>6,584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1427" calcext:value-type="float">
            <text:p>1,42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5249" calcext:value-type="float">
            <text:p>5,249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2342" calcext:value-type="float">
            <text:p>2,34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410" calcext:value-type="float">
            <text:p>2,410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526" calcext:value-type="float">
            <text:p>526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811" calcext:value-type="float">
            <text:p>811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774" calcext:value-type="float">
            <text:p>77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2"/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96" calcext:value-type="float">
            <text:p>7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8" calcext:value-type="float">
            <text:p>1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24" calcext:value-type="float">
            <text:p>22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750" calcext:value-type="float">
            <text:p>9,750 </text:p>
          </table:table-cell>
          <table:table-cell table:style-name="ce5" office:value-type="float" office:value="202" calcext:value-type="float">
            <text:p>202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21" calcext:value-type="float">
            <text:p>21 </text:p>
          </table:table-cell>
          <table:table-cell table:style-name="ce3" office:value-type="date" office:date-value="2020-03-25" calcext:value-type="date">
            <text:p>Mar 25 </text:p>
          </table:table-cell>
        </table:table-row>
        <table:table-row table:style-name="ro1">
          <table:table-cell table:style-name="ce3" office:value-type="date" office:date-value="2020-03-26" calcext:value-type="date">
            <text:p>Mar 26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937" calcext:value-type="float">
            <text:p>7,937 </text:p>
          </table:table-cell>
          <table:table-cell table:style-name="ce5" office:value-type="float" office:value="738" calcext:value-type="float">
            <text:p>738 </text:p>
          </table:table-cell>
          <table:table-cell table:style-name="ce5" office:value-type="float" office:value="1452" calcext:value-type="float">
            <text:p>1,45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5210" calcext:value-type="float">
            <text:p>5,210 </text:p>
          </table:table-cell>
          <table:table-cell table:style-name="ce5" office:value-type="float" office:value="685" calcext:value-type="float">
            <text:p>685 </text:p>
          </table:table-cell>
          <table:table-cell table:style-name="ce5" office:value-type="float" office:value="4954" calcext:value-type="float">
            <text:p>4,954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895" calcext:value-type="float">
            <text:p>2,895 </text:p>
          </table:table-cell>
          <table:table-cell table:style-name="ce5" office:value-type="float" office:value="231" calcext:value-type="float">
            <text:p>231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925" calcext:value-type="float">
            <text:p>9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9" calcext:value-type="float">
            <text:p>199 </text:p>
          </table:table-cell>
          <table:table-cell table:style-name="ce5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50" calcext:value-type="float">
            <text:p>3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34" calcext:value-type="float">
            <text:p>234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89" calcext:value-type="float">
            <text:p>89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1656" calcext:value-type="float">
            <text:p>11,656 </text:p>
          </table:table-cell>
          <table:table-cell table:style-name="ce5" office:value-type="float" office:value="211" calcext:value-type="float">
            <text:p>211 </text:p>
          </table:table-cell>
          <table:table-cell table:style-name="ce5" office:value-type="float" office:value="232" calcext:value-type="float">
            <text:p>232 </text:p>
          </table:table-cell>
          <table:table-cell table:style-name="ce5" office:value-type="float" office:value="11" calcext:value-type="float">
            <text:p>11 </text:p>
          </table:table-cell>
          <table:table-cell table:style-name="ce3" office:value-type="date" office:date-value="2020-03-26" calcext:value-type="date">
            <text:p>Mar 26 </text:p>
          </table:table-cell>
        </table:table-row>
        <table:table-row table:style-name="ro1">
          <table:table-cell table:style-name="ce3" office:value-type="date" office:date-value="2020-03-27" calcext:value-type="date">
            <text:p>Mar 27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578" calcext:value-type="float">
            <text:p>8,57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2129" calcext:value-type="float">
            <text:p>2,129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6153" calcext:value-type="float">
            <text:p>6,153 </text:p>
          </table:table-cell>
          <table:table-cell table:style-name="ce5" office:value-type="float" office:value="660" calcext:value-type="float">
            <text:p>660 </text:p>
          </table:table-cell>
          <table:table-cell table:style-name="ce5" office:value-type="float" office:value="5780" calcext:value-type="float">
            <text:p>5,780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1196" calcext:value-type="float">
            <text:p>1,196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866" calcext:value-type="float">
            <text:p>3,866 </text:p>
          </table:table-cell>
          <table:table-cell table:style-name="ce5" office:value-type="float" office:value="364" calcext:value-type="float">
            <text:p>364 </text:p>
          </table:table-cell>
          <table:table-cell table:style-name="ce5" office:value-type="float" office:value="1298" calcext:value-type="float">
            <text:p>1,298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000" calcext:value-type="float">
            <text:p>1,000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549" calcext:value-type="float">
            <text:p>54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table:number-columns-repeated="2"/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66" calcext:value-type="float">
            <text:p>6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1141" calcext:value-type="float">
            <text:p>1,1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134" calcext:value-type="float">
            <text:p>134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764" calcext:value-type="float">
            <text:p>4,764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table:number-columns-repeated="2"/>
          <table:table-cell table:style-name="ce3" office:value-type="date" office:date-value="2020-03-27" calcext:value-type="date">
            <text:p>Mar 27 </text:p>
          </table:table-cell>
        </table:table-row>
        <table:table-row table:style-name="ro1">
          <table:table-cell table:style-name="ce3" office:value-type="date" office:date-value="2020-03-28" calcext:value-type="date">
            <text:p>Mar 28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871" calcext:value-type="float">
            <text:p>7,871 </text:p>
          </table:table-cell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2885" calcext:value-type="float">
            <text:p>2,885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5959" calcext:value-type="float">
            <text:p>5,959 </text:p>
          </table:table-cell>
          <table:table-cell table:style-name="ce5" office:value-type="float" office:value="971" calcext:value-type="float">
            <text:p>971 </text:p>
          </table:table-cell>
          <table:table-cell table:style-name="ce5" office:value-type="float" office:value="6294" calcext:value-type="float">
            <text:p>6,29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069" calcext:value-type="float">
            <text:p>2,06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756" calcext:value-type="float">
            <text:p>3,756 </text:p>
          </table:table-cell>
          <table:table-cell table:style-name="ce5" office:value-type="float" office:value="297" calcext:value-type="float">
            <text:p>297 </text:p>
          </table:table-cell>
          <table:table-cell table:style-name="ce5" office:value-type="float" office:value="1049" calcext:value-type="float">
            <text:p>1,049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172" calcext:value-type="float">
            <text:p>1,172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390" calcext:value-type="float">
            <text:p>1,390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8" calcext:value-type="float">
            <text:p>168 </text:p>
          </table:table-cell>
          <table:table-cell table:style-name="ce5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17" calcext:value-type="float">
            <text:p>217 </text:p>
          </table:table-cell>
          <table:table-cell table:style-name="ce5"/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4" calcext:value-type="float">
            <text:p>7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9" calcext:value-type="float">
            <text:p>69 </text:p>
          </table:table-cell>
          <table:table-cell table:style-name="ce5" table:number-columns-repeated="3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894" calcext:value-type="float">
            <text:p>16,894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482" calcext:value-type="float">
            <text:p>482 </text:p>
          </table:table-cell>
          <table:table-cell table:style-name="ce5" office:value-type="float" office:value="20" calcext:value-type="float">
            <text:p>20 </text:p>
          </table:table-cell>
          <table:table-cell table:style-name="ce3" office:value-type="date" office:date-value="2020-03-28" calcext:value-type="date">
            <text:p>Mar 28 </text:p>
          </table:table-cell>
        </table:table-row>
        <table:table-row table:style-name="ro1">
          <table:table-cell table:style-name="ce3" office:value-type="date" office:date-value="2020-03-29" calcext:value-type="date">
            <text:p>Mar 29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189" calcext:value-type="float">
            <text:p>8,189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2546" calcext:value-type="float">
            <text:p>2,546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5974" calcext:value-type="float">
            <text:p>5,974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3965" calcext:value-type="float">
            <text:p>3,965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704" calcext:value-type="float">
            <text:p>1,70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319" calcext:value-type="float">
            <text:p>319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159" calcext:value-type="float">
            <text:p>1,159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048" calcext:value-type="float">
            <text:p>1,04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902" calcext:value-type="float">
            <text:p>90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2"/>
          <table:table-cell table:style-name="ce5" office:value-type="float" office:value="294" calcext:value-type="float">
            <text:p>29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05" calcext:value-type="float">
            <text:p>4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9" calcext:value-type="float">
            <text:p>2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4" calcext:value-type="float">
            <text:p>594 </text:p>
          </table:table-cell>
          <table:table-cell table:style-name="ce5"/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84" calcext:value-type="float">
            <text:p>3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226" calcext:value-type="float">
            <text:p>2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8093" calcext:value-type="float">
            <text:p>18,093 </text:p>
          </table:table-cell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502" calcext:value-type="float">
            <text:p>502 </text:p>
          </table:table-cell>
          <table:table-cell table:style-name="ce5" office:value-type="float" office:value="15" calcext:value-type="float">
            <text:p>15 </text:p>
          </table:table-cell>
          <table:table-cell table:style-name="ce3" office:value-type="date" office:date-value="2020-03-29" calcext:value-type="date">
            <text:p>Mar 29 </text:p>
          </table:table-cell>
        </table:table-row>
        <table:table-row table:style-name="ro1">
          <table:table-cell table:style-name="ce3" office:value-type="date" office:date-value="2020-03-30" calcext:value-type="date">
            <text:p>Mar 30 </text:p>
          </table:table-cell>
          <table:table-cell table:style-name="ce5" table:number-columns-repeated="2"/>
          <table:table-cell table:style-name="ce5" office:value-type="float" office:value="6549" calcext:value-type="float">
            <text:p>6,549 </text:p>
          </table:table-cell>
          <table:table-cell table:style-name="ce5" office:value-type="float" office:value="838" calcext:value-type="float">
            <text:p>838 </text:p>
          </table:table-cell>
          <table:table-cell table:style-name="ce5" office:value-type="float" office:value="2433" calcext:value-type="float">
            <text:p>2,433 </text:p>
          </table:table-cell>
          <table:table-cell table:style-name="ce5" office:value-type="float" office:value="209" calcext:value-type="float">
            <text:p>209 </text:p>
          </table:table-cell>
          <table:table-cell table:style-name="ce5" office:value-type="float" office:value="5217" calcext:value-type="float">
            <text:p>5,217 </text:p>
          </table:table-cell>
          <table:table-cell table:style-name="ce5" office:value-type="float" office:value="758" calcext:value-type="float">
            <text:p>758 </text:p>
          </table:table-cell>
          <table:table-cell table:style-name="ce5" office:value-type="float" office:value="4751" calcext:value-type="float">
            <text:p>4,751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869" calcext:value-type="float">
            <text:p>1,869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497" calcext:value-type="float">
            <text:p>2,497 </text:p>
          </table:table-cell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1702" calcext:value-type="float">
            <text:p>1,70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04" calcext:value-type="float">
            <text:p>1,104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1122" calcext:value-type="float">
            <text:p>1,122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792" calcext:value-type="float">
            <text:p>7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82" calcext:value-type="float">
            <text:p>382 </text:p>
          </table:table-cell>
          <table:table-cell table:style-name="ce5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22" calcext:value-type="float">
            <text:p>52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1" calcext:value-type="float">
            <text:p>41 </text:p>
          </table:table-cell>
          <table:table-cell table:style-name="ce5" table:number-columns-repeated="3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9332" calcext:value-type="float">
            <text:p>19,332 </text:p>
          </table:table-cell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487" calcext:value-type="float">
            <text:p>487 </text:p>
          </table:table-cell>
          <table:table-cell table:style-name="ce5" office:value-type="float" office:value="22" calcext:value-type="float">
            <text:p>22 </text:p>
          </table:table-cell>
          <table:table-cell table:style-name="ce3" office:value-type="date" office:date-value="2020-03-30" calcext:value-type="date">
            <text:p>Mar 30 </text:p>
          </table:table-cell>
        </table:table-row>
        <table:table-row table:style-name="ro1">
          <table:table-cell table:style-name="ce3" office:value-type="date" office:date-value="2020-03-31" calcext:value-type="date">
            <text:p>Mar 31 </text:p>
          </table:table-cell>
          <table:table-cell table:style-name="ce5" office:value-type="float" office:value="303" calcext:value-type="float">
            <text:p>303 </text:p>
          </table:table-cell>
          <table:table-cell table:style-name="ce5"/>
          <table:table-cell table:style-name="ce5" office:value-type="float" office:value="6398" calcext:value-type="float">
            <text:p>6,398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2619" calcext:value-type="float">
            <text:p>2,619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4050" calcext:value-type="float">
            <text:p>4,050 </text:p>
          </table:table-cell>
          <table:table-cell table:style-name="ce5" office:value-type="float" office:value="810" calcext:value-type="float">
            <text:p>810 </text:p>
          </table:table-cell>
          <table:table-cell table:style-name="ce5" office:value-type="float" office:value="4615" calcext:value-type="float">
            <text:p>4,615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1556" calcext:value-type="float">
            <text:p>1,556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335" calcext:value-type="float">
            <text:p>4,335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063" calcext:value-type="float">
            <text:p>1,063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884" calcext:value-type="float">
            <text:p>884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138" calcext:value-type="float">
            <text:p>1,13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46" calcext:value-type="float">
            <text:p>446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84" calcext:value-type="float">
            <text:p>5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05" calcext:value-type="float">
            <text:p>80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3" calcext:value-type="float">
            <text:p>8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3" calcext:value-type="float">
            <text:p>33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7987" calcext:value-type="float">
            <text:p>17,987 </text:p>
          </table:table-cell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352" calcext:value-type="float">
            <text:p>352 </text:p>
          </table:table-cell>
          <table:table-cell table:style-name="ce5" office:value-type="float" office:value="22" calcext:value-type="float">
            <text:p>22 </text:p>
          </table:table-cell>
          <table:table-cell table:style-name="ce3" office:value-type="date" office:date-value="2020-03-31" calcext:value-type="date">
            <text:p>Mar 31 </text:p>
          </table:table-cell>
        </table:table-row>
        <table:table-row table:style-name="ro1">
          <table:table-cell table:style-name="ce3" office:value-type="date" office:date-value="2020-04-01" calcext:value-type="date">
            <text:p>Apr 1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9222" calcext:value-type="float">
            <text:p>9,222 </text:p>
          </table:table-cell>
          <table:table-cell table:style-name="ce5" office:value-type="float" office:value="849" calcext:value-type="float">
            <text:p>849 </text:p>
          </table:table-cell>
          <table:table-cell table:style-name="ce5" office:value-type="float" office:value="3009" calcext:value-type="float">
            <text:p>3,009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4053" calcext:value-type="float">
            <text:p>4,053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5453" calcext:value-type="float">
            <text:p>5,453 </text:p>
          </table:table-cell>
          <table:table-cell table:style-name="ce5" office:value-type="float" office:value="149" calcext:value-type="float">
            <text:p>149 </text:p>
          </table:table-cell>
          <table:table-cell table:style-name="ce5" office:value-type="float" office:value="2704" calcext:value-type="float">
            <text:p>2,704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7500" calcext:value-type="float">
            <text:p>7,500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876" calcext:value-type="float">
            <text:p>876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45" calcext:value-type="float">
            <text:p>845 </text:p>
          </table:table-cell>
          <table:table-cell table:style-name="ce5" office:value-type="float" office:value="175" calcext:value-type="float">
            <text:p>175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34" calcext:value-type="float">
            <text:p>34 </text:p>
          </table:table-cell>
          <table:table-cell table:style-name="ce5" table:number-columns-repeated="2"/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98" calcext:value-type="float">
            <text:p>29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21" calcext:value-type="float">
            <text:p>2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2559" calcext:value-type="float">
            <text:p>22,559 </text:p>
          </table:table-cell>
          <table:table-cell table:style-name="ce5" office:value-type="float" office:value="452" calcext:value-type="float">
            <text:p>452 </text:p>
          </table:table-cell>
          <table:table-cell table:style-name="ce5" office:value-type="float" office:value="323" calcext:value-type="float">
            <text:p>323 </text:p>
          </table:table-cell>
          <table:table-cell table:style-name="ce5" office:value-type="float" office:value="23" calcext:value-type="float">
            <text:p>23 </text:p>
          </table:table-cell>
          <table:table-cell table:style-name="ce3" office:value-type="date" office:date-value="2020-04-01" calcext:value-type="date">
            <text:p>Apr 1 </text:p>
          </table:table-cell>
        </table:table-row>
        <table:table-row table:style-name="ro1">
          <table:table-cell table:style-name="ce3" office:value-type="date" office:date-value="2020-04-02" calcext:value-type="date">
            <text:p>Apr 2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7719" calcext:value-type="float">
            <text:p>7,719 </text:p>
          </table:table-cell>
          <table:table-cell table:style-name="ce5" office:value-type="float" office:value="864" calcext:value-type="float">
            <text:p>864 </text:p>
          </table:table-cell>
          <table:table-cell table:style-name="ce5" office:value-type="float" office:value="4324" calcext:value-type="float">
            <text:p>4,324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4782" calcext:value-type="float">
            <text:p>4,782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6156" calcext:value-type="float">
            <text:p>6,156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2148" calcext:value-type="float">
            <text:p>2,148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4784" calcext:value-type="float">
            <text:p>4,784 </text:p>
          </table:table-cell>
          <table:table-cell table:style-name="ce5" office:value-type="float" office:value="505" calcext:value-type="float">
            <text:p>505 </text:p>
          </table:table-cell>
          <table:table-cell table:style-name="ce5" office:value-type="float" office:value="1189" calcext:value-type="float">
            <text:p>1,189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962" calcext:value-type="float">
            <text:p>9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08" calcext:value-type="float">
            <text:p>808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12" calcext:value-type="float">
            <text:p>51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2" calcext:value-type="float">
            <text:p>21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62" calcext:value-type="float">
            <text:p>462 </text:p>
          </table:table-cell>
          <table:table-cell table:style-name="ce5"/>
          <table:table-cell table:style-name="ce5" office:value-type="float" office:value="243" calcext:value-type="float">
            <text:p>24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29" calcext:value-type="float">
            <text:p>529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5" calcext:value-type="float">
            <text:p>85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24103" calcext:value-type="float">
            <text:p>24,103 </text:p>
          </table:table-cell>
          <table:table-cell table:style-name="ce5" office:value-type="float" office:value="996" calcext:value-type="float">
            <text:p>996 </text:p>
          </table:table-cell>
          <table:table-cell table:style-name="ce5" office:value-type="float" office:value="1138" calcext:value-type="float">
            <text:p>1,138 </text:p>
          </table:table-cell>
          <table:table-cell table:style-name="ce5" office:value-type="float" office:value="42" calcext:value-type="float">
            <text:p>42 </text:p>
          </table:table-cell>
          <table:table-cell table:style-name="ce3" office:value-type="date" office:date-value="2020-04-02" calcext:value-type="date">
            <text:p>Apr 2 </text:p>
          </table:table-cell>
        </table:table-row>
        <table:table-row table:style-name="ro1">
          <table:table-cell table:style-name="ce3" office:value-type="date" office:date-value="2020-04-03" calcext:value-type="date">
            <text:p>Apr 3 </text:p>
          </table:table-cell>
          <table:table-cell table:style-name="ce5" office:value-type="float" office:value="771" calcext:value-type="float">
            <text:p>77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8102" calcext:value-type="float">
            <text:p>8,102 </text:p>
          </table:table-cell>
          <table:table-cell table:style-name="ce5" office:value-type="float" office:value="950" calcext:value-type="float">
            <text:p>950 </text:p>
          </table:table-cell>
          <table:table-cell table:style-name="ce5" office:value-type="float" office:value="4244" calcext:value-type="float">
            <text:p>4,244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4668" calcext:value-type="float">
            <text:p>4,668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6174" calcext:value-type="float">
            <text:p>6,174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2456" calcext:value-type="float">
            <text:p>2,456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2066" calcext:value-type="float">
            <text:p>2,066 </text:p>
          </table:table-cell>
          <table:table-cell table:style-name="ce5" office:value-type="float" office:value="471" calcext:value-type="float">
            <text:p>471 </text:p>
          </table:table-cell>
          <table:table-cell table:style-name="ce5" office:value-type="float" office:value="1384" calcext:value-type="float">
            <text:p>1,384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083" calcext:value-type="float">
            <text:p>1,083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1774" calcext:value-type="float">
            <text:p>1,774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519" calcext:value-type="float">
            <text:p>519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02" calcext:value-type="float">
            <text:p>40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620" calcext:value-type="float">
            <text:p>6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18" calcext:value-type="float">
            <text:p>41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269" calcext:value-type="float">
            <text:p>26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26298" calcext:value-type="float">
            <text:p>26,298 </text:p>
          </table:table-cell>
          <table:table-cell table:style-name="ce5" office:value-type="float" office:value="947" calcext:value-type="float">
            <text:p>947 </text:p>
          </table:table-cell>
          <table:table-cell table:style-name="ce5" office:value-type="float" office:value="1119" calcext:value-type="float">
            <text:p>1,119 </text:p>
          </table:table-cell>
          <table:table-cell table:style-name="ce5" office:value-type="float" office:value="40" calcext:value-type="float">
            <text:p>40 </text:p>
          </table:table-cell>
          <table:table-cell table:style-name="ce3" office:value-type="date" office:date-value="2020-04-03" calcext:value-type="date">
            <text:p>Apr 3 </text:p>
          </table:table-cell>
        </table:table-row>
        <table:table-row table:style-name="ro1">
          <table:table-cell table:style-name="ce3" office:value-type="date" office:date-value="2020-04-04" calcext:value-type="date">
            <text:p>Apr 4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472" calcext:value-type="float">
            <text:p>7,472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450" calcext:value-type="float">
            <text:p>4,450 </text:p>
          </table:table-cell>
          <table:table-cell table:style-name="ce5" office:value-type="float" office:value="684" calcext:value-type="float">
            <text:p>684 </text:p>
          </table:table-cell>
          <table:table-cell table:style-name="ce5" office:value-type="float" office:value="4585" calcext:value-type="float">
            <text:p>4,585 </text:p>
          </table:table-cell>
          <table:table-cell table:style-name="ce5" office:value-type="float" office:value="764" calcext:value-type="float">
            <text:p>764 </text:p>
          </table:table-cell>
          <table:table-cell table:style-name="ce5" office:value-type="float" office:value="6082" calcext:value-type="float">
            <text:p>6,082 </text:p>
          </table:table-cell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2786" calcext:value-type="float">
            <text:p>2,786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5209" calcext:value-type="float">
            <text:p>5,209 </text:p>
          </table:table-cell>
          <table:table-cell table:style-name="ce5" office:value-type="float" office:value="2003" calcext:value-type="float">
            <text:p>2,003 </text:p>
          </table:table-cell>
          <table:table-cell table:style-name="ce5" office:value-type="float" office:value="1422" calcext:value-type="float">
            <text:p>1,42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1026" calcext:value-type="float">
            <text:p>1,026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862" calcext:value-type="float">
            <text:p>86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1" calcext:value-type="float">
            <text:p>51 </text:p>
          </table:table-cell>
          <table:table-cell table:style-name="ce5" table:number-columns-repeated="2"/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819" calcext:value-type="float">
            <text:p>81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73" calcext:value-type="float">
            <text:p>27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2" calcext:value-type="float">
            <text:p>122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8103" calcext:value-type="float">
            <text:p>28,103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5" office:value-type="float" office:value="1074" calcext:value-type="float">
            <text:p>1,074 </text:p>
          </table:table-cell>
          <table:table-cell table:style-name="ce5" office:value-type="float" office:value="58" calcext:value-type="float">
            <text:p>58 </text:p>
          </table:table-cell>
          <table:table-cell table:style-name="ce3" office:value-type="date" office:date-value="2020-04-04" calcext:value-type="date">
            <text:p>Apr 4 </text:p>
          </table:table-cell>
        </table:table-row>
        <table:table-row table:style-name="ro1">
          <table:table-cell table:style-name="ce3" office:value-type="date" office:date-value="2020-04-05" calcext:value-type="date">
            <text:p>Apr 5 </text:p>
          </table:table-cell>
          <table:table-cell table:style-name="ce5" office:value-type="float" office:value="582" calcext:value-type="float">
            <text:p>58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7026" calcext:value-type="float">
            <text:p>7,026 </text:p>
          </table:table-cell>
          <table:table-cell table:style-name="ce5" office:value-type="float" office:value="809" calcext:value-type="float">
            <text:p>809 </text:p>
          </table:table-cell>
          <table:table-cell table:style-name="ce5" office:value-type="float" office:value="3735" calcext:value-type="float">
            <text:p>3,735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4805" calcext:value-type="float">
            <text:p>4,805 </text:p>
          </table:table-cell>
          <table:table-cell table:style-name="ce5" office:value-type="float" office:value="681" calcext:value-type="float">
            <text:p>681 </text:p>
          </table:table-cell>
          <table:table-cell table:style-name="ce5" office:value-type="float" office:value="5936" calcext:value-type="float">
            <text:p>5,936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3013" calcext:value-type="float">
            <text:p>3,013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4221" calcext:value-type="float">
            <text:p>4,221 </text:p>
          </table:table-cell>
          <table:table-cell table:style-name="ce5" office:value-type="float" office:value="1053" calcext:value-type="float">
            <text:p>1,053 </text:p>
          </table:table-cell>
          <table:table-cell table:style-name="ce5" office:value-type="float" office:value="1661" calcext:value-type="float">
            <text:p>1,661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904" calcext:value-type="float">
            <text:p>904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65" calcext:value-type="float">
            <text:p>36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86" calcext:value-type="float">
            <text:p>186 </text:p>
          </table:table-cell>
          <table:table-cell table:style-name="ce5"/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559" calcext:value-type="float">
            <text:p>55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44" calcext:value-type="float">
            <text:p>2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48" calcext:value-type="float">
            <text:p>148 </text:p>
          </table:table-cell>
          <table:table-cell table:style-name="ce5"/>
          <table:table-cell table:style-name="ce5" office:value-type="float" office:value="282" calcext:value-type="float">
            <text:p>28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7" calcext:value-type="float">
            <text:p>26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7" calcext:value-type="float">
            <text:p>11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5" calcext:value-type="float">
            <text:p>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2105" calcext:value-type="float">
            <text:p>32,105 </text:p>
          </table:table-cell>
          <table:table-cell table:style-name="ce5" office:value-type="float" office:value="1166" calcext:value-type="float">
            <text:p>1,166 </text:p>
          </table:table-cell>
          <table:table-cell table:style-name="ce5" office:value-type="float" office:value="1146" calcext:value-type="float">
            <text:p>1,146 </text:p>
          </table:table-cell>
          <table:table-cell table:style-name="ce5" office:value-type="float" office:value="60" calcext:value-type="float">
            <text:p>60 </text:p>
          </table:table-cell>
          <table:table-cell table:style-name="ce3" office:value-type="date" office:date-value="2020-04-05" calcext:value-type="date">
            <text:p>Apr 5 </text:p>
          </table:table-cell>
        </table:table-row>
        <table:table-row table:style-name="ro1">
          <table:table-cell table:style-name="ce3" office:value-type="date" office:date-value="2020-04-06" calcext:value-type="date">
            <text:p>Apr 6 </text:p>
          </table:table-cell>
          <table:table-cell table:style-name="ce5" office:value-type="float" office:value="658" calcext:value-type="float">
            <text:p>6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023" calcext:value-type="float">
            <text:p>6,023 </text:p>
          </table:table-cell>
          <table:table-cell table:style-name="ce5" office:value-type="float" office:value="674" calcext:value-type="float">
            <text:p>674 </text:p>
          </table:table-cell>
          <table:table-cell table:style-name="ce5" office:value-type="float" office:value="5903" calcext:value-type="float">
            <text:p>5,903 </text:p>
          </table:table-cell>
          <table:table-cell table:style-name="ce5" office:value-type="float" office:value="621" calcext:value-type="float">
            <text:p>621 </text:p>
          </table:table-cell>
          <table:table-cell table:style-name="ce5" office:value-type="float" office:value="4316" calcext:value-type="float">
            <text:p>4,316 </text:p>
          </table:table-cell>
          <table:table-cell table:style-name="ce5" office:value-type="float" office:value="527" calcext:value-type="float">
            <text:p>527 </text:p>
          </table:table-cell>
          <table:table-cell table:style-name="ce5" office:value-type="float" office:value="3677" calcext:value-type="float">
            <text:p>3,677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3135" calcext:value-type="float">
            <text:p>3,135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518" calcext:value-type="float">
            <text:p>518 </text:p>
          </table:table-cell>
          <table:table-cell table:style-name="ce5" office:value-type="float" office:value="1260" calcext:value-type="float">
            <text:p>1,260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1224" calcext:value-type="float">
            <text:p>1,224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76" calcext:value-type="float">
            <text:p>576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754" calcext:value-type="float">
            <text:p>754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387" calcext:value-type="float">
            <text:p>38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07" calcext:value-type="float">
            <text:p>50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29" calcext:value-type="float">
            <text:p>4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75" calcext:value-type="float">
            <text:p>47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84" calcext:value-type="float">
            <text:p>28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2" calcext:value-type="float">
            <text:p>72 </text:p>
          </table:table-cell>
          <table:table-cell table:style-name="ce5"/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7" calcext:value-type="float">
            <text:p>57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3510" calcext:value-type="float">
            <text:p>33,510 </text:p>
          </table:table-cell>
          <table:table-cell table:style-name="ce5" office:value-type="float" office:value="1338" calcext:value-type="float">
            <text:p>1,338 </text:p>
          </table:table-cell>
          <table:table-cell table:style-name="ce5" office:value-type="float" office:value="1222" calcext:value-type="float">
            <text:p>1,222 </text:p>
          </table:table-cell>
          <table:table-cell table:style-name="ce5" office:value-type="float" office:value="73" calcext:value-type="float">
            <text:p>73 </text:p>
          </table:table-cell>
          <table:table-cell table:style-name="ce3" office:value-type="date" office:date-value="2020-04-06" calcext:value-type="date">
            <text:p>Apr 6 </text:p>
          </table:table-cell>
        </table:table-row>
        <table:table-row table:style-name="ro1">
          <table:table-cell table:style-name="ce3" office:value-type="date" office:date-value="2020-04-07" calcext:value-type="date">
            <text:p>Apr 7 </text:p>
          </table:table-cell>
          <table:table-cell table:style-name="ce5" office:value-type="float" office:value="954" calcext:value-type="float">
            <text:p>95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273" calcext:value-type="float">
            <text:p>4,273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802" calcext:value-type="float">
            <text:p>3,802 </text:p>
          </table:table-cell>
          <table:table-cell table:style-name="ce5" office:value-type="float" office:value="439" calcext:value-type="float">
            <text:p>439 </text:p>
          </table:table-cell>
          <table:table-cell table:style-name="ce5" office:value-type="float" office:value="3599" calcext:value-type="float">
            <text:p>3,599 </text:p>
          </table:table-cell>
          <table:table-cell table:style-name="ce5" office:value-type="float" office:value="636" calcext:value-type="float">
            <text:p>636 </text:p>
          </table:table-cell>
          <table:table-cell table:style-name="ce5" office:value-type="float" office:value="3834" calcext:value-type="float">
            <text:p>3,834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3148" calcext:value-type="float">
            <text:p>3,148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3881" calcext:value-type="float">
            <text:p>3,881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1123" calcext:value-type="float">
            <text:p>1,123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952" calcext:value-type="float">
            <text:p>952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509" calcext:value-type="float">
            <text:p>509 </text:p>
          </table:table-cell>
          <table:table-cell table:style-name="ce5"/>
          <table:table-cell table:style-name="ce5" office:value-type="float" office:value="452" calcext:value-type="float">
            <text:p>45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76" calcext:value-type="float">
            <text:p>376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593" calcext:value-type="float">
            <text:p>59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9" calcext:value-type="float">
            <text:p>249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2" calcext:value-type="float">
            <text:p>82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2"/>
          <table:table-cell table:style-name="ce5" office:value-type="float" office:value="26493" calcext:value-type="float">
            <text:p>26,493 </text:p>
          </table:table-cell>
          <table:table-cell table:style-name="ce5" office:value-type="float" office:value="1201" calcext:value-type="float">
            <text:p>1,201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54" calcext:value-type="float">
            <text:p>54 </text:p>
          </table:table-cell>
          <table:table-cell table:style-name="ce3" office:value-type="date" office:date-value="2020-04-07" calcext:value-type="date">
            <text:p>Apr 7 </text:p>
          </table:table-cell>
        </table:table-row>
        <table:table-row table:style-name="ro1">
          <table:table-cell table:style-name="ce3" office:value-type="date" office:date-value="2020-04-08" calcext:value-type="date">
            <text:p>Apr 8 </text:p>
          </table:table-cell>
          <table:table-cell table:style-name="ce5" office:value-type="float" office:value="1154" calcext:value-type="float">
            <text:p>1,15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478" calcext:value-type="float">
            <text:p>5,478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3634" calcext:value-type="float">
            <text:p>3,634 </text:p>
          </table:table-cell>
          <table:table-cell table:style-name="ce5" office:value-type="float" office:value="786" calcext:value-type="float">
            <text:p>786 </text:p>
          </table:table-cell>
          <table:table-cell table:style-name="ce5" office:value-type="float" office:value="3039" calcext:value-type="float">
            <text:p>3,039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4003" calcext:value-type="float">
            <text:p>4,003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3892" calcext:value-type="float">
            <text:p>3,89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738" calcext:value-type="float">
            <text:p>3,738 </text:p>
          </table:table-cell>
          <table:table-cell table:style-name="ce5" office:value-type="float" office:value="1417" calcext:value-type="float">
            <text:p>1,417 </text:p>
          </table:table-cell>
          <table:table-cell table:style-name="ce5" office:value-type="float" office:value="1380" calcext:value-type="float">
            <text:p>1,380 </text:p>
          </table:table-cell>
          <table:table-cell table:style-name="ce5" office:value-type="float" office:value="403" calcext:value-type="float">
            <text:p>403 </text:p>
          </table:table-cell>
          <table:table-cell table:style-name="ce5" office:value-type="float" office:value="777" calcext:value-type="float">
            <text:p>7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590" calcext:value-type="float">
            <text:p>590 </text:p>
          </table:table-cell>
          <table:table-cell table:style-name="ce5"/>
          <table:table-cell table:style-name="ce5" office:value-type="float" office:value="712" calcext:value-type="float">
            <text:p>712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487" calcext:value-type="float">
            <text:p>48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161" calcext:value-type="float">
            <text:p>161 </text:p>
          </table:table-cell>
          <table:table-cell table:style-name="ce5"/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793" calcext:value-type="float">
            <text:p>793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206" calcext:value-type="float">
            <text:p>2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90" calcext:value-type="float">
            <text:p>390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table:number-columns-repeated="7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29510" calcext:value-type="float">
            <text:p>29,510 </text:p>
          </table:table-cell>
          <table:table-cell table:style-name="ce5" office:value-type="float" office:value="1286" calcext:value-type="float">
            <text:p>1,286 </text:p>
          </table:table-cell>
          <table:table-cell table:style-name="ce5" office:value-type="float" office:value="926" calcext:value-type="float">
            <text:p>926 </text:p>
          </table:table-cell>
          <table:table-cell table:style-name="ce5" office:value-type="float" office:value="67" calcext:value-type="float">
            <text:p>67 </text:p>
          </table:table-cell>
          <table:table-cell table:style-name="ce3" office:value-type="date" office:date-value="2020-04-08" calcext:value-type="date">
            <text:p>Apr 8 </text:p>
          </table:table-cell>
        </table:table-row>
        <table:table-row table:style-name="ro1">
          <table:table-cell table:style-name="ce3" office:value-type="date" office:date-value="2020-04-09" calcext:value-type="date">
            <text:p>Apr 9 </text:p>
          </table:table-cell>
          <table:table-cell table:style-name="ce5" office:value-type="float" office:value="2634" calcext:value-type="float">
            <text:p>2,63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6180" calcext:value-type="float">
            <text:p>6,180 </text:p>
          </table:table-cell>
          <table:table-cell table:style-name="ce5" office:value-type="float" office:value="757" calcext:value-type="float">
            <text:p>757 </text:p>
          </table:table-cell>
          <table:table-cell table:style-name="ce5" office:value-type="float" office:value="5491" calcext:value-type="float">
            <text:p>5,491 </text:p>
          </table:table-cell>
          <table:table-cell table:style-name="ce5" office:value-type="float" office:value="938" calcext:value-type="float">
            <text:p>938 </text:p>
          </table:table-cell>
          <table:table-cell table:style-name="ce5" office:value-type="float" office:value="3836" calcext:value-type="float">
            <text:p>3,836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4974" calcext:value-type="float">
            <text:p>4,974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4117" calcext:value-type="float">
            <text:p>4,11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3869" calcext:value-type="float">
            <text:p>3,869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1209" calcext:value-type="float">
            <text:p>1,209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969" calcext:value-type="float">
            <text:p>969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546" calcext:value-type="float">
            <text:p>546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699" calcext:value-type="float">
            <text:p>699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687" calcext:value-type="float">
            <text:p>687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205" calcext:value-type="float">
            <text:p>205 </text:p>
          </table:table-cell>
          <table:table-cell table:style-name="ce5"/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2"/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29" calcext:value-type="float">
            <text:p>329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2"/>
          <table:table-cell table:style-name="ce5" office:value-type="float" office:value="31709" calcext:value-type="float">
            <text:p>31,709 </text:p>
          </table:table-cell>
          <table:table-cell table:style-name="ce5" office:value-type="float" office:value="1895" calcext:value-type="float">
            <text:p>1,895 </text:p>
          </table:table-cell>
          <table:table-cell table:style-name="ce5" office:value-type="float" office:value="1661" calcext:value-type="float">
            <text:p>1,661 </text:p>
          </table:table-cell>
          <table:table-cell table:style-name="ce5" office:value-type="float" office:value="114" calcext:value-type="float">
            <text:p>114 </text:p>
          </table:table-cell>
          <table:table-cell table:style-name="ce3" office:value-type="date" office:date-value="2020-04-09" calcext:value-type="date">
            <text:p>Apr 9 </text:p>
          </table:table-cell>
        </table:table-row>
        <table:table-row table:style-name="ro1">
          <table:table-cell table:style-name="ce3" office:value-type="date" office:date-value="2020-04-10" calcext:value-type="date">
            <text:p>Apr 10 </text:p>
          </table:table-cell>
          <table:table-cell table:style-name="ce5" office:value-type="float" office:value="1786" calcext:value-type="float">
            <text:p>1,78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756" calcext:value-type="float">
            <text:p>5,756 </text:p>
          </table:table-cell>
          <table:table-cell table:style-name="ce5" office:value-type="float" office:value="683" calcext:value-type="float">
            <text:p>683 </text:p>
          </table:table-cell>
          <table:table-cell table:style-name="ce5" office:value-type="float" office:value="4344" calcext:value-type="float">
            <text:p>4,344 </text:p>
          </table:table-cell>
          <table:table-cell table:style-name="ce5" office:value-type="float" office:value="881" calcext:value-type="float">
            <text:p>881 </text:p>
          </table:table-cell>
          <table:table-cell table:style-name="ce5" office:value-type="float" office:value="4204" calcext:value-type="float">
            <text:p>4,204 </text:p>
          </table:table-cell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323" calcext:value-type="float">
            <text:p>5,323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4056" calcext:value-type="float">
            <text:p>4,056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4256" calcext:value-type="float">
            <text:p>4,256 </text:p>
          </table:table-cell>
          <table:table-cell table:style-name="ce5" office:value-type="float" office:value="1339" calcext:value-type="float">
            <text:p>1,339 </text:p>
          </table:table-cell>
          <table:table-cell table:style-name="ce5" office:value-type="float" office:value="1580" calcext:value-type="float">
            <text:p>1,580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213" calcext:value-type="float">
            <text:p>1,21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785" calcext:value-type="float">
            <text:p>785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815" calcext:value-type="float">
            <text:p>815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722" calcext:value-type="float">
            <text:p>722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table:number-columns-repeated="2"/>
          <table:table-cell table:style-name="ce5" office:value-type="float" office:value="1169" calcext:value-type="float">
            <text:p>1,169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41" calcext:value-type="float">
            <text:p>44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33" calcext:value-type="float">
            <text:p>233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01" calcext:value-type="float">
            <text:p>201 </text:p>
          </table:table-cell>
          <table:table-cell table:style-name="ce5"/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0" calcext:value-type="float">
            <text:p>21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0859" calcext:value-type="float">
            <text:p>30,859 </text:p>
          </table:table-cell>
          <table:table-cell table:style-name="ce5" office:value-type="float" office:value="1925" calcext:value-type="float">
            <text:p>1,925 </text:p>
          </table:table-cell>
          <table:table-cell table:style-name="ce5" office:value-type="float" office:value="2210" calcext:value-type="float">
            <text:p>2,210 </text:p>
          </table:table-cell>
          <table:table-cell table:style-name="ce5" office:value-type="float" office:value="133" calcext:value-type="float">
            <text:p>133 </text:p>
          </table:table-cell>
          <table:table-cell table:style-name="ce3" office:value-type="date" office:date-value="2020-04-10" calcext:value-type="date">
            <text:p>Apr 10 </text:p>
          </table:table-cell>
        </table:table-row>
        <table:table-row table:style-name="ro1">
          <table:table-cell table:style-name="ce3" office:value-type="date" office:date-value="2020-04-11" calcext:value-type="date">
            <text:p>Apr 11 </text:p>
          </table:table-cell>
          <table:table-cell table:style-name="ce5" office:value-type="float" office:value="1667" calcext:value-type="float">
            <text:p>1,6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576" calcext:value-type="float">
            <text:p>4,576 </text:p>
          </table:table-cell>
          <table:table-cell table:style-name="ce5" office:value-type="float" office:value="605" calcext:value-type="float">
            <text:p>605 </text:p>
          </table:table-cell>
          <table:table-cell table:style-name="ce5" office:value-type="float" office:value="5195" calcext:value-type="float">
            <text:p>5,195 </text:p>
          </table:table-cell>
          <table:table-cell table:style-name="ce5" office:value-type="float" office:value="980" calcext:value-type="float">
            <text:p>980 </text:p>
          </table:table-cell>
          <table:table-cell table:style-name="ce5" office:value-type="float" office:value="3951" calcext:value-type="float">
            <text:p>3,951 </text:p>
          </table:table-cell>
          <table:table-cell table:style-name="ce5" office:value-type="float" office:value="570" calcext:value-type="float">
            <text:p>570 </text:p>
          </table:table-cell>
          <table:table-cell table:style-name="ce5" office:value-type="float" office:value="4133" calcext:value-type="float">
            <text:p>4,133 </text:p>
          </table:table-cell>
          <table:table-cell table:style-name="ce5" office:value-type="float" office:value="171" calcext:value-type="float">
            <text:p>171 </text:p>
          </table:table-cell>
          <table:table-cell table:style-name="ce5" office:value-type="float" office:value="4747" calcext:value-type="float">
            <text:p>4,747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4332" calcext:value-type="float">
            <text:p>4,332 </text:p>
          </table:table-cell>
          <table:table-cell table:style-name="ce5" office:value-type="float" office:value="987" calcext:value-type="float">
            <text:p>987 </text:p>
          </table:table-cell>
          <table:table-cell table:style-name="ce5" office:value-type="float" office:value="1684" calcext:value-type="float">
            <text:p>1,684 </text:p>
          </table:table-cell>
          <table:table-cell table:style-name="ce5" office:value-type="float" office:value="496" calcext:value-type="float">
            <text:p>496 </text:p>
          </table:table-cell>
          <table:table-cell table:style-name="ce5" office:value-type="float" office:value="1335" calcext:value-type="float">
            <text:p>1,335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516" calcext:value-type="float">
            <text:p>1,51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915" calcext:value-type="float">
            <text:p>91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40" calcext:value-type="float">
            <text:p>34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9" calcext:value-type="float">
            <text:p>149 </text:p>
          </table:table-cell>
          <table:table-cell table:style-name="ce5"/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88" calcext:value-type="float">
            <text:p>8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7"/>
          <table:table-cell table:style-name="ce5" office:value-type="float" office:value="35386" calcext:value-type="float">
            <text:p>35,386 </text:p>
          </table:table-cell>
          <table:table-cell table:style-name="ce5" office:value-type="float" office:value="1931" calcext:value-type="float">
            <text:p>1,931 </text:p>
          </table:table-cell>
          <table:table-cell table:style-name="ce5" office:value-type="float" office:value="1930" calcext:value-type="float">
            <text:p>1,930 </text:p>
          </table:table-cell>
          <table:table-cell table:style-name="ce5" office:value-type="float" office:value="141" calcext:value-type="float">
            <text:p>141 </text:p>
          </table:table-cell>
          <table:table-cell table:style-name="ce3" office:value-type="date" office:date-value="2020-04-11" calcext:value-type="date">
            <text:p>Apr 11 </text:p>
          </table:table-cell>
        </table:table-row>
        <table:table-row table:style-name="ro1">
          <table:table-cell table:style-name="ce3" office:value-type="date" office:date-value="2020-04-12" calcext:value-type="date">
            <text:p>Apr 12 </text:p>
          </table:table-cell>
          <table:table-cell table:style-name="ce5" office:value-type="float" office:value="2186" calcext:value-type="float">
            <text:p>2,18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4830" calcext:value-type="float">
            <text:p>4,830 </text:p>
          </table:table-cell>
          <table:table-cell table:style-name="ce5" office:value-type="float" office:value="510" calcext:value-type="float">
            <text:p>510 </text:p>
          </table:table-cell>
          <table:table-cell table:style-name="ce5" office:value-type="float" office:value="8719" calcext:value-type="float">
            <text:p>8,719 </text:p>
          </table:table-cell>
          <table:table-cell table:style-name="ce5" office:value-type="float" office:value="917" calcext:value-type="float">
            <text:p>917 </text:p>
          </table:table-cell>
          <table:table-cell table:style-name="ce5" office:value-type="float" office:value="4694" calcext:value-type="float">
            <text:p>4,694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2821" calcext:value-type="float">
            <text:p>2,821 </text:p>
          </table:table-cell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5138" calcext:value-type="float">
            <text:p>5,138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3104" calcext:value-type="float">
            <text:p>3,104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1351" calcext:value-type="float">
            <text:p>1,351 </text:p>
          </table:table-cell>
          <table:table-cell table:style-name="ce5" office:value-type="float" office:value="327" calcext:value-type="float">
            <text:p>327 </text:p>
          </table:table-cell>
          <table:table-cell table:style-name="ce5" office:value-type="float" office:value="1316" calcext:value-type="float">
            <text:p>1,316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592" calcext:value-type="float">
            <text:p>59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45" calcext:value-type="float">
            <text:p>2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75" calcext:value-type="float">
            <text:p>27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7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1606" calcext:value-type="float">
            <text:p>31,606 </text:p>
          </table:table-cell>
          <table:table-cell table:style-name="ce5" office:value-type="float" office:value="1920" calcext:value-type="float">
            <text:p>1,920 </text:p>
          </table:table-cell>
          <table:table-cell table:style-name="ce5" office:value-type="float" office:value="1781" calcext:value-type="float">
            <text:p>1,781 </text:p>
          </table:table-cell>
          <table:table-cell table:style-name="ce5" office:value-type="float" office:value="115" calcext:value-type="float">
            <text:p>115 </text:p>
          </table:table-cell>
          <table:table-cell table:style-name="ce3" office:value-type="date" office:date-value="2020-04-12" calcext:value-type="date">
            <text:p>Apr 12 </text:p>
          </table:table-cell>
        </table:table-row>
        <table:table-row table:style-name="ro1">
          <table:table-cell table:style-name="ce3" office:value-type="date" office:date-value="2020-04-13" calcext:value-type="date">
            <text:p>Apr 13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167" calcext:value-type="float">
            <text:p>4,167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5288" calcext:value-type="float">
            <text:p>5,288 </text:p>
          </table:table-cell>
          <table:table-cell table:style-name="ce5" office:value-type="float" office:value="737" calcext:value-type="float">
            <text:p>737 </text:p>
          </table:table-cell>
          <table:table-cell table:style-name="ce5" office:value-type="float" office:value="4092" calcext:value-type="float">
            <text:p>4,09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537" calcext:value-type="float">
            <text:p>2,537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1595" calcext:value-type="float">
            <text:p>1,595 </text:p>
          </table:table-cell>
          <table:table-cell table:style-name="ce5" office:value-type="float" office:value="560" calcext:value-type="float">
            <text:p>560 </text:p>
          </table:table-cell>
          <table:table-cell table:style-name="ce5" office:value-type="float" office:value="1629" calcext:value-type="float">
            <text:p>1,629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400" calcext:value-type="float">
            <text:p>400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98" calcext:value-type="float">
            <text:p>59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52" calcext:value-type="float">
            <text:p>3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53" calcext:value-type="float">
            <text:p>35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18" calcext:value-type="float">
            <text:p>318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10" calcext:value-type="float">
            <text:p>310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78" calcext:value-type="float">
            <text:p>1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50" calcext:value-type="float">
            <text:p>25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9"/>
          <table:table-cell table:style-name="ce5" office:value-type="float" office:value="79" calcext:value-type="float">
            <text:p>7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31633" calcext:value-type="float">
            <text:p>31,633 </text:p>
          </table:table-cell>
          <table:table-cell table:style-name="ce5" office:value-type="float" office:value="1928" calcext:value-type="float">
            <text:p>1,928 </text:p>
          </table:table-cell>
          <table:table-cell table:style-name="ce5" office:value-type="float" office:value="1089" calcext:value-type="float">
            <text:p>1,089 </text:p>
          </table:table-cell>
          <table:table-cell table:style-name="ce5" office:value-type="float" office:value="68" calcext:value-type="float">
            <text:p>68 </text:p>
          </table:table-cell>
          <table:table-cell table:style-name="ce3" office:value-type="date" office:date-value="2020-04-13" calcext:value-type="date">
            <text:p>Apr 13 </text:p>
          </table:table-cell>
        </table:table-row>
        <table:table-row table:style-name="ro1">
          <table:table-cell table:style-name="ce3" office:value-type="date" office:date-value="2020-04-14" calcext:value-type="date">
            <text:p>Apr 14 </text:p>
          </table:table-cell>
          <table:table-cell table:style-name="ce5" office:value-type="float" office:value="2774" calcext:value-type="float">
            <text:p>2,77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3477" calcext:value-type="float">
            <text:p>3,477 </text:p>
          </table:table-cell>
          <table:table-cell table:style-name="ce5" office:value-type="float" office:value="517" calcext:value-type="float">
            <text:p>517 </text:p>
          </table:table-cell>
          <table:table-cell table:style-name="ce5" office:value-type="float" office:value="4342" calcext:value-type="float">
            <text:p>4,342 </text:p>
          </table:table-cell>
          <table:table-cell table:style-name="ce5" office:value-type="float" office:value="717" calcext:value-type="float">
            <text:p>717 </text:p>
          </table:table-cell>
          <table:table-cell table:style-name="ce5" office:value-type="float" office:value="3153" calcext:value-type="float">
            <text:p>3,153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82" calcext:value-type="float">
            <text:p>2,0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4093" calcext:value-type="float">
            <text:p>4,093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668" calcext:value-type="float">
            <text:p>2,668 </text:p>
          </table:table-cell>
          <table:table-cell table:style-name="ce5" office:value-type="float" office:value="572" calcext:value-type="float">
            <text:p>572 </text:p>
          </table:table-cell>
          <table:table-cell table:style-name="ce5" office:value-type="float" office:value="942" calcext:value-type="float">
            <text:p>942 </text:p>
          </table:table-cell>
          <table:table-cell table:style-name="ce5" office:value-type="float" office:value="303" calcext:value-type="float">
            <text:p>303 </text:p>
          </table:table-cell>
          <table:table-cell table:style-name="ce5" office:value-type="float" office:value="964" calcext:value-type="float">
            <text:p>964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465" calcext:value-type="float">
            <text:p>46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41" calcext:value-type="float">
            <text:p>34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92" calcext:value-type="float">
            <text:p>992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33" calcext:value-type="float">
            <text:p>33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8" calcext:value-type="float">
            <text:p>158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7"/>
          <table:table-cell table:style-name="ce5" office:value-type="float" office:value="29308" calcext:value-type="float">
            <text:p>29,308 </text:p>
          </table:table-cell>
          <table:table-cell table:style-name="ce5" office:value-type="float" office:value="1528" calcext:value-type="float">
            <text:p>1,528 </text:p>
          </table:table-cell>
          <table:table-cell table:style-name="ce5" office:value-type="float" office:value="1442" calcext:value-type="float">
            <text:p>1,442 </text:p>
          </table:table-cell>
          <table:table-cell table:style-name="ce5" office:value-type="float" office:value="99" calcext:value-type="float">
            <text:p>99 </text:p>
          </table:table-cell>
          <table:table-cell table:style-name="ce3" office:value-type="date" office:date-value="2020-04-14" calcext:value-type="date">
            <text:p>Apr 14 </text:p>
          </table:table-cell>
        </table:table-row>
        <table:table-row table:style-name="ro1">
          <table:table-cell table:style-name="ce3" office:value-type="date" office:date-value="2020-04-15" calcext:value-type="date">
            <text:p>Apr 15 </text:p>
          </table:table-cell>
          <table:table-cell table:style-name="ce5" office:value-type="float" office:value="3388" calcext:value-type="float">
            <text:p>3,388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045" calcext:value-type="float">
            <text:p>3,045 </text:p>
          </table:table-cell>
          <table:table-cell table:style-name="ce5" office:value-type="float" office:value="567" calcext:value-type="float">
            <text:p>567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2972" calcext:value-type="float">
            <text:p>2,972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2486" calcext:value-type="float">
            <text:p>2,486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4062" calcext:value-type="float">
            <text:p>4,062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5483" calcext:value-type="float">
            <text:p>5,483 </text:p>
          </table:table-cell>
          <table:table-cell table:style-name="ce5" office:value-type="float" office:value="762" calcext:value-type="float">
            <text:p>762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868" calcext:value-type="float">
            <text:p>86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362" calcext:value-type="float">
            <text:p>36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8" calcext:value-type="float">
            <text:p>26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91" calcext:value-type="float">
            <text:p>19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11" calcext:value-type="float">
            <text:p>41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4446" calcext:value-type="float">
            <text:p>24,446 </text:p>
          </table:table-cell>
          <table:table-cell table:style-name="ce5" office:value-type="float" office:value="1504" calcext:value-type="float">
            <text:p>1,504 </text:p>
          </table:table-cell>
          <table:table-cell table:style-name="ce5" office:value-type="float" office:value="1261" calcext:value-type="float">
            <text:p>1,261 </text:p>
          </table:table-cell>
          <table:table-cell table:style-name="ce5" office:value-type="float" office:value="105" calcext:value-type="float">
            <text:p>105 </text:p>
          </table:table-cell>
          <table:table-cell table:style-name="ce3" office:value-type="date" office:date-value="2020-04-15" calcext:value-type="date">
            <text:p>Apr 15 </text:p>
          </table:table-cell>
        </table:table-row>
        <table:table-row table:style-name="ro1">
          <table:table-cell table:style-name="ce3" office:value-type="date" office:date-value="2020-04-16" calcext:value-type="date">
            <text:p>Apr 16 </text:p>
          </table:table-cell>
          <table:table-cell table:style-name="ce5" office:value-type="float" office:value="3448" calcext:value-type="float">
            <text:p>3,44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092" calcext:value-type="float">
            <text:p>5,092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761" calcext:value-type="float">
            <text:p>761 </text:p>
          </table:table-cell>
          <table:table-cell table:style-name="ce5" office:value-type="float" office:value="2667" calcext:value-type="float">
            <text:p>2,667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2866" calcext:value-type="float">
            <text:p>2,866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281" calcext:value-type="float">
            <text:p>4,281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2622" calcext:value-type="float">
            <text:p>2,622 </text:p>
          </table:table-cell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2454" calcext:value-type="float">
            <text:p>2,454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734" calcext:value-type="float">
            <text:p>734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583" calcext:value-type="float">
            <text:p>58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643" calcext:value-type="float">
            <text:p>643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482" calcext:value-type="float">
            <text:p>4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447" calcext:value-type="float">
            <text:p>4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68" calcext:value-type="float">
            <text:p>1,06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98" calcext:value-type="float">
            <text:p>398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37" calcext:value-type="float">
            <text:p>33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9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802" calcext:value-type="float">
            <text:p>25,802 </text:p>
          </table:table-cell>
          <table:table-cell table:style-name="ce5" office:value-type="float" office:value="2395" calcext:value-type="float">
            <text:p>2,395 </text:p>
          </table:table-cell>
          <table:table-cell table:style-name="ce5" office:value-type="float" office:value="1832" calcext:value-type="float">
            <text:p>1,832 </text:p>
          </table:table-cell>
          <table:table-cell table:style-name="ce5" office:value-type="float" office:value="204" calcext:value-type="float">
            <text:p>204 </text:p>
          </table:table-cell>
          <table:table-cell table:style-name="ce3" office:value-type="date" office:date-value="2020-04-16" calcext:value-type="date">
            <text:p>Apr 16 </text:p>
          </table:table-cell>
        </table:table-row>
        <table:table-row table:style-name="ro1">
          <table:table-cell table:style-name="ce3" office:value-type="date" office:date-value="2020-04-17" calcext:value-type="date">
            <text:p>Apr 17 </text:p>
          </table:table-cell>
          <table:table-cell table:style-name="ce5" office:value-type="float" office:value="4070" calcext:value-type="float">
            <text:p>4,070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5183" calcext:value-type="float">
            <text:p>5,183 </text:p>
          </table:table-cell>
          <table:table-cell table:style-name="ce5" office:value-type="float" office:value="551" calcext:value-type="float">
            <text:p>551 </text:p>
          </table:table-cell>
          <table:table-cell table:style-name="ce5" office:value-type="float" office:value="4617" calcext:value-type="float">
            <text:p>4,617 </text:p>
          </table:table-cell>
          <table:table-cell table:style-name="ce5" office:value-type="float" office:value="861" calcext:value-type="float">
            <text:p>861 </text:p>
          </table:table-cell>
          <table:table-cell table:style-name="ce5" office:value-type="float" office:value="3786" calcext:value-type="float">
            <text:p>3,786 </text:p>
          </table:table-cell>
          <table:table-cell table:style-name="ce5" office:value-type="float" office:value="525" calcext:value-type="float">
            <text:p>525 </text:p>
          </table:table-cell>
          <table:table-cell table:style-name="ce5" office:value-type="float" office:value="3380" calcext:value-type="float">
            <text:p>3,380 </text:p>
          </table:table-cell>
          <table:table-cell table:style-name="ce5" office:value-type="float" office:value="299" calcext:value-type="float">
            <text:p>299 </text:p>
          </table:table-cell>
          <table:table-cell table:style-name="ce5" office:value-type="float" office:value="4801" calcext:value-type="float">
            <text:p>4,80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2623" calcext:value-type="float">
            <text:p>2,623 </text:p>
          </table:table-cell>
          <table:table-cell table:style-name="ce5" office:value-type="float" office:value="753" calcext:value-type="float">
            <text:p>753 </text:p>
          </table:table-cell>
          <table:table-cell table:style-name="ce5" office:value-type="float" office:value="1236" calcext:value-type="float">
            <text:p>1,236 </text:p>
          </table:table-cell>
          <table:table-cell table:style-name="ce5" office:value-type="float" office:value="417" calcext:value-type="float">
            <text:p>417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13" calcext:value-type="float">
            <text:p>613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476" calcext:value-type="float">
            <text:p>47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491" calcext:value-type="float">
            <text:p>49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98" calcext:value-type="float">
            <text:p>19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7"/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8711" calcext:value-type="float">
            <text:p>28,711 </text:p>
          </table:table-cell>
          <table:table-cell table:style-name="ce5" office:value-type="float" office:value="2350" calcext:value-type="float">
            <text:p>2,350 </text:p>
          </table:table-cell>
          <table:table-cell table:style-name="ce5" office:value-type="float" office:value="3058" calcext:value-type="float">
            <text:p>3,058 </text:p>
          </table:table-cell>
          <table:table-cell table:style-name="ce5" office:value-type="float" office:value="204" calcext:value-type="float">
            <text:p>204 </text:p>
          </table:table-cell>
          <table:table-cell table:style-name="ce3" office:value-type="date" office:date-value="2020-04-17" calcext:value-type="date">
            <text:p>Apr 17 </text:p>
          </table:table-cell>
        </table:table-row>
        <table:table-row table:style-name="ro1">
          <table:table-cell table:style-name="ce3" office:value-type="date" office:date-value="2020-04-18" calcext:value-type="date">
            <text:p>Apr 18 </text:p>
          </table:table-cell>
          <table:table-cell table:style-name="ce5" office:value-type="float" office:value="4785" calcext:value-type="float">
            <text:p>4,78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348" calcext:value-type="float">
            <text:p>348 </text:p>
          </table:table-cell>
          <table:table-cell table:style-name="ce5" office:value-type="float" office:value="5599" calcext:value-type="float">
            <text:p>5,599 </text:p>
          </table:table-cell>
          <table:table-cell table:style-name="ce5" office:value-type="float" office:value="847" calcext:value-type="float">
            <text:p>847 </text:p>
          </table:table-cell>
          <table:table-cell table:style-name="ce5" office:value-type="float" office:value="3493" calcext:value-type="float">
            <text:p>3,493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609" calcext:value-type="float">
            <text:p>3,609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4353" calcext:value-type="float">
            <text:p>4,353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385" calcext:value-type="float">
            <text:p>385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1329" calcext:value-type="float">
            <text:p>1,329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1235" calcext:value-type="float">
            <text:p>1,235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346" calcext:value-type="float">
            <text:p>346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09" calcext:value-type="float">
            <text:p>709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61" calcext:value-type="float">
            <text:p>46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6" calcext:value-type="float">
            <text:p>116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table:number-columns-repeated="2"/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2549" calcext:value-type="float">
            <text:p>32,549 </text:p>
          </table:table-cell>
          <table:table-cell table:style-name="ce5" office:value-type="float" office:value="2163" calcext:value-type="float">
            <text:p>2,163 </text:p>
          </table:table-cell>
          <table:table-cell table:style-name="ce5" office:value-type="float" office:value="2105" calcext:value-type="float">
            <text:p>2,105 </text:p>
          </table:table-cell>
          <table:table-cell table:style-name="ce5" office:value-type="float" office:value="188" calcext:value-type="float">
            <text:p>188 </text:p>
          </table:table-cell>
          <table:table-cell table:style-name="ce3" office:value-type="date" office:date-value="2020-04-18" calcext:value-type="date">
            <text:p>Apr 18 </text:p>
          </table:table-cell>
        </table:table-row>
        <table:table-row table:style-name="ro1">
          <table:table-cell table:style-name="ce3" office:value-type="date" office:date-value="2020-04-19" calcext:value-type="date">
            <text:p>Apr 19 </text:p>
          </table:table-cell>
          <table:table-cell table:style-name="ce5" office:value-type="float" office:value="6060" calcext:value-type="float">
            <text:p>6,060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3658" calcext:value-type="float">
            <text:p>3,658 </text:p>
          </table:table-cell>
          <table:table-cell table:style-name="ce5" office:value-type="float" office:value="565" calcext:value-type="float">
            <text:p>565 </text:p>
          </table:table-cell>
          <table:table-cell table:style-name="ce5" office:value-type="float" office:value="5525" calcext:value-type="float">
            <text:p>5,525 </text:p>
          </table:table-cell>
          <table:table-cell table:style-name="ce5" office:value-type="float" office:value="888" calcext:value-type="float">
            <text:p>888 </text:p>
          </table:table-cell>
          <table:table-cell table:style-name="ce5" office:value-type="float" office:value="3491" calcext:value-type="float">
            <text:p>3,491 </text:p>
          </table:table-cell>
          <table:table-cell table:style-name="ce5" office:value-type="float" office:value="480" calcext:value-type="float">
            <text:p>480 </text:p>
          </table:table-cell>
          <table:table-cell table:style-name="ce5" office:value-type="float" office:value="2458" calcext:value-type="float">
            <text:p>2,458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3783" calcext:value-type="float">
            <text:p>3,783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1045" calcext:value-type="float">
            <text:p>1,045 </text:p>
          </table:table-cell>
          <table:table-cell table:style-name="ce5" office:value-type="float" office:value="290" calcext:value-type="float">
            <text:p>290 </text:p>
          </table:table-cell>
          <table:table-cell table:style-name="ce5" office:value-type="float" office:value="1140" calcext:value-type="float">
            <text:p>1,140 </text:p>
          </table:table-cell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663" calcext:value-type="float">
            <text:p>663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63" calcext:value-type="float">
            <text:p>363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04" calcext:value-type="float">
            <text:p>3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87" calcext:value-type="float">
            <text:p>8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7" calcext:value-type="float">
            <text:p>17 </text:p>
          </table:table-cell>
          <table:table-cell table:style-name="ce5" table:number-columns-repeated="2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023" calcext:value-type="float">
            <text:p>30,023 </text:p>
          </table:table-cell>
          <table:table-cell table:style-name="ce5" office:value-type="float" office:value="2043" calcext:value-type="float">
            <text:p>2,043 </text:p>
          </table:table-cell>
          <table:table-cell table:style-name="ce5" office:value-type="float" office:value="3257" calcext:value-type="float">
            <text:p>3,257 </text:p>
          </table:table-cell>
          <table:table-cell table:style-name="ce5" office:value-type="float" office:value="217" calcext:value-type="float">
            <text:p>217 </text:p>
          </table:table-cell>
          <table:table-cell table:style-name="ce3" office:value-type="date" office:date-value="2020-04-19" calcext:value-type="date">
            <text:p>Apr 19 </text:p>
          </table:table-cell>
        </table:table-row>
        <table:table-row table:style-name="ro1">
          <table:table-cell table:style-name="ce3" office:value-type="date" office:date-value="2020-04-20" calcext:value-type="date">
            <text:p>Apr 20 </text:p>
          </table:table-cell>
          <table:table-cell table:style-name="ce5" table:number-columns-repeated="2"/>
          <table:table-cell table:style-name="ce5" office:value-type="float" office:value="4218" calcext:value-type="float">
            <text:p>4,218 </text:p>
          </table:table-cell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5850" calcext:value-type="float">
            <text:p>5,850 </text:p>
          </table:table-cell>
          <table:table-cell table:style-name="ce5" office:value-type="float" office:value="596" calcext:value-type="float">
            <text:p>596 </text:p>
          </table:table-cell>
          <table:table-cell table:style-name="ce5" office:value-type="float" office:value="3047" calcext:value-type="float">
            <text:p>3,047 </text:p>
          </table:table-cell>
          <table:table-cell table:style-name="ce5" office:value-type="float" office:value="433" calcext:value-type="float">
            <text:p>433 </text:p>
          </table:table-cell>
          <table:table-cell table:style-name="ce5" office:value-type="float" office:value="1775" calcext:value-type="float">
            <text:p>1,775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3977" calcext:value-type="float">
            <text:p>3,977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742" calcext:value-type="float">
            <text:p>742 </text:p>
          </table:table-cell>
          <table:table-cell table:style-name="ce5" office:value-type="float" office:value="395" calcext:value-type="float">
            <text:p>395 </text:p>
          </table:table-cell>
          <table:table-cell table:style-name="ce5" office:value-type="float" office:value="1313" calcext:value-type="float">
            <text:p>1,313 </text:p>
          </table:table-cell>
          <table:table-cell table:style-name="ce5" office:value-type="float" office:value="230" calcext:value-type="float">
            <text:p>230 </text:p>
          </table:table-cell>
          <table:table-cell table:style-name="ce5" office:value-type="float" office:value="1066" calcext:value-type="float">
            <text:p>1,066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63" calcext:value-type="float">
            <text:p>563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493" calcext:value-type="float">
            <text:p>49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8252" calcext:value-type="float">
            <text:p>28,252 </text:p>
          </table:table-cell>
          <table:table-cell table:style-name="ce5" office:value-type="float" office:value="1776" calcext:value-type="float">
            <text:p>1,776 </text:p>
          </table:table-cell>
          <table:table-cell table:style-name="ce5" office:value-type="float" office:value="2917" calcext:value-type="float">
            <text:p>2,917 </text:p>
          </table:table-cell>
          <table:table-cell table:style-name="ce5" office:value-type="float" office:value="206" calcext:value-type="float">
            <text:p>206 </text:p>
          </table:table-cell>
          <table:table-cell table:style-name="ce3" office:value-type="date" office:date-value="2020-04-20" calcext:value-type="date">
            <text:p>Apr 20 </text:p>
          </table:table-cell>
        </table:table-row>
        <table:table-row table:style-name="ro1">
          <table:table-cell table:style-name="ce3" office:value-type="date" office:date-value="2020-04-21" calcext:value-type="date">
            <text:p>Apr 21 </text:p>
          </table:table-cell>
          <table:table-cell table:style-name="ce5" office:value-type="float" office:value="9910" calcext:value-type="float">
            <text:p>9,910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4266" calcext:value-type="float">
            <text:p>4,266 </text:p>
          </table:table-cell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4676" calcext:value-type="float">
            <text:p>4,676 </text:p>
          </table:table-cell>
          <table:table-cell table:style-name="ce5" office:value-type="float" office:value="449" calcext:value-type="float">
            <text:p>449 </text:p>
          </table:table-cell>
          <table:table-cell table:style-name="ce5" office:value-type="float" office:value="2256" calcext:value-type="float">
            <text:p>2,256 </text:p>
          </table:table-cell>
          <table:table-cell table:style-name="ce5" office:value-type="float" office:value="454" calcext:value-type="float">
            <text:p>454 </text:p>
          </table:table-cell>
          <table:table-cell table:style-name="ce5" office:value-type="float" office:value="1785" calcext:value-type="float">
            <text:p>1,785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4674" calcext:value-type="float">
            <text:p>4,674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2050" calcext:value-type="float">
            <text:p>2,05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1487" calcext:value-type="float">
            <text:p>1,487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57" calcext:value-type="float">
            <text:p>65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485" calcext:value-type="float">
            <text:p>1,4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9"/>
          <table:table-cell table:style-name="ce5" office:value-type="float" office:value="27668" calcext:value-type="float">
            <text:p>27,668 </text:p>
          </table:table-cell>
          <table:table-cell table:style-name="ce5" office:value-type="float" office:value="1681" calcext:value-type="float">
            <text:p>1,681 </text:p>
          </table:table-cell>
          <table:table-cell table:style-name="ce5" office:value-type="float" office:value="2055" calcext:value-type="float">
            <text:p>2,055 </text:p>
          </table:table-cell>
          <table:table-cell table:style-name="ce5" office:value-type="float" office:value="115" calcext:value-type="float">
            <text:p>115 </text:p>
          </table:table-cell>
          <table:table-cell table:style-name="ce3" office:value-type="date" office:date-value="2020-04-21" calcext:value-type="date">
            <text:p>Apr 21 </text:p>
          </table:table-cell>
        </table:table-row>
        <table:table-row table:style-name="ro1">
          <table:table-cell table:style-name="ce3" office:value-type="date" office:date-value="2020-04-22" calcext:value-type="date">
            <text:p>Apr 22 </text:p>
          </table:table-cell>
          <table:table-cell table:style-name="ce5" office:value-type="float" office:value="5236" calcext:value-type="float">
            <text:p>5,236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968" calcext:value-type="float">
            <text:p>3,96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4301" calcext:value-type="float">
            <text:p>4,301 </text:p>
          </table:table-cell>
          <table:table-cell table:style-name="ce5" office:value-type="float" office:value="828" calcext:value-type="float">
            <text:p>828 </text:p>
          </table:table-cell>
          <table:table-cell table:style-name="ce5" office:value-type="float" office:value="2729" calcext:value-type="float">
            <text:p>2,729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4611" calcext:value-type="float">
            <text:p>4,611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2638" calcext:value-type="float">
            <text:p>2,638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973" calcext:value-type="float">
            <text:p>973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729" calcext:value-type="float">
            <text:p>729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459" calcext:value-type="float">
            <text:p>45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8" calcext:value-type="float">
            <text:p>388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67" calcext:value-type="float">
            <text:p>46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46" calcext:value-type="float">
            <text:p>146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56" calcext:value-type="float">
            <text:p>1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634" calcext:value-type="float">
            <text:p>25,634 </text:p>
          </table:table-cell>
          <table:table-cell table:style-name="ce5" office:value-type="float" office:value="1718" calcext:value-type="float">
            <text:p>1,718 </text:p>
          </table:table-cell>
          <table:table-cell table:style-name="ce5" office:value-type="float" office:value="1927" calcext:value-type="float">
            <text:p>1,927 </text:p>
          </table:table-cell>
          <table:table-cell table:style-name="ce5" office:value-type="float" office:value="113" calcext:value-type="float">
            <text:p>113 </text:p>
          </table:table-cell>
          <table:table-cell table:style-name="ce3" office:value-type="date" office:date-value="2020-04-22" calcext:value-type="date">
            <text:p>Apr 22 </text:p>
          </table:table-cell>
        </table:table-row>
        <table:table-row table:style-name="ro1">
          <table:table-cell table:style-name="ce3" office:value-type="date" office:date-value="2020-04-23" calcext:value-type="date">
            <text:p>Apr 23 </text:p>
          </table:table-cell>
          <table:table-cell table:style-name="ce5" office:value-type="float" office:value="4774" calcext:value-type="float">
            <text:p>4,77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4211" calcext:value-type="float">
            <text:p>4,211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4451" calcext:value-type="float">
            <text:p>4,451 </text:p>
          </table:table-cell>
          <table:table-cell table:style-name="ce5" office:value-type="float" office:value="763" calcext:value-type="float">
            <text:p>763 </text:p>
          </table:table-cell>
          <table:table-cell table:style-name="ce5" office:value-type="float" office:value="3370" calcext:value-type="float">
            <text:p>3,370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2352" calcext:value-type="float">
            <text:p>2,352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3083" calcext:value-type="float">
            <text:p>3,083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1810" calcext:value-type="float">
            <text:p>1,81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03" calcext:value-type="float">
            <text:p>60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682" calcext:value-type="float">
            <text:p>682 </text:p>
          </table:table-cell>
          <table:table-cell table:style-name="ce5" office:value-type="float" office:value="172" calcext:value-type="float">
            <text:p>172 </text:p>
          </table:table-cell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31" calcext:value-type="float">
            <text:p>63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56" calcext:value-type="float">
            <text:p>5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13" calcext:value-type="float">
            <text:p>31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468" calcext:value-type="float">
            <text:p>468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116" calcext:value-type="float">
            <text:p>11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24019" calcext:value-type="float">
            <text:p>24,019 </text:p>
          </table:table-cell>
          <table:table-cell table:style-name="ce5" office:value-type="float" office:value="2471" calcext:value-type="float">
            <text:p>2,471 </text:p>
          </table:table-cell>
          <table:table-cell table:style-name="ce5" office:value-type="float" office:value="2498" calcext:value-type="float">
            <text:p>2,498 </text:p>
          </table:table-cell>
          <table:table-cell table:style-name="ce5" office:value-type="float" office:value="166" calcext:value-type="float">
            <text:p>166 </text:p>
          </table:table-cell>
          <table:table-cell table:style-name="ce3" office:value-type="date" office:date-value="2020-04-23" calcext:value-type="date">
            <text:p>Apr 23 </text:p>
          </table:table-cell>
        </table:table-row>
        <table:table-row table:style-name="ro1">
          <table:table-cell table:style-name="ce3" office:value-type="date" office:date-value="2020-04-24" calcext:value-type="date">
            <text:p>Apr 24 </text:p>
          </table:table-cell>
          <table:table-cell table:style-name="ce5" office:value-type="float" office:value="5849" calcext:value-type="float">
            <text:p>5,849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4635" calcext:value-type="float">
            <text:p>4,635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4583" calcext:value-type="float">
            <text:p>4,583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2646" calcext:value-type="float">
            <text:p>2,646 </text:p>
          </table:table-cell>
          <table:table-cell table:style-name="ce5" office:value-type="float" office:value="464" calcext:value-type="float">
            <text:p>46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3116" calcext:value-type="float">
            <text:p>3,11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622" calcext:value-type="float">
            <text:p>1,622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908" calcext:value-type="float">
            <text:p>908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741" calcext:value-type="float">
            <text:p>741 </text:p>
          </table:table-cell>
          <table:table-cell table:style-name="ce5"/>
          <table:table-cell table:style-name="ce5" office:value-type="float" office:value="936" calcext:value-type="float">
            <text:p>936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77" calcext:value-type="float">
            <text:p>47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3" calcext:value-type="float">
            <text:p>23 </text:p>
          </table:table-cell>
          <table:table-cell table:style-name="ce5" table:number-columns-repeated="2"/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9127" calcext:value-type="float">
            <text:p>29,127 </text:p>
          </table:table-cell>
          <table:table-cell table:style-name="ce5" office:value-type="float" office:value="2238" calcext:value-type="float">
            <text:p>2,238 </text:p>
          </table:table-cell>
          <table:table-cell table:style-name="ce5" office:value-type="float" office:value="2678" calcext:value-type="float">
            <text:p>2,678 </text:p>
          </table:table-cell>
          <table:table-cell table:style-name="ce5" office:value-type="float" office:value="165" calcext:value-type="float">
            <text:p>165 </text:p>
          </table:table-cell>
          <table:table-cell table:style-name="ce3" office:value-type="date" office:date-value="2020-04-24" calcext:value-type="date">
            <text:p>Apr 24 </text:p>
          </table:table-cell>
        </table:table-row>
        <table:table-row table:style-name="ro1">
          <table:table-cell table:style-name="ce3" office:value-type="date" office:date-value="2020-04-25" calcext:value-type="date">
            <text:p>Apr 25 </text:p>
          </table:table-cell>
          <table:table-cell table:style-name="ce5" table:number-columns-repeated="2"/>
          <table:table-cell table:style-name="ce5" office:value-type="float" office:value="6740" calcext:value-type="float">
            <text:p>6,740 </text:p>
          </table:table-cell>
          <table:table-cell table:style-name="ce5" office:value-type="float" office:value="367" calcext:value-type="float">
            <text:p>367 </text:p>
          </table:table-cell>
          <table:table-cell table:style-name="ce5" office:value-type="float" office:value="5386" calcext:value-type="float">
            <text:p>5,386 </text:p>
          </table:table-cell>
          <table:table-cell table:style-name="ce5" office:value-type="float" office:value="768" calcext:value-type="float">
            <text:p>768 </text:p>
          </table:table-cell>
          <table:table-cell table:style-name="ce5" office:value-type="float" office:value="3021" calcext:value-type="float">
            <text:p>3,021 </text:p>
          </table:table-cell>
          <table:table-cell table:style-name="ce5" office:value-type="float" office:value="420" calcext:value-type="float">
            <text:p>420 </text:p>
          </table:table-cell>
          <table:table-cell table:style-name="ce5" office:value-type="float" office:value="2055" calcext:value-type="float">
            <text:p>2,055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3122" calcext:value-type="float">
            <text:p>3,122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office:value-type="float" office:value="1755" calcext:value-type="float">
            <text:p>1,755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1496" calcext:value-type="float">
            <text:p>1,496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77" calcext:value-type="float">
            <text:p>577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225" calcext:value-type="float">
            <text:p>2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478" calcext:value-type="float">
            <text:p>478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21" calcext:value-type="float">
            <text:p>32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07" calcext:value-type="float">
            <text:p>2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34" calcext:value-type="float">
            <text:p>34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719" calcext:value-type="float">
            <text:p>30,719 </text:p>
          </table:table-cell>
          <table:table-cell table:style-name="ce5" office:value-type="float" office:value="1742" calcext:value-type="float">
            <text:p>1,742 </text:p>
          </table:table-cell>
          <table:table-cell table:style-name="ce5" office:value-type="float" office:value="3735" calcext:value-type="float">
            <text:p>3,735 </text:p>
          </table:table-cell>
          <table:table-cell table:style-name="ce5" office:value-type="float" office:value="407" calcext:value-type="float">
            <text:p>407 </text:p>
          </table:table-cell>
          <table:table-cell table:style-name="ce3" office:value-type="date" office:date-value="2020-04-25" calcext:value-type="date">
            <text:p>Apr 25 </text:p>
          </table:table-cell>
        </table:table-row>
        <table:table-row table:style-name="ro1">
          <table:table-cell table:style-name="ce3" office:value-type="date" office:date-value="2020-04-26" calcext:value-type="date">
            <text:p>Apr 26 </text:p>
          </table:table-cell>
          <table:table-cell table:style-name="ce5" office:value-type="float" office:value="5966" calcext:value-type="float">
            <text:p>5,96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-12130" calcext:value-type="float">
            <text:p>-12,130 </text:p>
          </table:table-cell>
          <table:table-cell table:style-name="ce5"/>
          <table:table-cell table:style-name="ce5" office:value-type="float" office:value="4913" calcext:value-type="float">
            <text:p>4,913 </text:p>
          </table:table-cell>
          <table:table-cell table:style-name="ce5" office:value-type="float" office:value="813" calcext:value-type="float">
            <text:p>813 </text:p>
          </table:table-cell>
          <table:table-cell table:style-name="ce5" office:value-type="float" office:value="2357" calcext:value-type="float">
            <text:p>2,357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737" calcext:value-type="float">
            <text:p>1,737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2861" calcext:value-type="float">
            <text:p>2,861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1537" calcext:value-type="float">
            <text:p>1,537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1032" calcext:value-type="float">
            <text:p>1,032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383" calcext:value-type="float">
            <text:p>383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95" calcext:value-type="float">
            <text:p>59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610" calcext:value-type="float">
            <text:p>610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817" calcext:value-type="float">
            <text:p>81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7" calcext:value-type="float">
            <text:p>3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492" calcext:value-type="float">
            <text:p>4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29" calcext:value-type="float">
            <text:p>29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8509" calcext:value-type="float">
            <text:p>38,509 </text:p>
          </table:table-cell>
          <table:table-cell table:style-name="ce5" office:value-type="float" office:value="2151" calcext:value-type="float">
            <text:p>2,151 </text:p>
          </table:table-cell>
          <table:table-cell table:style-name="ce5" office:value-type="float" office:value="3503" calcext:value-type="float">
            <text:p>3,503 </text:p>
          </table:table-cell>
          <table:table-cell table:style-name="ce5" office:value-type="float" office:value="357" calcext:value-type="float">
            <text:p>357 </text:p>
          </table:table-cell>
          <table:table-cell table:style-name="ce3" office:value-type="date" office:date-value="2020-04-26" calcext:value-type="date">
            <text:p>Apr 26 </text:p>
          </table:table-cell>
        </table:table-row>
        <table:table-row table:style-name="ro1">
          <table:table-cell table:style-name="ce3" office:value-type="date" office:date-value="2020-04-27" calcext:value-type="date">
            <text:p>Apr 27 </text:p>
          </table:table-cell>
          <table:table-cell table:style-name="ce5" office:value-type="float" office:value="12559" calcext:value-type="float">
            <text:p>12,559 </text:p>
          </table:table-cell>
          <table:table-cell table:style-name="ce5" office:value-type="float" office:value="113" calcext:value-type="float">
            <text:p>113 </text:p>
          </table:table-cell>
          <table:table-cell table:style-name="ce5"/>
          <table:table-cell table:style-name="ce5" office:value-type="float" office:value="666" calcext:value-type="float">
            <text:p>666 </text:p>
          </table:table-cell>
          <table:table-cell table:style-name="ce5" office:value-type="float" office:value="4463" calcext:value-type="float">
            <text:p>4,463 </text:p>
          </table:table-cell>
          <table:table-cell table:style-name="ce5" office:value-type="float" office:value="413" calcext:value-type="float">
            <text:p>413 </text:p>
          </table:table-cell>
          <table:table-cell table:style-name="ce5" office:value-type="float" office:value="2324" calcext:value-type="float">
            <text:p>2,324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018" calcext:value-type="float">
            <text:p>1,018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2357" calcext:value-type="float">
            <text:p>2,357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404" calcext:value-type="float">
            <text:p>404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809" calcext:value-type="float">
            <text:p>809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66" calcext:value-type="float">
            <text:p>66 </text:p>
          </table:table-cell>
          <table:table-cell table:style-name="ce5" table:number-columns-repeated="2"/>
          <table:table-cell table:style-name="ce5" office:value-type="float" office:value="472" calcext:value-type="float">
            <text:p>47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463" calcext:value-type="float">
            <text:p>46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73" calcext:value-type="float">
            <text:p>87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01" calcext:value-type="float">
            <text:p>701 </text:p>
          </table:table-cell>
          <table:table-cell table:style-name="ce5" office:value-type="float" office:value="24" calcext:value-type="float">
            <text:p>24 </text:p>
          </table:table-cell>
          <table:table-cell table:style-name="ce5" table:number-columns-repeated="2"/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0" calcext:value-type="float">
            <text:p>190 </text:p>
          </table:table-cell>
          <table:table-cell table:style-name="ce5"/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32417" calcext:value-type="float">
            <text:p>32,417 </text:p>
          </table:table-cell>
          <table:table-cell table:style-name="ce5" office:value-type="float" office:value="1776" calcext:value-type="float">
            <text:p>1,776 </text:p>
          </table:table-cell>
          <table:table-cell table:style-name="ce5" office:value-type="float" office:value="5514" calcext:value-type="float">
            <text:p>5,514 </text:p>
          </table:table-cell>
          <table:table-cell table:style-name="ce5" office:value-type="float" office:value="346" calcext:value-type="float">
            <text:p>346 </text:p>
          </table:table-cell>
          <table:table-cell table:style-name="ce3" office:value-type="date" office:date-value="2020-04-27" calcext:value-type="date">
            <text:p>Apr 27 </text:p>
          </table:table-cell>
        </table:table-row>
        <table:table-row table:style-name="ro1">
          <table:table-cell table:style-name="ce3" office:value-type="date" office:date-value="2020-04-28" calcext:value-type="date">
            <text:p>Apr 28 </text:p>
          </table:table-cell>
          <table:table-cell table:style-name="ce5" office:value-type="float" office:value="6411" calcext:value-type="float">
            <text:p>6,41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831" calcext:value-type="float">
            <text:p>1,831 </text:p>
          </table:table-cell>
          <table:table-cell table:style-name="ce5"/>
          <table:table-cell table:style-name="ce5" office:value-type="float" office:value="4309" calcext:value-type="float">
            <text:p>4,309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1739" calcext:value-type="float">
            <text:p>1,739 </text:p>
          </table:table-cell>
          <table:table-cell table:style-name="ce5" office:value-type="float" office:value="333" calcext:value-type="float">
            <text:p>333 </text:p>
          </table:table-cell>
          <table:table-cell table:style-name="ce5" office:value-type="float" office:value="1144" calcext:value-type="float">
            <text:p>1,144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2131" calcext:value-type="float">
            <text:p>2,131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3729" calcext:value-type="float">
            <text:p>3,729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553" calcext:value-type="float">
            <text:p>553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400" calcext:value-type="float">
            <text:p>400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1745" calcext:value-type="float">
            <text:p>1,745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03" calcext:value-type="float">
            <text:p>30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5" calcext:value-type="float">
            <text:p>5 </text:p>
          </table:table-cell>
          <table:table-cell table:style-name="ce12" office:value-type="float" office:value="233" calcext:value-type="float">
            <text:p>23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1" calcext:value-type="float">
            <text:p>191 </text:p>
          </table:table-cell>
          <table:table-cell table:style-name="ce5"/>
          <table:table-cell table:style-name="ce5" office:value-type="float" office:value="73" calcext:value-type="float">
            <text:p>7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9218" calcext:value-type="float">
            <text:p>29,218 </text:p>
          </table:table-cell>
          <table:table-cell table:style-name="ce5" office:value-type="float" office:value="1190" calcext:value-type="float">
            <text:p>1,190 </text:p>
          </table:table-cell>
          <table:table-cell table:style-name="ce5" office:value-type="float" office:value="3379" calcext:value-type="float">
            <text:p>3,379 </text:p>
          </table:table-cell>
          <table:table-cell table:style-name="ce5" office:value-type="float" office:value="189" calcext:value-type="float">
            <text:p>189 </text:p>
          </table:table-cell>
          <table:table-cell table:style-name="ce3" office:value-type="date" office:date-value="2020-04-28" calcext:value-type="date">
            <text:p>Apr 28 </text:p>
          </table:table-cell>
        </table:table-row>
        <table:table-row table:style-name="ro1">
          <table:table-cell table:style-name="ce3" office:value-type="date" office:date-value="2020-04-29" calcext:value-type="date">
            <text:p>Apr 29 </text:p>
          </table:table-cell>
          <table:table-cell table:style-name="ce5" office:value-type="float" office:value="5841" calcext:value-type="float">
            <text:p>5,841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1308" calcext:value-type="float">
            <text:p>1,308 </text:p>
          </table:table-cell>
          <table:table-cell table:style-name="ce5" office:value-type="float" office:value="632" calcext:value-type="float">
            <text:p>632 </text:p>
          </table:table-cell>
          <table:table-cell table:style-name="ce5" office:value-type="float" office:value="3996" calcext:value-type="float">
            <text:p>3,996 </text:p>
          </table:table-cell>
          <table:table-cell table:style-name="ce5" office:value-type="float" office:value="586" calcext:value-type="float">
            <text:p>586 </text:p>
          </table:table-cell>
          <table:table-cell table:style-name="ce5" office:value-type="float" office:value="2091" calcext:value-type="float">
            <text:p>2,091 </text:p>
          </table:table-cell>
          <table:table-cell table:style-name="ce5" office:value-type="float" office:value="382" calcext:value-type="float">
            <text:p>382 </text:p>
          </table:table-cell>
          <table:table-cell table:style-name="ce5" office:value-type="float" office:value="1304" calcext:value-type="float">
            <text:p>1,304 </text:p>
          </table:table-cell>
          <table:table-cell table:style-name="ce5" office:value-type="float" office:value="202" calcext:value-type="float">
            <text:p>202 </text:p>
          </table:table-cell>
          <table:table-cell table:style-name="ce5" office:value-type="float" office:value="2392" calcext:value-type="float">
            <text:p>2,392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366" calcext:value-type="float">
            <text:p>366 </text:p>
          </table:table-cell>
          <table:table-cell table:style-name="ce5" office:value-type="float" office:value="647" calcext:value-type="float">
            <text:p>647 </text:p>
          </table:table-cell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171" calcext:value-type="float">
            <text:p>17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95" calcext:value-type="float">
            <text:p>695 </text:p>
          </table:table-cell>
          <table:table-cell table:style-name="ce5" office:value-type="float" office:value="81" calcext:value-type="float">
            <text:p>81 </text:p>
          </table:table-cell>
          <table:table-cell table:style-name="ce5" table:number-columns-repeated="2"/>
          <table:table-cell table:style-name="ce5" office:value-type="float" office:value="229" calcext:value-type="float">
            <text:p>229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16" calcext:value-type="float">
            <text:p>31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16" calcext:value-type="float">
            <text:p>316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456" calcext:value-type="float">
            <text:p>45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157" calcext:value-type="float">
            <text:p>15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number-columns-repeated="2" table:style-name="ce5" office:value-type="float" office:value="3" calcext:value-type="float">
            <text:p>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2"/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22541" calcext:value-type="float">
            <text:p>22,541 </text:p>
          </table:table-cell>
          <table:table-cell table:style-name="ce5" office:value-type="float" office:value="1322" calcext:value-type="float">
            <text:p>1,322 </text:p>
          </table:table-cell>
          <table:table-cell table:style-name="ce5" office:value-type="float" office:value="4613" calcext:value-type="float">
            <text:p>4,613 </text:p>
          </table:table-cell>
          <table:table-cell table:style-name="ce5" office:value-type="float" office:value="338" calcext:value-type="float">
            <text:p>338 </text:p>
          </table:table-cell>
          <table:table-cell table:style-name="ce3" office:value-type="date" office:date-value="2020-04-29" calcext:value-type="date">
            <text:p>Apr 29 </text:p>
          </table:table-cell>
        </table:table-row>
        <table:table-row table:style-name="ro1">
          <table:table-cell table:style-name="ce3" office:value-type="date" office:date-value="2020-04-30" calcext:value-type="date">
            <text:p>Apr 30 </text:p>
          </table:table-cell>
          <table:table-cell table:style-name="ce5" office:value-type="float" office:value="7099" calcext:value-type="float">
            <text:p>7,099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2144" calcext:value-type="float">
            <text:p>2,144 </text:p>
          </table:table-cell>
          <table:table-cell table:style-name="ce5" office:value-type="float" office:value="453" calcext:value-type="float">
            <text:p>453 </text:p>
          </table:table-cell>
          <table:table-cell table:style-name="ce5" office:value-type="float" office:value="4076" calcext:value-type="float">
            <text:p>4,076 </text:p>
          </table:table-cell>
          <table:table-cell table:style-name="ce5" office:value-type="float" office:value="4419" calcext:value-type="float">
            <text:p>4,419 </text:p>
          </table:table-cell>
          <table:table-cell table:style-name="ce5" office:value-type="float" office:value="2086" calcext:value-type="float">
            <text:p>2,086 </text:p>
          </table:table-cell>
          <table:table-cell table:style-name="ce5" office:value-type="float" office:value="323" calcext:value-type="float">
            <text:p>323 </text:p>
          </table:table-cell>
          <table:table-cell table:style-name="ce5" office:value-type="float" office:value="1478" calcext:value-type="float">
            <text:p>1,478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2936" calcext:value-type="float">
            <text:p>2,936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1602" calcext:value-type="float">
            <text:p>1,602 </text:p>
          </table:table-cell>
          <table:table-cell table:style-name="ce5" office:value-type="float" office:value="427" calcext:value-type="float">
            <text:p>427 </text:p>
          </table:table-cell>
          <table:table-cell table:style-name="ce5" office:value-type="float" office:value="525" calcext:value-type="float">
            <text:p>525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681" calcext:value-type="float">
            <text:p>681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973" calcext:value-type="float">
            <text:p>97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76" calcext:value-type="float">
            <text:p>376 </text:p>
          </table:table-cell>
          <table:table-cell table:style-name="ce5" office:value-type="float" office:value="31" calcext:value-type="float">
            <text:p>31 </text:p>
          </table:table-cell>
          <table:table-cell table:style-name="ce5" table:number-columns-repeated="2"/>
          <table:table-cell table:style-name="ce5" office:value-type="float" office:value="422" calcext:value-type="float">
            <text:p>42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62" calcext:value-type="float">
            <text:p>362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57" calcext:value-type="float">
            <text:p>15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5" calcext:value-type="float">
            <text:p>75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55" calcext:value-type="float">
            <text:p>255 </text:p>
          </table:table-cell>
          <table:table-cell table:style-name="ce5"/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9" calcext:value-type="float">
            <text:p>9 </text:p>
          </table:table-cell>
          <table:table-cell table:style-name="ce5"/>
          <table:table-cell table:number-columns-repeated="4"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20517" calcext:value-type="float">
            <text:p>20,517 </text:p>
          </table:table-cell>
          <table:table-cell table:style-name="ce5" office:value-type="float" office:value="1936" calcext:value-type="float">
            <text:p>1,936 </text:p>
          </table:table-cell>
          <table:table-cell table:style-name="ce5" office:value-type="float" office:value="5385" calcext:value-type="float">
            <text:p>5,385 </text:p>
          </table:table-cell>
          <table:table-cell table:style-name="ce5" office:value-type="float" office:value="474" calcext:value-type="float">
            <text:p>474 </text:p>
          </table:table-cell>
          <table:table-cell table:style-name="ce3" office:value-type="date" office:date-value="2020-04-30" calcext:value-type="date">
            <text:p>Apr 30 </text:p>
          </table:table-cell>
        </table:table-row>
        <table:table-row table:style-name="ro1">
          <table:table-cell table:style-name="ce3" office:value-type="date" office:date-value="2020-05-01" calcext:value-type="date">
            <text:p>May 1 </text:p>
          </table:table-cell>
          <table:table-cell table:style-name="ce5" office:value-type="float" office:value="7933" calcext:value-type="float">
            <text:p>7,933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518" calcext:value-type="float">
            <text:p>518 </text:p>
          </table:table-cell>
          <table:table-cell table:style-name="ce5" office:value-type="float" office:value="268" calcext:value-type="float">
            <text:p>268 </text:p>
          </table:table-cell>
          <table:table-cell table:style-name="ce5" office:value-type="float" office:value="6032" calcext:value-type="float">
            <text:p>6,032 </text:p>
          </table:table-cell>
          <table:table-cell table:style-name="ce5" office:value-type="float" office:value="674" calcext:value-type="float">
            <text:p>674 </text:p>
          </table:table-cell>
          <table:table-cell table:style-name="ce5" office:value-type="float" office:value="1872" calcext:value-type="float">
            <text:p>1,872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table:number-columns-repeated="2"/>
          <table:table-cell table:style-name="ce5" office:value-type="float" office:value="2615" calcext:value-type="float">
            <text:p>2,615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055" calcext:value-type="float">
            <text:p>1,055 </text:p>
          </table:table-cell>
          <table:table-cell table:style-name="ce5" office:value-type="float" office:value="288" calcext:value-type="float">
            <text:p>288 </text:p>
          </table:table-cell>
          <table:table-cell table:style-name="ce5" office:value-type="float" office:value="660" calcext:value-type="float">
            <text:p>660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51" calcext:value-type="float">
            <text:p>55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790" calcext:value-type="float">
            <text:p>790 </text:p>
          </table:table-cell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846" calcext:value-type="float">
            <text:p>84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59" calcext:value-type="float">
            <text:p>359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37" calcext:value-type="float">
            <text:p>237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55" calcext:value-type="float">
            <text:p>45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62" calcext:value-type="float">
            <text:p>262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18" calcext:value-type="float">
            <text:p>218 </text:p>
          </table:table-cell>
          <table:table-cell table:style-name="ce5"/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7"/>
          <table:table-cell table:style-name="ce5" office:value-type="float" office:value="31379" calcext:value-type="float">
            <text:p>31,379 </text:p>
          </table:table-cell>
          <table:table-cell table:style-name="ce5" office:value-type="float" office:value="2909" calcext:value-type="float">
            <text:p>2,909 </text:p>
          </table:table-cell>
          <table:table-cell table:style-name="ce5" office:value-type="float" office:value="6276" calcext:value-type="float">
            <text:p>6,276 </text:p>
          </table:table-cell>
          <table:table-cell table:style-name="ce5" office:value-type="float" office:value="449" calcext:value-type="float">
            <text:p>449 </text:p>
          </table:table-cell>
          <table:table-cell table:style-name="ce3" office:value-type="date" office:date-value="2020-05-01" calcext:value-type="date">
            <text:p>May 1 </text:p>
          </table:table-cell>
        </table:table-row>
        <table:table-row table:style-name="ro1">
          <table:table-cell table:style-name="ce3" office:value-type="date" office:date-value="2020-05-02" calcext:value-type="date">
            <text:p>May 2 </text:p>
          </table:table-cell>
          <table:table-cell table:style-name="ce5" office:value-type="float" office:value="9623" calcext:value-type="float">
            <text:p>9,623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781" calcext:value-type="float">
            <text:p>1,781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6201" calcext:value-type="float">
            <text:p>6,201 </text:p>
          </table:table-cell>
          <table:table-cell table:style-name="ce5" office:value-type="float" office:value="739" calcext:value-type="float">
            <text:p>739 </text:p>
          </table:table-cell>
          <table:table-cell table:style-name="ce5" office:value-type="float" office:value="1965" calcext:value-type="float">
            <text:p>1,965 </text:p>
          </table:table-cell>
          <table:table-cell table:style-name="ce5" office:value-type="float" office:value="269" calcext:value-type="float">
            <text:p>269 </text:p>
          </table:table-cell>
          <table:table-cell table:style-name="ce5" office:value-type="float" office:value="2584" calcext:value-type="float">
            <text:p>2,584 </text:p>
          </table:table-cell>
          <table:table-cell table:style-name="ce5" office:value-type="float" office:value="287" calcext:value-type="float">
            <text:p>287 </text:p>
          </table:table-cell>
          <table:table-cell table:style-name="ce5" office:value-type="float" office:value="2188" calcext:value-type="float">
            <text:p>2,188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513" calcext:value-type="float">
            <text:p>513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office:value-type="float" office:value="475" calcext:value-type="float">
            <text:p>475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28" calcext:value-type="float">
            <text:p>428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890" calcext:value-type="float">
            <text:p>89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21" calcext:value-type="float">
            <text:p>22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550" calcext:value-type="float">
            <text:p>55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74" calcext:value-type="float">
            <text:p>7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27" calcext:value-type="float">
            <text:p>32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/>
          <table:table-cell table:style-name="ce5" office:value-type="float" office:value="83" calcext:value-type="float">
            <text:p>8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5" calcext:value-type="float">
            <text:p>125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82" calcext:value-type="float">
            <text:p>8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4" calcext:value-type="float">
            <text:p>14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4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1774" calcext:value-type="float">
            <text:p>31,774 </text:p>
          </table:table-cell>
          <table:table-cell table:style-name="ce5" office:value-type="float" office:value="2069" calcext:value-type="float">
            <text:p>2,069 </text:p>
          </table:table-cell>
          <table:table-cell table:style-name="ce5" office:value-type="float" office:value="7218" calcext:value-type="float">
            <text:p>7,218 </text:p>
          </table:table-cell>
          <table:table-cell table:style-name="ce5" office:value-type="float" office:value="435" calcext:value-type="float">
            <text:p>435 </text:p>
          </table:table-cell>
          <table:table-cell table:style-name="ce3" office:value-type="date" office:date-value="2020-05-02" calcext:value-type="date">
            <text:p>May 2 </text:p>
          </table:table-cell>
        </table:table-row>
        <table:table-row table:style-name="ro1">
          <table:table-cell table:style-name="ce3" office:value-type="date" office:date-value="2020-05-03" calcext:value-type="date">
            <text:p>May 3 </text:p>
          </table:table-cell>
          <table:table-cell table:style-name="ce5" office:value-type="float" office:value="10633" calcext:value-type="float">
            <text:p>10,633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366" calcext:value-type="float">
            <text:p>1,366 </text:p>
          </table:table-cell>
          <table:table-cell table:style-name="ce5" office:value-type="float" office:value="276" calcext:value-type="float">
            <text:p>276 </text:p>
          </table:table-cell>
          <table:table-cell table:style-name="ce5" office:value-type="float" office:value="4806" calcext:value-type="float">
            <text:p>4,806 </text:p>
          </table:table-cell>
          <table:table-cell table:style-name="ce5" office:value-type="float" office:value="621" calcext:value-type="float">
            <text:p>621 </text:p>
          </table:table-cell>
          <table:table-cell table:style-name="ce5" office:value-type="float" office:value="1900" calcext:value-type="float">
            <text:p>1,900 </text:p>
          </table:table-cell>
          <table:table-cell table:style-name="ce5" office:value-type="float" office:value="474" calcext:value-type="float">
            <text:p>474 </text:p>
          </table:table-cell>
          <table:table-cell table:style-name="ce5" office:value-type="float" office:value="793" calcext:value-type="float">
            <text:p>793 </text:p>
          </table:table-cell>
          <table:table-cell table:style-name="ce5" office:value-type="float" office:value="74" calcext:value-type="float">
            <text:p>74 </text:p>
          </table:table-cell>
          <table:table-cell table:style-name="ce5" office:value-type="float" office:value="1983" calcext:value-type="float">
            <text:p>1,983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736" calcext:value-type="float">
            <text:p>736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485" calcext:value-type="float">
            <text:p>485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32" calcext:value-type="float">
            <text:p>32 </text:p>
          </table:table-cell>
          <table:table-cell table:style-name="ce5" table:number-columns-repeated="2"/>
          <table:table-cell table:style-name="ce5" office:value-type="float" office:value="562" calcext:value-type="float">
            <text:p>56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911" calcext:value-type="float">
            <text:p>9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table:number-columns-repeated="3"/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02" calcext:value-type="float">
            <text:p>50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57" calcext:value-type="float">
            <text:p>15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 table:number-columns-repeated="11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6753" calcext:value-type="float">
            <text:p>26,753 </text:p>
          </table:table-cell>
          <table:table-cell table:style-name="ce5" office:value-type="float" office:value="5000" calcext:value-type="float">
            <text:p>5,000 </text:p>
          </table:table-cell>
          <table:table-cell table:style-name="ce5" office:value-type="float" office:value="6209" calcext:value-type="float">
            <text:p>6,209 </text:p>
          </table:table-cell>
          <table:table-cell table:style-name="ce5" office:value-type="float" office:value="428" calcext:value-type="float">
            <text:p>428 </text:p>
          </table:table-cell>
          <table:table-cell table:style-name="ce3" office:value-type="date" office:date-value="2020-05-03" calcext:value-type="date">
            <text:p>May 3 </text:p>
          </table:table-cell>
        </table:table-row>
        <table:table-row table:style-name="ro1">
          <table:table-cell table:style-name="ce3" office:value-type="date" office:date-value="2020-05-04" calcext:value-type="date">
            <text:p>May 4 </text:p>
          </table:table-cell>
          <table:table-cell table:style-name="ce5" office:value-type="float" office:value="10581" calcext:value-type="float">
            <text:p>10,58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884" calcext:value-type="float">
            <text:p>884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4339" calcext:value-type="float">
            <text:p>4,339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1389" calcext:value-type="float">
            <text:p>1,389 </text:p>
          </table:table-cell>
          <table:table-cell table:style-name="ce5" office:value-type="float" office:value="174" calcext:value-type="float">
            <text:p>174 </text:p>
          </table:table-cell>
          <table:table-cell table:style-name="ce5" office:value-type="float" office:value="679" calcext:value-type="float">
            <text:p>679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670" calcext:value-type="float">
            <text:p>1,670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250" calcext:value-type="float">
            <text:p>250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335" calcext:value-type="float">
            <text:p>335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661" calcext:value-type="float">
            <text:p>1,66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30" calcext:value-type="float">
            <text:p>330 </text:p>
          </table:table-cell>
          <table:table-cell table:style-name="ce5" office:value-type="float" office:value="38" calcext:value-type="float">
            <text:p>38 </text:p>
          </table:table-cell>
          <table:table-cell table:style-name="ce5" table:number-columns-repeated="2"/>
          <table:table-cell table:style-name="ce5" office:value-type="float" office:value="318" calcext:value-type="float">
            <text:p>318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18" calcext:value-type="float">
            <text:p>418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16" calcext:value-type="float">
            <text:p>11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4" calcext:value-type="float">
            <text:p>24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2" calcext:value-type="float">
            <text:p>52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table:number-columns-repeated="5"/>
          <table:table-cell table:style-name="ce5" office:value-type="float" office:value="28" calcext:value-type="float">
            <text:p>28 </text:p>
          </table:table-cell>
          <table:table-cell table:number-columns-repeated="2" table:style-name="ce5" office:value-type="float" office:value="5" calcext:value-type="float">
            <text:p>5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31839" calcext:value-type="float">
            <text:p>31,839 </text:p>
          </table:table-cell>
          <table:table-cell table:style-name="ce5" office:value-type="float" office:value="-1696" calcext:value-type="float">
            <text:p>-1,696 </text:p>
          </table:table-cell>
          <table:table-cell table:style-name="ce5" office:value-type="float" office:value="4970" calcext:value-type="float">
            <text:p>4,970 </text:p>
          </table:table-cell>
          <table:table-cell table:style-name="ce5" office:value-type="float" office:value="421" calcext:value-type="float">
            <text:p>421 </text:p>
          </table:table-cell>
          <table:table-cell table:style-name="ce3" office:value-type="date" office:date-value="2020-05-04" calcext:value-type="date">
            <text:p>May 4 </text:p>
          </table:table-cell>
        </table:table-row>
        <table:table-row table:style-name="ro1">
          <table:table-cell table:style-name="ce3" office:value-type="date" office:date-value="2020-05-05" calcext:value-type="date">
            <text:p>May 5 </text:p>
          </table:table-cell>
          <table:table-cell table:style-name="ce5" office:value-type="float" office:value="10102" calcext:value-type="float">
            <text:p>10,102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3985" calcext:value-type="float">
            <text:p>3,985 </text:p>
          </table:table-cell>
          <table:table-cell table:style-name="ce5" office:value-type="float" office:value="288" calcext:value-type="float">
            <text:p>288 </text:p>
          </table:table-cell>
          <table:table-cell table:style-name="ce5" office:value-type="float" office:value="1221" calcext:value-type="float">
            <text:p>1,221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685" calcext:value-type="float">
            <text:p>685 </text:p>
          </table:table-cell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1614" calcext:value-type="float">
            <text:p>1,614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-1010" calcext:value-type="float">
            <text:p>-1,010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361" calcext:value-type="float">
            <text:p>361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199" calcext:value-type="float">
            <text:p>199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04" calcext:value-type="float">
            <text:p>404 </text:p>
          </table:table-cell>
          <table:table-cell table:style-name="ce5" office:value-type="float" office:value="90" calcext:value-type="float">
            <text:p>90 </text:p>
          </table:table-cell>
          <table:table-cell table:style-name="ce5" table:number-columns-repeated="2"/>
          <table:table-cell table:style-name="ce5" office:value-type="float" office:value="216" calcext:value-type="float">
            <text:p>216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13" calcext:value-type="float">
            <text:p>313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66" calcext:value-type="float">
            <text:p>366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72" calcext:value-type="float">
            <text:p>1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29266" calcext:value-type="float">
            <text:p>29,266 </text:p>
          </table:table-cell>
          <table:table-cell table:style-name="ce5" office:value-type="float" office:value="1196" calcext:value-type="float">
            <text:p>1,196 </text:p>
          </table:table-cell>
          <table:table-cell table:style-name="ce5" office:value-type="float" office:value="4588" calcext:value-type="float">
            <text:p>4,588 </text:p>
          </table:table-cell>
          <table:table-cell table:style-name="ce5" office:value-type="float" office:value="275" calcext:value-type="float">
            <text:p>275 </text:p>
          </table:table-cell>
          <table:table-cell table:style-name="ce3" office:value-type="date" office:date-value="2020-05-05" calcext:value-type="date">
            <text:p>May 5 </text:p>
          </table:table-cell>
        </table:table-row>
        <table:table-row table:style-name="ro1">
          <table:table-cell table:style-name="ce3" office:value-type="date" office:date-value="2020-05-06" calcext:value-type="date">
            <text:p>May 6 </text:p>
          </table:table-cell>
          <table:table-cell table:style-name="ce5" office:value-type="float" office:value="10559" calcext:value-type="float">
            <text:p>10,559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1318" calcext:value-type="float">
            <text:p>1,318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4406" calcext:value-type="float">
            <text:p>4,406 </text:p>
          </table:table-cell>
          <table:table-cell table:style-name="ce5" office:value-type="float" office:value="693" calcext:value-type="float">
            <text:p>693 </text:p>
          </table:table-cell>
          <table:table-cell table:style-name="ce5" office:value-type="float" office:value="1075" calcext:value-type="float">
            <text:p>1,075 </text:p>
          </table:table-cell>
          <table:table-cell table:style-name="ce5" office:value-type="float" office:value="236" calcext:value-type="float">
            <text:p>236 </text:p>
          </table:table-cell>
          <table:table-cell table:style-name="ce5" office:value-type="float" office:value="1037" calcext:value-type="float">
            <text:p>1,037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1832" calcext:value-type="float">
            <text:p>1,83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050" calcext:value-type="float">
            <text:p>1,050 </text:p>
          </table:table-cell>
          <table:table-cell table:style-name="ce5" office:value-type="float" office:value="326" calcext:value-type="float">
            <text:p>326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317" calcext:value-type="float">
            <text:p>317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78" calcext:value-type="float">
            <text:p>17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95" calcext:value-type="float">
            <text:p>495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1766" calcext:value-type="float">
            <text:p>1,76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87" calcext:value-type="float">
            <text:p>48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51" calcext:value-type="float">
            <text:p>15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8" calcext:value-type="float">
            <text:p>138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63" calcext:value-type="float">
            <text:p>163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number-columns-repeated="2"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7" calcext:value-type="float">
            <text:p>37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63" calcext:value-type="float">
            <text:p>6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16200" calcext:value-type="float">
            <text:p>16,200 </text:p>
          </table:table-cell>
          <table:table-cell table:style-name="ce5" office:value-type="float" office:value="792" calcext:value-type="float">
            <text:p>792 </text:p>
          </table:table-cell>
          <table:table-cell table:style-name="ce5" office:value-type="float" office:value="6633" calcext:value-type="float">
            <text:p>6,633 </text:p>
          </table:table-cell>
          <table:table-cell table:style-name="ce5" office:value-type="float" office:value="296" calcext:value-type="float">
            <text:p>296 </text:p>
          </table:table-cell>
          <table:table-cell table:style-name="ce3" office:value-type="date" office:date-value="2020-05-06" calcext:value-type="date">
            <text:p>May 6 </text:p>
          </table:table-cell>
        </table:table-row>
        <table:table-row table:style-name="ro1">
          <table:table-cell table:style-name="ce3" office:value-type="date" office:date-value="2020-05-07" calcext:value-type="date">
            <text:p>May 7 </text:p>
          </table:table-cell>
          <table:table-cell table:style-name="ce5" office:value-type="float" office:value="11231" calcext:value-type="float">
            <text:p>11,23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996" calcext:value-type="float">
            <text:p>996 </text:p>
          </table:table-cell>
          <table:table-cell table:style-name="ce5" office:value-type="float" office:value="244" calcext:value-type="float">
            <text:p>244 </text:p>
          </table:table-cell>
          <table:table-cell table:style-name="ce5" office:value-type="float" office:value="6211" calcext:value-type="float">
            <text:p>6,211 </text:p>
          </table:table-cell>
          <table:table-cell table:style-name="ce5" office:value-type="float" office:value="649" calcext:value-type="float">
            <text:p>649 </text:p>
          </table:table-cell>
          <table:table-cell table:style-name="ce5" office:value-type="float" office:value="1444" calcext:value-type="float">
            <text:p>1,444 </text:p>
          </table:table-cell>
          <table:table-cell table:style-name="ce5" office:value-type="float" office:value="369" calcext:value-type="float">
            <text:p>369 </text:p>
          </table:table-cell>
          <table:table-cell table:style-name="ce5" office:value-type="float" office:value="1194" calcext:value-type="float">
            <text:p>1,194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2253" calcext:value-type="float">
            <text:p>2,253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4176" calcext:value-type="float">
            <text:p>4,176 </text:p>
          </table:table-cell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272" calcext:value-type="float">
            <text:p>272 </text:p>
          </table:table-cell>
          <table:table-cell table:style-name="ce5" office:value-type="float" office:value="323" calcext:value-type="float">
            <text:p>323 </text:p>
          </table:table-cell>
          <table:table-cell table:style-name="ce5" office:value-type="float" office:value="232" calcext:value-type="float">
            <text:p>23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80" calcext:value-type="float">
            <text:p>480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702" calcext:value-type="float">
            <text:p>702 </text:p>
          </table:table-cell>
          <table:table-cell table:style-name="ce5" office:value-type="float" office:value="87" calcext:value-type="float">
            <text:p>87 </text:p>
          </table:table-cell>
          <table:table-cell table:style-name="ce5" table:number-columns-repeated="2"/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9" calcext:value-type="float">
            <text:p>30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507" calcext:value-type="float">
            <text:p>50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11" calcext:value-type="float">
            <text:p>2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22267" calcext:value-type="float">
            <text:p>22,267 </text:p>
          </table:table-cell>
          <table:table-cell table:style-name="ce5" office:value-type="float" office:value="2499" calcext:value-type="float">
            <text:p>2,499 </text:p>
          </table:table-cell>
          <table:table-cell table:style-name="ce5" office:value-type="float" office:value="6935" calcext:value-type="float">
            <text:p>6,935 </text:p>
          </table:table-cell>
          <table:table-cell table:style-name="ce5" office:value-type="float" office:value="600" calcext:value-type="float">
            <text:p>600 </text:p>
          </table:table-cell>
          <table:table-cell table:style-name="ce3" office:value-type="date" office:date-value="2020-05-07" calcext:value-type="date">
            <text:p>May 7 </text:p>
          </table:table-cell>
        </table:table-row>
        <table:table-row table:style-name="ro1">
          <table:table-cell table:style-name="ce3" office:value-type="date" office:date-value="2020-05-08" calcext:value-type="date">
            <text:p>May 8 </text:p>
          </table:table-cell>
          <table:table-cell table:style-name="ce5" office:value-type="float" office:value="10669" calcext:value-type="float">
            <text:p>10,669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1122" calcext:value-type="float">
            <text:p>1,122 </text:p>
          </table:table-cell>
          <table:table-cell table:style-name="ce5" office:value-type="float" office:value="213" calcext:value-type="float">
            <text:p>213 </text:p>
          </table:table-cell>
          <table:table-cell table:style-name="ce5" office:value-type="float" office:value="5514" calcext:value-type="float">
            <text:p>5,514 </text:p>
          </table:table-cell>
          <table:table-cell table:style-name="ce5" office:value-type="float" office:value="539" calcext:value-type="float">
            <text:p>539 </text:p>
          </table:table-cell>
          <table:table-cell table:style-name="ce5" office:value-type="float" office:value="1401" calcext:value-type="float">
            <text:p>1,401 </text:p>
          </table:table-cell>
          <table:table-cell table:style-name="ce5" office:value-type="float" office:value="274" calcext:value-type="float">
            <text:p>274 </text:p>
          </table:table-cell>
          <table:table-cell table:style-name="ce5" office:value-type="float" office:value="1209" calcext:value-type="float">
            <text:p>1,209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1977" calcext:value-type="float">
            <text:p>1,977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512" calcext:value-type="float">
            <text:p>512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639" calcext:value-type="float">
            <text:p>639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455" calcext:value-type="float">
            <text:p>455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33" calcext:value-type="float">
            <text:p>53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705" calcext:value-type="float">
            <text:p>705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913" calcext:value-type="float">
            <text:p>9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7" calcext:value-type="float">
            <text:p>307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504" calcext:value-type="float">
            <text:p>504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82" calcext:value-type="float">
            <text:p>8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8"/>
          <table:table-cell table:style-name="ce5" office:value-type="float" office:value="22119" calcext:value-type="float">
            <text:p>22,119 </text:p>
          </table:table-cell>
          <table:table-cell table:style-name="ce5" office:value-type="float" office:value="1949" calcext:value-type="float">
            <text:p>1,949 </text:p>
          </table:table-cell>
          <table:table-cell table:style-name="ce5" office:value-type="float" office:value="10503" calcext:value-type="float">
            <text:p>10,503 </text:p>
          </table:table-cell>
          <table:table-cell table:style-name="ce5" office:value-type="float" office:value="615" calcext:value-type="float">
            <text:p>615 </text:p>
          </table:table-cell>
          <table:table-cell table:style-name="ce3" office:value-type="date" office:date-value="2020-05-08" calcext:value-type="date">
            <text:p>May 8 </text:p>
          </table:table-cell>
        </table:table-row>
        <table:table-row table:style-name="ro1">
          <table:table-cell table:style-name="ce3" office:value-type="date" office:date-value="2020-05-09" calcext:value-type="date">
            <text:p>May 9 </text:p>
          </table:table-cell>
          <table:table-cell table:style-name="ce5" office:value-type="float" office:value="10817" calcext:value-type="float">
            <text:p>10,817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1410" calcext:value-type="float">
            <text:p>1,410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4649" calcext:value-type="float">
            <text:p>4,649 </text:p>
          </table:table-cell>
          <table:table-cell table:style-name="ce5" office:value-type="float" office:value="626" calcext:value-type="float">
            <text:p>626 </text:p>
          </table:table-cell>
          <table:table-cell table:style-name="ce5" office:value-type="float" office:value="1327" calcext:value-type="float">
            <text:p>1,327 </text:p>
          </table:table-cell>
          <table:table-cell table:style-name="ce5" office:value-type="float" office:value="243" calcext:value-type="float">
            <text:p>243 </text:p>
          </table:table-cell>
          <table:table-cell table:style-name="ce5" office:value-type="float" office:value="1251" calcext:value-type="float">
            <text:p>1,251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848" calcext:value-type="float">
            <text:p>1,848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598" calcext:value-type="float">
            <text:p>598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591" calcext:value-type="float">
            <text:p>591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319" calcext:value-type="float">
            <text:p>319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553" calcext:value-type="float">
            <text:p>55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642" calcext:value-type="float">
            <text:p>642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6" calcext:value-type="float">
            <text:p>15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19" calcext:value-type="float">
            <text:p>319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46" calcext:value-type="float">
            <text:p>1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number-columns-repeated="2"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5" calcext:value-type="float">
            <text:p>75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0303" calcext:value-type="float">
            <text:p>30,303 </text:p>
          </table:table-cell>
          <table:table-cell table:style-name="ce5" office:value-type="float" office:value="2743" calcext:value-type="float">
            <text:p>2,743 </text:p>
          </table:table-cell>
          <table:table-cell table:style-name="ce5" office:value-type="float" office:value="9888" calcext:value-type="float">
            <text:p>9,888 </text:p>
          </table:table-cell>
          <table:table-cell table:style-name="ce5" office:value-type="float" office:value="610" calcext:value-type="float">
            <text:p>610 </text:p>
          </table:table-cell>
          <table:table-cell table:style-name="ce3" office:value-type="date" office:date-value="2020-05-09" calcext:value-type="date">
            <text:p>May 9 </text:p>
          </table:table-cell>
        </table:table-row>
        <table:table-row table:style-name="ro1">
          <table:table-cell table:style-name="ce3" office:value-type="date" office:date-value="2020-05-10" calcext:value-type="date">
            <text:p>May 10 </text:p>
          </table:table-cell>
          <table:table-cell table:style-name="ce5" office:value-type="float" office:value="11012" calcext:value-type="float">
            <text:p>11,012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721" calcext:value-type="float">
            <text:p>721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3896" calcext:value-type="float">
            <text:p>3,896 </text:p>
          </table:table-cell>
          <table:table-cell table:style-name="ce5" office:value-type="float" office:value="346" calcext:value-type="float">
            <text:p>346 </text:p>
          </table:table-cell>
          <table:table-cell table:style-name="ce5" office:value-type="float" office:value="1083" calcext:value-type="float">
            <text:p>1,083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667" calcext:value-type="float">
            <text:p>667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546" calcext:value-type="float">
            <text:p>1,546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585" calcext:value-type="float">
            <text:p>585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289" calcext:value-type="float">
            <text:p>289 </text:p>
          </table:table-cell>
          <table:table-cell table:style-name="ce5" office:value-type="float" office:value="63" calcext:value-type="float">
            <text:p>63 </text:p>
          </table:table-cell>
          <table:table-cell table:style-name="ce5" table:number-columns-repeated="2"/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656" calcext:value-type="float">
            <text:p>656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872" calcext:value-type="float">
            <text:p>1,87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17" calcext:value-type="float">
            <text:p>17 </text:p>
          </table:table-cell>
          <table:table-cell table:style-name="ce5" table:number-columns-repeated="2"/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522" calcext:value-type="float">
            <text:p>52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4" calcext:value-type="float">
            <text:p>134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number-columns-repeated="2"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8" calcext:value-type="float">
            <text:p>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8" calcext:value-type="float">
            <text:p>8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-99" calcext:value-type="float">
            <text:p>-99 </text:p>
          </table:table-cell>
          <table:table-cell table:style-name="ce5" office:value-type="float" office:value="5475" calcext:value-type="float">
            <text:p>5,475 </text:p>
          </table:table-cell>
          <table:table-cell table:style-name="ce5" office:value-type="float" office:value="10222" calcext:value-type="float">
            <text:p>10,222 </text:p>
          </table:table-cell>
          <table:table-cell table:style-name="ce5" office:value-type="float" office:value="751" calcext:value-type="float">
            <text:p>751 </text:p>
          </table:table-cell>
          <table:table-cell table:style-name="ce3" office:value-type="date" office:date-value="2020-05-10" calcext:value-type="date">
            <text:p>May 10 </text:p>
          </table:table-cell>
        </table:table-row>
        <table:table-row table:style-name="ro1">
          <table:table-cell table:style-name="ce3" office:value-type="date" office:date-value="2020-05-11" calcext:value-type="date">
            <text:p>May 11 </text:p>
          </table:table-cell>
          <table:table-cell table:style-name="ce5" office:value-type="float" office:value="11656" calcext:value-type="float">
            <text:p>11,656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3923" calcext:value-type="float">
            <text:p>3,923 </text:p>
          </table:table-cell>
          <table:table-cell table:style-name="ce5" office:value-type="float" office:value="268" calcext:value-type="float">
            <text:p>268 </text:p>
          </table:table-cell>
          <table:table-cell table:style-name="ce5" office:value-type="float" office:value="802" calcext:value-type="float">
            <text:p>802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542" calcext:value-type="float">
            <text:p>1,542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485" calcext:value-type="float">
            <text:p>485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245" calcext:value-type="float">
            <text:p>24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75" calcext:value-type="float">
            <text:p>17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36" calcext:value-type="float">
            <text:p>236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16" calcext:value-type="float">
            <text:p>416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31" calcext:value-type="float">
            <text:p>231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2" calcext:value-type="float">
            <text:p>82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97" calcext:value-type="float">
            <text:p>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25870" calcext:value-type="float">
            <text:p>25,870 </text:p>
          </table:table-cell>
          <table:table-cell table:style-name="ce5" office:value-type="float" office:value="1552" calcext:value-type="float">
            <text:p>1,552 </text:p>
          </table:table-cell>
          <table:table-cell table:style-name="ce5" office:value-type="float" office:value="10611" calcext:value-type="float">
            <text:p>10,611 </text:p>
          </table:table-cell>
          <table:table-cell table:style-name="ce5" office:value-type="float" office:value="730" calcext:value-type="float">
            <text:p>730 </text:p>
          </table:table-cell>
          <table:table-cell table:style-name="ce3" office:value-type="date" office:date-value="2020-05-11" calcext:value-type="date">
            <text:p>May 11 </text:p>
          </table:table-cell>
        </table:table-row>
        <table:table-row table:style-name="ro1">
          <table:table-cell table:style-name="ce3" office:value-type="date" office:date-value="2020-05-12" calcext:value-type="date">
            <text:p>May 12 </text:p>
          </table:table-cell>
          <table:table-cell table:style-name="ce5" office:value-type="float" office:value="10889" calcext:value-type="float">
            <text:p>10,889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3046" calcext:value-type="float">
            <text:p>3,046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3877" calcext:value-type="float">
            <text:p>3,877 </text:p>
          </table:table-cell>
          <table:table-cell table:style-name="ce5" office:value-type="float" office:value="210" calcext:value-type="float">
            <text:p>210 </text:p>
          </table:table-cell>
          <table:table-cell table:style-name="ce5" office:value-type="float" office:value="744" calcext:value-type="float">
            <text:p>744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116" calcext:value-type="float">
            <text:p>116 </text:p>
          </table:table-cell>
          <table:table-cell table:style-name="ce5" office:value-type="float" office:value="1114" calcext:value-type="float">
            <text:p>1,114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18" calcext:value-type="float">
            <text:p>418 </text:p>
          </table:table-cell>
          <table:table-cell table:style-name="ce5" office:value-type="float" office:value="262" calcext:value-type="float">
            <text:p>262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48" calcext:value-type="float">
            <text:p>348 </text:p>
          </table:table-cell>
          <table:table-cell table:style-name="ce5" office:value-type="float" office:value="31" calcext:value-type="float">
            <text:p>31 </text:p>
          </table:table-cell>
          <table:table-cell table:style-name="ce5" table:number-columns-repeated="2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30" calcext:value-type="float">
            <text:p>33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75" calcext:value-type="float">
            <text:p>37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26" calcext:value-type="float">
            <text:p>226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2" calcext:value-type="float">
            <text:p>2 </text:p>
          </table:table-cell>
          <table:table-cell table:number-columns-repeated="2" table:style-name="ce5" office:value-type="float" office:value="7" calcext:value-type="float">
            <text:p>7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6" calcext:value-type="float">
            <text:p>14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98" calcext:value-type="float">
            <text:p>9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9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26642" calcext:value-type="float">
            <text:p>26,642 </text:p>
          </table:table-cell>
          <table:table-cell table:style-name="ce5" office:value-type="float" office:value="1736" calcext:value-type="float">
            <text:p>1,736 </text:p>
          </table:table-cell>
          <table:table-cell table:style-name="ce5" office:value-type="float" office:value="6760" calcext:value-type="float">
            <text:p>6,760 </text:p>
          </table:table-cell>
          <table:table-cell table:style-name="ce5" office:value-type="float" office:value="496" calcext:value-type="float">
            <text:p>496 </text:p>
          </table:table-cell>
          <table:table-cell table:style-name="ce3" office:value-type="date" office:date-value="2020-05-12" calcext:value-type="date">
            <text:p>May 12 </text:p>
          </table:table-cell>
        </table:table-row>
        <table:table-row table:style-name="ro1">
          <table:table-cell table:style-name="ce3" office:value-type="date" office:date-value="2020-05-13" calcext:value-type="date">
            <text:p>May 13 </text:p>
          </table:table-cell>
          <table:table-cell table:style-name="ce3" table:number-columns-repeated="2"/>
          <table:table-cell table:style-name="ce5" table:number-columns-repeated="124"/>
          <table:table-cell table:style-name="ce3" office:value-type="date" office:date-value="2020-05-13" calcext:value-type="date">
            <text:p>May 13 </text:p>
          </table:table-cell>
        </table:table-row>
        <table:table-row table:style-name="ro1" table:number-rows-repeated="22">
          <table:table-cell table:style-name="ce3" table:number-columns-repeated="3"/>
          <table:table-cell table:style-name="ce5" table:number-columns-repeated="124"/>
          <table:table-cell table:style-name="ce3"/>
        </table:table-row>
        <table:table-row table:style-name="ro1" table:number-rows-repeated="1048437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  <number:text> </number:text>
    </number:date-style>
    <number:number-style style:name="N122" number:title="User-defined">
      <number:number number:decimal-places="0" loext:min-decimal-places="0" number:min-integer-digits="1" number:grouping="true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6:48:47.91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9:34:47.567000000</meta:creation-date>
    <dc:title>Arkusz</dc:title>
    <meta:editing-duration>PT5H8M5S</meta:editing-duration>
    <meta:editing-cycles>58</meta:editing-cycles>
    <meta:generator>LibreOffice/6.4.3.2$Windows_X86_64 LibreOffice_project/747b5d0ebf89f41c860ec2a39efd7cb15b54f2d8</meta:generator>
    <dc:date>2020-05-13T17:10:34.130000000</dc:date>
    <meta:document-statistic meta:table-count="1" meta:cell-count="6508" meta:object-count="0"/>
    <meta:template xlink:type="simple" xlink:actuate="onRequest" xlink:title="Arkusz" xlink:href="file:///C:/Users/witek/AppData/Roaming/LibreOffice/4/user/template/Arkusz.ots" meta:date="2020-04-09T19:34:47.348000000"/>
  </office:meta>
</office:document-meta>
</file>